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ateofclimb85knot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timestamp</text:p>
          </table:table-cell>
          <table:table-cell table:style-name="ce2" office:value-type="string" calcext:value-type="string">
            <text:p>asi</text:p>
          </table:table-cell>
          <table:table-cell table:style-name="ce2" office:value-type="string" calcext:value-type="string">
            <text:p>vsi</text:p>
          </table:table-cell>
          <table:table-cell table:style-name="ce2" office:value-type="string" calcext:value-type="string">
            <text:p>pAltitude</text:p>
          </table:table-cell>
          <table:table-cell table:style-name="ce2" office:value-type="string" calcext:value-type="string">
            <text:p>cht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2797" calcext:value-type="float">
            <text:p>485952797</text:p>
          </table:table-cell>
          <table:table-cell table:number-columns-repeated="3"/>
          <table:table-cell office:value-type="string" calcext:value-type="string">
            <text:p>[246.2, 257.0, 293.0, 255.2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2797" calcext:value-type="float">
            <text:p>485952797</text:p>
          </table:table-cell>
          <table:table-cell office:value-type="float" office:value="39.0928725701944" calcext:value-type="float">
            <text:p>39.0928725701944</text:p>
          </table:table-cell>
          <table:table-cell office:value-type="float" office:value="74" calcext:value-type="float">
            <text:p>74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2797" calcext:value-type="float">
            <text:p>485952797</text:p>
          </table:table-cell>
          <table:table-cell office:value-type="float" office:value="37.3650107991361" calcext:value-type="float">
            <text:p>37.3650107991361</text:p>
          </table:table-cell>
          <table:table-cell office:value-type="float" office:value="156" calcext:value-type="float">
            <text:p>156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2797" calcext:value-type="float">
            <text:p>485952797</text:p>
          </table:table-cell>
          <table:table-cell table:number-columns-repeated="3"/>
          <table:table-cell office:value-type="string" calcext:value-type="string">
            <text:p>[246.2, 257.0, 293.0, 255.2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2797" calcext:value-type="float">
            <text:p>485952797</text:p>
          </table:table-cell>
          <table:table-cell office:value-type="float" office:value="39.0928725701944" calcext:value-type="float">
            <text:p>39.0928725701944</text:p>
          </table:table-cell>
          <table:table-cell office:value-type="float" office:value="74" calcext:value-type="float">
            <text:p>74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office:value-type="float" office:value="51.2419006479482" calcext:value-type="float">
            <text:p>51.2419006479482</text:p>
          </table:table-cell>
          <table:table-cell office:value-type="float" office:value="35" calcext:value-type="float">
            <text:p>35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table:number-columns-repeated="3"/>
          <table:table-cell office:value-type="string" calcext:value-type="string">
            <text:p>[255.2, 260.6, 300.2, 266.0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office:value-type="float" office:value="53.8336933045356" calcext:value-type="float">
            <text:p>53.8336933045356</text:p>
          </table:table-cell>
          <table:table-cell office:value-type="float" office:value="98" calcext:value-type="float">
            <text:p>98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table:number-columns-repeated="3"/>
          <table:table-cell office:value-type="string" calcext:value-type="string">
            <text:p>[251.6, 257.0, 296.6, 258.8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table:number-columns-repeated="3"/>
          <table:table-cell office:value-type="string" calcext:value-type="string">
            <text:p>[255.2, 260.6, 300.2, 266.0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office:value-type="float" office:value="53.8336933045356" calcext:value-type="float">
            <text:p>53.8336933045356</text:p>
          </table:table-cell>
          <table:table-cell office:value-type="float" office:value="98" calcext:value-type="float">
            <text:p>98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2801" calcext:value-type="float">
            <text:p>485952801</text:p>
          </table:table-cell>
          <table:table-cell table:number-columns-repeated="3"/>
          <table:table-cell office:value-type="string" calcext:value-type="string">
            <text:p>[251.6, 257.0, 296.6, 258.8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2805" calcext:value-type="float">
            <text:p>485952805</text:p>
          </table:table-cell>
          <table:table-cell table:number-columns-repeated="3"/>
          <table:table-cell office:value-type="string" calcext:value-type="string">
            <text:p>[249.8, 266.0, 300.2, 260.6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2805" calcext:value-type="float">
            <text:p>485952805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174" calcext:value-type="float">
            <text:p>174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2805" calcext:value-type="float">
            <text:p>485952805</text:p>
          </table:table-cell>
          <table:table-cell table:number-columns-repeated="3"/>
          <table:table-cell office:value-type="string" calcext:value-type="string">
            <text:p>[248.0, 266.0, 300.2, 266.0]</text:p>
          </table:table-cell>
          <table:table-cell table:number-columns-repeated="1018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2807" calcext:value-type="float">
            <text:p>48595280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214" calcext:value-type="float">
            <text:p>214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2807" calcext:value-type="float">
            <text:p>485952807</text:p>
          </table:table-cell>
          <table:table-cell table:number-columns-repeated="3"/>
          <table:table-cell office:value-type="string" calcext:value-type="string">
            <text:p>[249.8, 260.6, 298.4, 264.2]</text:p>
          </table:table-cell>
          <table:table-cell table:number-columns-repeated="1018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2807" calcext:value-type="float">
            <text:p>48595280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22" calcext:value-type="float">
            <text:p>22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2807" calcext:value-type="float">
            <text:p>48595280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214" calcext:value-type="float">
            <text:p>214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2807" calcext:value-type="float">
            <text:p>485952807</text:p>
          </table:table-cell>
          <table:table-cell table:number-columns-repeated="3"/>
          <table:table-cell office:value-type="string" calcext:value-type="string">
            <text:p>[249.8, 260.6, 298.4, 264.2]</text:p>
          </table:table-cell>
          <table:table-cell table:number-columns-repeated="1018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2807" calcext:value-type="float">
            <text:p>48595280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22" calcext:value-type="float">
            <text:p>22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2811" calcext:value-type="float">
            <text:p>48595281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2" calcext:value-type="float">
            <text:p>-12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2811" calcext:value-type="float">
            <text:p>485952811</text:p>
          </table:table-cell>
          <table:table-cell table:number-columns-repeated="3"/>
          <table:table-cell office:value-type="string" calcext:value-type="string">
            <text:p>[258.8, 271.4, 312.8, 266.0]</text:p>
          </table:table-cell>
          <table:table-cell table:number-columns-repeated="1018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2811" calcext:value-type="float">
            <text:p>48595281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2" calcext:value-type="float">
            <text:p>-12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2811" calcext:value-type="float">
            <text:p>485952811</text:p>
          </table:table-cell>
          <table:table-cell table:number-columns-repeated="3"/>
          <table:table-cell office:value-type="string" calcext:value-type="string">
            <text:p>[258.8, 271.4, 312.8, 266.0]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5952815" calcext:value-type="float">
            <text:p>48595281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5952815" calcext:value-type="float">
            <text:p>485952815</text:p>
          </table:table-cell>
          <table:table-cell table:number-columns-repeated="3"/>
          <table:table-cell office:value-type="string" calcext:value-type="string">
            <text:p>[258.8, 273.2, 314.6, 273.2]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5952815" calcext:value-type="float">
            <text:p>48595281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643" calcext:value-type="float">
            <text:p>643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5952817" calcext:value-type="float">
            <text:p>485952817</text:p>
          </table:table-cell>
          <table:table-cell table:number-columns-repeated="3"/>
          <table:table-cell office:value-type="string" calcext:value-type="string">
            <text:p>[264.2, 275.0, 314.6, 271.4]</text:p>
          </table:table-cell>
          <table:table-cell table:number-columns-repeated="1018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5952817" calcext:value-type="float">
            <text:p>48595281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834" calcext:value-type="float">
            <text:p>834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5952817" calcext:value-type="float">
            <text:p>48595281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987" calcext:value-type="float">
            <text:p>987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5952817" calcext:value-type="float">
            <text:p>485952817</text:p>
          </table:table-cell>
          <table:table-cell table:number-columns-repeated="3"/>
          <table:table-cell office:value-type="string" calcext:value-type="string">
            <text:p>[264.2, 275.0, 314.6, 271.4]</text:p>
          </table:table-cell>
          <table:table-cell table:number-columns-repeated="1018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5952817" calcext:value-type="float">
            <text:p>48595281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834" calcext:value-type="float">
            <text:p>834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485952817" calcext:value-type="float">
            <text:p>48595281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987" calcext:value-type="float">
            <text:p>987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5952821" calcext:value-type="float">
            <text:p>48595282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411" calcext:value-type="float">
            <text:p>1411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5952821" calcext:value-type="float">
            <text:p>485952821</text:p>
          </table:table-cell>
          <table:table-cell table:number-columns-repeated="3"/>
          <table:table-cell office:value-type="string" calcext:value-type="string">
            <text:p>[269.6, 282.2, 325.4, 275.0]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5952821" calcext:value-type="float">
            <text:p>48595282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619" calcext:value-type="float">
            <text:p>1619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5952821" calcext:value-type="float">
            <text:p>48595282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411" calcext:value-type="float">
            <text:p>1411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5952821" calcext:value-type="float">
            <text:p>485952821</text:p>
          </table:table-cell>
          <table:table-cell table:number-columns-repeated="3"/>
          <table:table-cell office:value-type="string" calcext:value-type="string">
            <text:p>[269.6, 282.2, 325.4, 275.0]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5952821" calcext:value-type="float">
            <text:p>48595282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619" calcext:value-type="float">
            <text:p>1619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5952825" calcext:value-type="float">
            <text:p>48595282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530" calcext:value-type="float">
            <text:p>1530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5952825" calcext:value-type="float">
            <text:p>485952825</text:p>
          </table:table-cell>
          <table:table-cell table:number-columns-repeated="3"/>
          <table:table-cell office:value-type="string" calcext:value-type="string">
            <text:p>[276.8, 287.6, 336.2, 282.2]</text:p>
          </table:table-cell>
          <table:table-cell table:number-columns-repeated="1018"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5952825" calcext:value-type="float">
            <text:p>48595282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609" calcext:value-type="float">
            <text:p>1609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653" calcext:value-type="float">
            <text:p>1653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table:number-columns-repeated="3"/>
          <table:table-cell office:value-type="string" calcext:value-type="string">
            <text:p>[278.6, 287.6, 338.0, 282.2]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table:number-columns-repeated="3"/>
          <table:table-cell office:value-type="string" calcext:value-type="string">
            <text:p>[269.6, 284.0, 330.8, 278.6]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262" calcext:value-type="float">
            <text:p>1262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653" calcext:value-type="float">
            <text:p>1653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table:number-columns-repeated="3"/>
          <table:table-cell office:value-type="string" calcext:value-type="string">
            <text:p>[278.6, 287.6, 338.0, 282.2]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table:number-columns-repeated="3"/>
          <table:table-cell office:value-type="string" calcext:value-type="string">
            <text:p>[269.6, 284.0, 330.8, 278.6]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2827" calcext:value-type="float">
            <text:p>485952827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262" calcext:value-type="float">
            <text:p>1262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5952836" calcext:value-type="float">
            <text:p>48595283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591" calcext:value-type="float">
            <text:p>1591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5952836" calcext:value-type="float">
            <text:p>485952836</text:p>
          </table:table-cell>
          <table:table-cell table:number-columns-repeated="3"/>
          <table:table-cell office:value-type="string" calcext:value-type="string">
            <text:p>[275.0, 285.8, 334.4, 280.4]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5952836" calcext:value-type="float">
            <text:p>48595283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591" calcext:value-type="float">
            <text:p>1591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5952836" calcext:value-type="float">
            <text:p>485952836</text:p>
          </table:table-cell>
          <table:table-cell table:number-columns-repeated="3"/>
          <table:table-cell office:value-type="string" calcext:value-type="string">
            <text:p>[275.0, 285.8, 334.4, 280.4]</text:p>
          </table:table-cell>
          <table:table-cell table:number-columns-repeated="1018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2840" calcext:value-type="float">
            <text:p>48595284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169" calcext:value-type="float">
            <text:p>1169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2840" calcext:value-type="float">
            <text:p>485952840</text:p>
          </table:table-cell>
          <table:table-cell table:number-columns-repeated="3"/>
          <table:table-cell office:value-type="string" calcext:value-type="string">
            <text:p>[280.4, 287.6, 345.2, 280.4]</text:p>
          </table:table-cell>
          <table:table-cell table:number-columns-repeated="1018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2840" calcext:value-type="float">
            <text:p>48595284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02" calcext:value-type="float">
            <text:p>1202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5952842" calcext:value-type="float">
            <text:p>485952842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821" calcext:value-type="float">
            <text:p>821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5952842" calcext:value-type="float">
            <text:p>485952842</text:p>
          </table:table-cell>
          <table:table-cell table:number-columns-repeated="3"/>
          <table:table-cell office:value-type="string" calcext:value-type="string">
            <text:p>[285.8, 291.2, 347.0, 285.8]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5952842" calcext:value-type="float">
            <text:p>485952842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048" calcext:value-type="float">
            <text:p>1048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5952842" calcext:value-type="float">
            <text:p>485952842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821" calcext:value-type="float">
            <text:p>821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5952842" calcext:value-type="float">
            <text:p>485952842</text:p>
          </table:table-cell>
          <table:table-cell table:number-columns-repeated="3"/>
          <table:table-cell office:value-type="string" calcext:value-type="string">
            <text:p>[285.8, 291.2, 347.0, 285.8]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5952842" calcext:value-type="float">
            <text:p>485952842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048" calcext:value-type="float">
            <text:p>1048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float" office:value="0.816666666666667" calcext:value-type="float">
            <text:p>0.816666666666667</text:p>
          </table:table-cell>
          <table:table-cell office:value-type="float" office:value="485952846" calcext:value-type="float">
            <text:p>48595284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394" calcext:value-type="float">
            <text:p>1394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float" office:value="0.816666666666667" calcext:value-type="float">
            <text:p>0.816666666666667</text:p>
          </table:table-cell>
          <table:table-cell office:value-type="float" office:value="485952846" calcext:value-type="float">
            <text:p>485952846</text:p>
          </table:table-cell>
          <table:table-cell table:number-columns-repeated="3"/>
          <table:table-cell office:value-type="string" calcext:value-type="string">
            <text:p>[285.8, 294.8, 350.6, 282.2]</text:p>
          </table:table-cell>
          <table:table-cell table:number-columns-repeated="1018"/>
        </table:table-row>
        <table:table-row table:style-name="ro1">
          <table:table-cell office:value-type="float" office:value="0.816666666666667" calcext:value-type="float">
            <text:p>0.816666666666667</text:p>
          </table:table-cell>
          <table:table-cell office:value-type="float" office:value="485952846" calcext:value-type="float">
            <text:p>485952846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123" calcext:value-type="float">
            <text:p>1123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float" office:value="0.816666666666667" calcext:value-type="float">
            <text:p>0.816666666666667</text:p>
          </table:table-cell>
          <table:table-cell office:value-type="float" office:value="485952846" calcext:value-type="float">
            <text:p>48595284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394" calcext:value-type="float">
            <text:p>1394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float" office:value="0.816666666666667" calcext:value-type="float">
            <text:p>0.816666666666667</text:p>
          </table:table-cell>
          <table:table-cell office:value-type="float" office:value="485952846" calcext:value-type="float">
            <text:p>485952846</text:p>
          </table:table-cell>
          <table:table-cell table:number-columns-repeated="3"/>
          <table:table-cell office:value-type="string" calcext:value-type="string">
            <text:p>[285.8, 294.8, 350.6, 282.2]</text:p>
          </table:table-cell>
          <table:table-cell table:number-columns-repeated="1018"/>
        </table:table-row>
        <table:table-row table:style-name="ro1">
          <table:table-cell office:value-type="float" office:value="0.883333333333333" calcext:value-type="float">
            <text:p>0.883333333333333</text:p>
          </table:table-cell>
          <table:table-cell office:value-type="float" office:value="485952850" calcext:value-type="float">
            <text:p>48595285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27" calcext:value-type="float">
            <text:p>1327</text:p>
          </table:table-cell>
          <table:table-cell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office:value-type="float" office:value="0.883333333333333" calcext:value-type="float">
            <text:p>0.883333333333333</text:p>
          </table:table-cell>
          <table:table-cell office:value-type="float" office:value="485952850" calcext:value-type="float">
            <text:p>485952850</text:p>
          </table:table-cell>
          <table:table-cell table:number-columns-repeated="3"/>
          <table:table-cell office:value-type="string" calcext:value-type="string">
            <text:p>[289.4, 293.0, 352.4, 291.2]</text:p>
          </table:table-cell>
          <table:table-cell table:number-columns-repeated="1018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2852" calcext:value-type="float">
            <text:p>485952852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181" calcext:value-type="float">
            <text:p>1181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2852" calcext:value-type="float">
            <text:p>485952852</text:p>
          </table:table-cell>
          <table:table-cell table:number-columns-repeated="3"/>
          <table:table-cell office:value-type="string" calcext:value-type="string">
            <text:p>[289.4, 296.6, 354.2, 289.4]</text:p>
          </table:table-cell>
          <table:table-cell table:number-columns-repeated="1018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2852" calcext:value-type="float">
            <text:p>485952852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145" calcext:value-type="float">
            <text:p>1145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2852" calcext:value-type="float">
            <text:p>485952852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181" calcext:value-type="float">
            <text:p>1181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2852" calcext:value-type="float">
            <text:p>485952852</text:p>
          </table:table-cell>
          <table:table-cell table:number-columns-repeated="3"/>
          <table:table-cell office:value-type="string" calcext:value-type="string">
            <text:p>[289.4, 296.6, 354.2, 289.4]</text:p>
          </table:table-cell>
          <table:table-cell table:number-columns-repeated="1018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2852" calcext:value-type="float">
            <text:p>485952852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145" calcext:value-type="float">
            <text:p>1145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2856" calcext:value-type="float">
            <text:p>48595285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835" calcext:value-type="float">
            <text:p>835</text:p>
          </table:table-cell>
          <table:table-cell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2856" calcext:value-type="float">
            <text:p>485952856</text:p>
          </table:table-cell>
          <table:table-cell table:number-columns-repeated="3"/>
          <table:table-cell office:value-type="string" calcext:value-type="string">
            <text:p>[291.2, 300.2, 361.4, 294.8]</text:p>
          </table:table-cell>
          <table:table-cell table:number-columns-repeated="1018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2856" calcext:value-type="float">
            <text:p>48595285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785" calcext:value-type="float">
            <text:p>78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2858" calcext:value-type="float">
            <text:p>485952858</text:p>
          </table:table-cell>
          <table:table-cell table:number-columns-repeated="3"/>
          <table:table-cell office:value-type="string" calcext:value-type="string">
            <text:p>[293.0, 300.2, 357.8, 294.8]</text:p>
          </table:table-cell>
          <table:table-cell table:number-columns-repeated="1018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2858" calcext:value-type="float">
            <text:p>48595285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20" calcext:value-type="float">
            <text:p>720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2858" calcext:value-type="float">
            <text:p>485952858</text:p>
          </table:table-cell>
          <table:table-cell table:number-columns-repeated="3"/>
          <table:table-cell office:value-type="string" calcext:value-type="string">
            <text:p>[293.0, 300.2, 365.0, 294.8]</text:p>
          </table:table-cell>
          <table:table-cell table:number-columns-repeated="1018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2858" calcext:value-type="float">
            <text:p>48595285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20" calcext:value-type="float">
            <text:p>720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2858" calcext:value-type="float">
            <text:p>485952858</text:p>
          </table:table-cell>
          <table:table-cell table:number-columns-repeated="3"/>
          <table:table-cell office:value-type="string" calcext:value-type="string">
            <text:p>[293.0, 300.2, 365.0, 294.8]</text:p>
          </table:table-cell>
          <table:table-cell table:number-columns-repeated="1018"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5952862" calcext:value-type="float">
            <text:p>48595286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618" calcext:value-type="float">
            <text:p>618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5952862" calcext:value-type="float">
            <text:p>485952862</text:p>
          </table:table-cell>
          <table:table-cell table:number-columns-repeated="3"/>
          <table:table-cell office:value-type="string" calcext:value-type="string">
            <text:p>[294.8, 300.2, 365.0, 296.6]</text:p>
          </table:table-cell>
          <table:table-cell table:number-columns-repeated="1018"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5952862" calcext:value-type="float">
            <text:p>485952862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594" calcext:value-type="float">
            <text:p>594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5952862" calcext:value-type="float">
            <text:p>48595286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618" calcext:value-type="float">
            <text:p>618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5952862" calcext:value-type="float">
            <text:p>485952862</text:p>
          </table:table-cell>
          <table:table-cell table:number-columns-repeated="3"/>
          <table:table-cell office:value-type="string" calcext:value-type="string">
            <text:p>[294.8, 300.2, 365.0, 296.6]</text:p>
          </table:table-cell>
          <table:table-cell table:number-columns-repeated="1018"/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485952862" calcext:value-type="float">
            <text:p>485952862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594" calcext:value-type="float">
            <text:p>594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2867" calcext:value-type="float">
            <text:p>48595286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569" calcext:value-type="float">
            <text:p>569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2867" calcext:value-type="float">
            <text:p>485952867</text:p>
          </table:table-cell>
          <table:table-cell table:number-columns-repeated="3"/>
          <table:table-cell office:value-type="string" calcext:value-type="string">
            <text:p>[303.8, 307.4, 374.0, 300.2]</text:p>
          </table:table-cell>
          <table:table-cell table:number-columns-repeated="1018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2867" calcext:value-type="float">
            <text:p>48595286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434" calcext:value-type="float">
            <text:p>434</text:p>
          </table:table-cell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2867" calcext:value-type="float">
            <text:p>485952867</text:p>
          </table:table-cell>
          <table:table-cell table:number-columns-repeated="3"/>
          <table:table-cell office:value-type="string" calcext:value-type="string">
            <text:p>[303.8, 307.4, 370.4, 298.4]</text:p>
          </table:table-cell>
          <table:table-cell table:number-columns-repeated="101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952869" calcext:value-type="float">
            <text:p>485952869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786" calcext:value-type="float">
            <text:p>786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952869" calcext:value-type="float">
            <text:p>485952869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833" calcext:value-type="float">
            <text:p>833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952869" calcext:value-type="float">
            <text:p>485952869</text:p>
          </table:table-cell>
          <table:table-cell table:number-columns-repeated="3"/>
          <table:table-cell office:value-type="string" calcext:value-type="string">
            <text:p>[296.6, 302.0, 370.4, 298.4]</text:p>
          </table:table-cell>
          <table:table-cell table:number-columns-repeated="101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952869" calcext:value-type="float">
            <text:p>485952869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786" calcext:value-type="float">
            <text:p>786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952869" calcext:value-type="float">
            <text:p>485952869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833" calcext:value-type="float">
            <text:p>833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952869" calcext:value-type="float">
            <text:p>485952869</text:p>
          </table:table-cell>
          <table:table-cell table:number-columns-repeated="3"/>
          <table:table-cell office:value-type="string" calcext:value-type="string">
            <text:p>[296.6, 302.0, 370.4, 298.4]</text:p>
          </table:table-cell>
          <table:table-cell table:number-columns-repeated="1018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2872" calcext:value-type="float">
            <text:p>485952872</text:p>
          </table:table-cell>
          <table:table-cell table:number-columns-repeated="3"/>
          <table:table-cell office:value-type="string" calcext:value-type="string">
            <text:p>[298.4, 309.2, 372.2, 302.0]</text:p>
          </table:table-cell>
          <table:table-cell table:number-columns-repeated="1018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2872" calcext:value-type="float">
            <text:p>485952872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622" calcext:value-type="float">
            <text:p>622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2872" calcext:value-type="float">
            <text:p>485952872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610" calcext:value-type="float">
            <text:p>610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2872" calcext:value-type="float">
            <text:p>485952872</text:p>
          </table:table-cell>
          <table:table-cell table:number-columns-repeated="3"/>
          <table:table-cell office:value-type="string" calcext:value-type="string">
            <text:p>[298.4, 309.2, 372.2, 302.0]</text:p>
          </table:table-cell>
          <table:table-cell table:number-columns-repeated="1018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2872" calcext:value-type="float">
            <text:p>485952872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622" calcext:value-type="float">
            <text:p>622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2872" calcext:value-type="float">
            <text:p>485952872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610" calcext:value-type="float">
            <text:p>610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2877" calcext:value-type="float">
            <text:p>485952877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503" calcext:value-type="float">
            <text:p>503</text:p>
          </table:table-cell>
          <table:table-cell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2877" calcext:value-type="float">
            <text:p>485952877</text:p>
          </table:table-cell>
          <table:table-cell table:number-columns-repeated="3"/>
          <table:table-cell office:value-type="string" calcext:value-type="string">
            <text:p>[300.2, 300.2, 370.4, 300.2]</text:p>
          </table:table-cell>
          <table:table-cell table:number-columns-repeated="1018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2877" calcext:value-type="float">
            <text:p>48595287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770" calcext:value-type="float">
            <text:p>770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1.36666666666667" calcext:value-type="float">
            <text:p>1.36666666666667</text:p>
          </table:table-cell>
          <table:table-cell office:value-type="float" office:value="485952879" calcext:value-type="float">
            <text:p>485952879</text:p>
          </table:table-cell>
          <table:table-cell table:number-columns-repeated="3"/>
          <table:table-cell office:value-type="string" calcext:value-type="string">
            <text:p>[302.0, 307.4, 375.8, 305.6]</text:p>
          </table:table-cell>
          <table:table-cell table:number-columns-repeated="1018"/>
        </table:table-row>
        <table:table-row table:style-name="ro1">
          <table:table-cell office:value-type="float" office:value="1.36666666666667" calcext:value-type="float">
            <text:p>1.36666666666667</text:p>
          </table:table-cell>
          <table:table-cell office:value-type="float" office:value="485952879" calcext:value-type="float">
            <text:p>48595287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24" calcext:value-type="float">
            <text:p>724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float" office:value="1.36666666666667" calcext:value-type="float">
            <text:p>1.36666666666667</text:p>
          </table:table-cell>
          <table:table-cell office:value-type="float" office:value="485952879" calcext:value-type="float">
            <text:p>485952879</text:p>
          </table:table-cell>
          <table:table-cell table:number-columns-repeated="3"/>
          <table:table-cell office:value-type="string" calcext:value-type="string">
            <text:p>[298.4, 302.0, 370.4, 296.6]</text:p>
          </table:table-cell>
          <table:table-cell table:number-columns-repeated="1018"/>
        </table:table-row>
        <table:table-row table:style-name="ro1">
          <table:table-cell office:value-type="float" office:value="1.36666666666667" calcext:value-type="float">
            <text:p>1.36666666666667</text:p>
          </table:table-cell>
          <table:table-cell office:value-type="float" office:value="485952879" calcext:value-type="float">
            <text:p>485952879</text:p>
          </table:table-cell>
          <table:table-cell table:number-columns-repeated="3"/>
          <table:table-cell office:value-type="string" calcext:value-type="string">
            <text:p>[302.0, 307.4, 375.8, 305.6]</text:p>
          </table:table-cell>
          <table:table-cell table:number-columns-repeated="1018"/>
        </table:table-row>
        <table:table-row table:style-name="ro1">
          <table:table-cell office:value-type="float" office:value="1.36666666666667" calcext:value-type="float">
            <text:p>1.36666666666667</text:p>
          </table:table-cell>
          <table:table-cell office:value-type="float" office:value="485952879" calcext:value-type="float">
            <text:p>48595287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24" calcext:value-type="float">
            <text:p>724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float" office:value="1.36666666666667" calcext:value-type="float">
            <text:p>1.36666666666667</text:p>
          </table:table-cell>
          <table:table-cell office:value-type="float" office:value="485952879" calcext:value-type="float">
            <text:p>485952879</text:p>
          </table:table-cell>
          <table:table-cell table:number-columns-repeated="3"/>
          <table:table-cell office:value-type="string" calcext:value-type="string">
            <text:p>[298.4, 302.0, 370.4, 296.6]</text:p>
          </table:table-cell>
          <table:table-cell table:number-columns-repeated="1018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2883" calcext:value-type="float">
            <text:p>485952883</text:p>
          </table:table-cell>
          <table:table-cell table:number-columns-repeated="3"/>
          <table:table-cell office:value-type="string" calcext:value-type="string">
            <text:p>[309.2, 307.4, 375.8, 309.2]</text:p>
          </table:table-cell>
          <table:table-cell table:number-columns-repeated="1018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2883" calcext:value-type="float">
            <text:p>48595288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608" calcext:value-type="float">
            <text:p>608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2883" calcext:value-type="float">
            <text:p>485952883</text:p>
          </table:table-cell>
          <table:table-cell table:number-columns-repeated="3"/>
          <table:table-cell office:value-type="string" calcext:value-type="string">
            <text:p>[309.2, 307.4, 375.8, 309.2]</text:p>
          </table:table-cell>
          <table:table-cell table:number-columns-repeated="1018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2883" calcext:value-type="float">
            <text:p>48595288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608" calcext:value-type="float">
            <text:p>608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2887" calcext:value-type="float">
            <text:p>485952887</text:p>
          </table:table-cell>
          <table:table-cell table:number-columns-repeated="3"/>
          <table:table-cell office:value-type="string" calcext:value-type="string">
            <text:p>[311.0, 307.4, 377.6, 305.6]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2887" calcext:value-type="float">
            <text:p>48595288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311" calcext:value-type="float">
            <text:p>311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2887" calcext:value-type="float">
            <text:p>485952887</text:p>
          </table:table-cell>
          <table:table-cell table:number-columns-repeated="3"/>
          <table:table-cell office:value-type="string" calcext:value-type="string">
            <text:p>[311.0, 307.4, 377.6, 305.6]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2887" calcext:value-type="float">
            <text:p>48595288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311" calcext:value-type="float">
            <text:p>311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5952891" calcext:value-type="float">
            <text:p>485952891</text:p>
          </table:table-cell>
          <table:table-cell table:number-columns-repeated="3"/>
          <table:table-cell office:value-type="string" calcext:value-type="string">
            <text:p>[305.6, 302.0, 379.4, 305.6]</text:p>
          </table:table-cell>
          <table:table-cell table:number-columns-repeated="1018"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5952891" calcext:value-type="float">
            <text:p>485952891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38" calcext:value-type="float">
            <text:p>38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2897" calcext:value-type="float">
            <text:p>485952897</text:p>
          </table:table-cell>
          <table:table-cell table:number-columns-repeated="3"/>
          <table:table-cell office:value-type="string" calcext:value-type="string">
            <text:p>[307.4, 307.4, 379.4, 309.2]</text:p>
          </table:table-cell>
          <table:table-cell table:number-columns-repeated="1018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2897" calcext:value-type="float">
            <text:p>485952897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0" calcext:value-type="float">
            <text:p>-20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2897" calcext:value-type="float">
            <text:p>485952897</text:p>
          </table:table-cell>
          <table:table-cell table:number-columns-repeated="3"/>
          <table:table-cell office:value-type="string" calcext:value-type="string">
            <text:p>[302.0, 305.6, 379.4, 311.0]</text:p>
          </table:table-cell>
          <table:table-cell table:number-columns-repeated="1018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2897" calcext:value-type="float">
            <text:p>48595289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30" calcext:value-type="float">
            <text:p>-30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2899" calcext:value-type="float">
            <text:p>485952899</text:p>
          </table:table-cell>
          <table:table-cell table:number-columns-repeated="3"/>
          <table:table-cell office:value-type="string" calcext:value-type="string">
            <text:p>[305.6, 302.0, 372.2, 305.6]</text:p>
          </table:table-cell>
          <table:table-cell table:number-columns-repeated="101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2899" calcext:value-type="float">
            <text:p>485952899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46" calcext:value-type="float">
            <text:p>146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2899" calcext:value-type="float">
            <text:p>485952899</text:p>
          </table:table-cell>
          <table:table-cell table:number-columns-repeated="3"/>
          <table:table-cell office:value-type="string" calcext:value-type="string">
            <text:p>[305.6, 302.0, 372.2, 305.6]</text:p>
          </table:table-cell>
          <table:table-cell table:number-columns-repeated="101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2899" calcext:value-type="float">
            <text:p>485952899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46" calcext:value-type="float">
            <text:p>146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2903" calcext:value-type="float">
            <text:p>48595290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288" calcext:value-type="float">
            <text:p>-288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2903" calcext:value-type="float">
            <text:p>485952903</text:p>
          </table:table-cell>
          <table:table-cell table:number-columns-repeated="3"/>
          <table:table-cell office:value-type="string" calcext:value-type="string">
            <text:p>[305.6, 309.2, 379.4, 305.6]</text:p>
          </table:table-cell>
          <table:table-cell table:number-columns-repeated="1018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2903" calcext:value-type="float">
            <text:p>48595290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42" calcext:value-type="float">
            <text:p>42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2903" calcext:value-type="float">
            <text:p>48595290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288" calcext:value-type="float">
            <text:p>-288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2903" calcext:value-type="float">
            <text:p>485952903</text:p>
          </table:table-cell>
          <table:table-cell table:number-columns-repeated="3"/>
          <table:table-cell office:value-type="string" calcext:value-type="string">
            <text:p>[305.6, 309.2, 379.4, 305.6]</text:p>
          </table:table-cell>
          <table:table-cell table:number-columns-repeated="1018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2903" calcext:value-type="float">
            <text:p>48595290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42" calcext:value-type="float">
            <text:p>42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5952907" calcext:value-type="float">
            <text:p>48595290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277" calcext:value-type="float">
            <text:p>-277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5952907" calcext:value-type="float">
            <text:p>485952907</text:p>
          </table:table-cell>
          <table:table-cell table:number-columns-repeated="3"/>
          <table:table-cell office:value-type="string" calcext:value-type="string">
            <text:p>[312.8, 305.6, 384.8, 307.4]</text:p>
          </table:table-cell>
          <table:table-cell table:number-columns-repeated="1018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5952907" calcext:value-type="float">
            <text:p>48595290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65" calcext:value-type="float">
            <text:p>-65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2909" calcext:value-type="float">
            <text:p>48595290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52" calcext:value-type="float">
            <text:p>-52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2909" calcext:value-type="float">
            <text:p>485952909</text:p>
          </table:table-cell>
          <table:table-cell table:number-columns-repeated="3"/>
          <table:table-cell office:value-type="string" calcext:value-type="string">
            <text:p>[307.4, 302.0, 379.4, 305.6]</text:p>
          </table:table-cell>
          <table:table-cell table:number-columns-repeated="1018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2909" calcext:value-type="float">
            <text:p>48595290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459" calcext:value-type="float">
            <text:p>-459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2909" calcext:value-type="float">
            <text:p>48595290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52" calcext:value-type="float">
            <text:p>-52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2909" calcext:value-type="float">
            <text:p>485952909</text:p>
          </table:table-cell>
          <table:table-cell table:number-columns-repeated="3"/>
          <table:table-cell office:value-type="string" calcext:value-type="string">
            <text:p>[307.4, 302.0, 379.4, 305.6]</text:p>
          </table:table-cell>
          <table:table-cell table:number-columns-repeated="1018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2909" calcext:value-type="float">
            <text:p>48595290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459" calcext:value-type="float">
            <text:p>-459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5952914" calcext:value-type="float">
            <text:p>48595291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48" calcext:value-type="float">
            <text:p>-48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5952914" calcext:value-type="float">
            <text:p>485952914</text:p>
          </table:table-cell>
          <table:table-cell table:number-columns-repeated="3"/>
          <table:table-cell office:value-type="string" calcext:value-type="string">
            <text:p>[307.4, 298.4, 383.0, 305.6]</text:p>
          </table:table-cell>
          <table:table-cell table:number-columns-repeated="1018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5952914" calcext:value-type="float">
            <text:p>48595291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62" calcext:value-type="float">
            <text:p>-162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5952914" calcext:value-type="float">
            <text:p>48595291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48" calcext:value-type="float">
            <text:p>-48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5952914" calcext:value-type="float">
            <text:p>485952914</text:p>
          </table:table-cell>
          <table:table-cell table:number-columns-repeated="3"/>
          <table:table-cell office:value-type="string" calcext:value-type="string">
            <text:p>[307.4, 298.4, 383.0, 305.6]</text:p>
          </table:table-cell>
          <table:table-cell table:number-columns-repeated="1018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5952914" calcext:value-type="float">
            <text:p>48595291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62" calcext:value-type="float">
            <text:p>-162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2.01666666666667" calcext:value-type="float">
            <text:p>2.01666666666667</text:p>
          </table:table-cell>
          <table:table-cell office:value-type="float" office:value="485952918" calcext:value-type="float">
            <text:p>485952918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245" calcext:value-type="float">
            <text:p>-245</text:p>
          </table:table-cell>
          <table:table-cell office:value-type="float" office:value="1290" calcext:value-type="float">
            <text:p>1290</text:p>
          </table:table-cell>
          <table:table-cell table:number-columns-repeated="1019"/>
        </table:table-row>
        <table:table-row table:style-name="ro1">
          <table:table-cell office:value-type="float" office:value="2.01666666666667" calcext:value-type="float">
            <text:p>2.01666666666667</text:p>
          </table:table-cell>
          <table:table-cell office:value-type="float" office:value="485952918" calcext:value-type="float">
            <text:p>485952918</text:p>
          </table:table-cell>
          <table:table-cell table:number-columns-repeated="3"/>
          <table:table-cell office:value-type="string" calcext:value-type="string">
            <text:p>[300.2, 298.4, 375.8, 303.8]</text:p>
          </table:table-cell>
          <table:table-cell table:number-columns-repeated="1018"/>
        </table:table-row>
        <table:table-row table:style-name="ro1">
          <table:table-cell office:value-type="float" office:value="2.01666666666667" calcext:value-type="float">
            <text:p>2.01666666666667</text:p>
          </table:table-cell>
          <table:table-cell office:value-type="float" office:value="485952918" calcext:value-type="float">
            <text:p>485952918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439" calcext:value-type="float">
            <text:p>-439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2920" calcext:value-type="float">
            <text:p>485952920</text:p>
          </table:table-cell>
          <table:table-cell table:number-columns-repeated="3"/>
          <table:table-cell office:value-type="string" calcext:value-type="string">
            <text:p>[303.8, 298.4, 379.4, 305.6]</text:p>
          </table:table-cell>
          <table:table-cell table:number-columns-repeated="1018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2920" calcext:value-type="float">
            <text:p>48595292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86" calcext:value-type="float">
            <text:p>-28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2920" calcext:value-type="float">
            <text:p>48595292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5" calcext:value-type="float">
            <text:p>-25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2920" calcext:value-type="float">
            <text:p>485952920</text:p>
          </table:table-cell>
          <table:table-cell table:number-columns-repeated="3"/>
          <table:table-cell office:value-type="string" calcext:value-type="string">
            <text:p>[303.8, 298.4, 379.4, 305.6]</text:p>
          </table:table-cell>
          <table:table-cell table:number-columns-repeated="1018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2920" calcext:value-type="float">
            <text:p>48595292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86" calcext:value-type="float">
            <text:p>-28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2920" calcext:value-type="float">
            <text:p>48595292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5" calcext:value-type="float">
            <text:p>-25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485952924" calcext:value-type="float">
            <text:p>485952924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77" calcext:value-type="float">
            <text:p>-277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485952924" calcext:value-type="float">
            <text:p>485952924</text:p>
          </table:table-cell>
          <table:table-cell table:number-columns-repeated="3"/>
          <table:table-cell office:value-type="string" calcext:value-type="string">
            <text:p>[298.4, 298.4, 374.0, 296.6]</text:p>
          </table:table-cell>
          <table:table-cell table:number-columns-repeated="1018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485952924" calcext:value-type="float">
            <text:p>485952924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51" calcext:value-type="float">
            <text:p>-151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2926" calcext:value-type="float">
            <text:p>485952926</text:p>
          </table:table-cell>
          <table:table-cell table:number-columns-repeated="3"/>
          <table:table-cell office:value-type="string" calcext:value-type="string">
            <text:p>[300.2, 296.6, 377.6, 305.6]</text:p>
          </table:table-cell>
          <table:table-cell table:number-columns-repeated="1018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2926" calcext:value-type="float">
            <text:p>48595292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00" calcext:value-type="float">
            <text:p>-100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77" calcext:value-type="float">
            <text:p>-77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table:number-columns-repeated="3"/>
          <table:table-cell office:value-type="string" calcext:value-type="string">
            <text:p>[298.4, 294.8, 374.0, 298.4]</text:p>
          </table:table-cell>
          <table:table-cell table:number-columns-repeated="1018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95" calcext:value-type="float">
            <text:p>-195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table:number-columns-repeated="3"/>
          <table:table-cell office:value-type="string" calcext:value-type="string">
            <text:p>[303.8, 296.6, 375.8, 307.4]</text:p>
          </table:table-cell>
          <table:table-cell table:number-columns-repeated="1018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table:number-columns-repeated="3"/>
          <table:table-cell office:value-type="string" calcext:value-type="string">
            <text:p>[298.4, 294.8, 374.0, 298.4]</text:p>
          </table:table-cell>
          <table:table-cell table:number-columns-repeated="1018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95" calcext:value-type="float">
            <text:p>-195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5952928" calcext:value-type="float">
            <text:p>485952928</text:p>
          </table:table-cell>
          <table:table-cell table:number-columns-repeated="3"/>
          <table:table-cell office:value-type="string" calcext:value-type="string">
            <text:p>[303.8, 296.6, 375.8, 307.4]</text:p>
          </table:table-cell>
          <table:table-cell table:number-columns-repeated="1018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5952932" calcext:value-type="float">
            <text:p>48595293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69" calcext:value-type="float">
            <text:p>-469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5952932" calcext:value-type="float">
            <text:p>48595293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49" calcext:value-type="float">
            <text:p>-249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5952932" calcext:value-type="float">
            <text:p>48595293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69" calcext:value-type="float">
            <text:p>-469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5952932" calcext:value-type="float">
            <text:p>48595293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49" calcext:value-type="float">
            <text:p>-249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2937" calcext:value-type="float">
            <text:p>48595293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19" calcext:value-type="float">
            <text:p>-119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2937" calcext:value-type="float">
            <text:p>485952937</text:p>
          </table:table-cell>
          <table:table-cell table:number-columns-repeated="3"/>
          <table:table-cell office:value-type="string" calcext:value-type="string">
            <text:p>[291.2, 291.2, 365.0, 296.6]</text:p>
          </table:table-cell>
          <table:table-cell table:number-columns-repeated="1018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2937" calcext:value-type="float">
            <text:p>48595293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60" calcext:value-type="float">
            <text:p>-60</text:p>
          </table:table-cell>
          <table:table-cell office:value-type="float" office:value="1222" calcext:value-type="float">
            <text:p>1222</text:p>
          </table:table-cell>
          <table:table-cell table:number-columns-repeated="1019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2937" calcext:value-type="float">
            <text:p>485952937</text:p>
          </table:table-cell>
          <table:table-cell table:number-columns-repeated="3"/>
          <table:table-cell office:value-type="string" calcext:value-type="string">
            <text:p>[291.2, 293.0, 372.2, 303.8]</text:p>
          </table:table-cell>
          <table:table-cell table:number-columns-repeated="1018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2939" calcext:value-type="float">
            <text:p>485952939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54" calcext:value-type="float">
            <text:p>-154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2939" calcext:value-type="float">
            <text:p>485952939</text:p>
          </table:table-cell>
          <table:table-cell table:number-columns-repeated="3"/>
          <table:table-cell office:value-type="string" calcext:value-type="string">
            <text:p>[291.2, 289.4, 365.0, 294.8]</text:p>
          </table:table-cell>
          <table:table-cell table:number-columns-repeated="1018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2939" calcext:value-type="float">
            <text:p>485952939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7" calcext:value-type="float">
            <text:p>-7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2939" calcext:value-type="float">
            <text:p>485952939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54" calcext:value-type="float">
            <text:p>-154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2939" calcext:value-type="float">
            <text:p>485952939</text:p>
          </table:table-cell>
          <table:table-cell table:number-columns-repeated="3"/>
          <table:table-cell office:value-type="string" calcext:value-type="string">
            <text:p>[291.2, 289.4, 365.0, 294.8]</text:p>
          </table:table-cell>
          <table:table-cell table:number-columns-repeated="1018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2939" calcext:value-type="float">
            <text:p>485952939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7" calcext:value-type="float">
            <text:p>-7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5952943" calcext:value-type="float">
            <text:p>48595294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87" calcext:value-type="float">
            <text:p>-187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5952943" calcext:value-type="float">
            <text:p>485952943</text:p>
          </table:table-cell>
          <table:table-cell table:number-columns-repeated="3"/>
          <table:table-cell office:value-type="string" calcext:value-type="string">
            <text:p>[291.2, 291.2, 363.2, 294.8]</text:p>
          </table:table-cell>
          <table:table-cell table:number-columns-repeated="1018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5952943" calcext:value-type="float">
            <text:p>485952943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52" calcext:value-type="float">
            <text:p>-252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5952943" calcext:value-type="float">
            <text:p>48595294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87" calcext:value-type="float">
            <text:p>-187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5952943" calcext:value-type="float">
            <text:p>485952943</text:p>
          </table:table-cell>
          <table:table-cell table:number-columns-repeated="3"/>
          <table:table-cell office:value-type="string" calcext:value-type="string">
            <text:p>[291.2, 291.2, 363.2, 294.8]</text:p>
          </table:table-cell>
          <table:table-cell table:number-columns-repeated="1018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5952943" calcext:value-type="float">
            <text:p>485952943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52" calcext:value-type="float">
            <text:p>-252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85952947" calcext:value-type="float">
            <text:p>48595294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373" calcext:value-type="float">
            <text:p>-373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85952947" calcext:value-type="float">
            <text:p>485952947</text:p>
          </table:table-cell>
          <table:table-cell table:number-columns-repeated="3"/>
          <table:table-cell office:value-type="string" calcext:value-type="string">
            <text:p>[284.0, 285.8, 359.6, 294.8]</text:p>
          </table:table-cell>
          <table:table-cell table:number-columns-repeated="101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85952947" calcext:value-type="float">
            <text:p>48595294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373" calcext:value-type="float">
            <text:p>-373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85952947" calcext:value-type="float">
            <text:p>485952947</text:p>
          </table:table-cell>
          <table:table-cell table:number-columns-repeated="3"/>
          <table:table-cell office:value-type="string" calcext:value-type="string">
            <text:p>[284.0, 285.8, 359.6, 294.8]</text:p>
          </table:table-cell>
          <table:table-cell table:number-columns-repeated="1018"/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485952951" calcext:value-type="float">
            <text:p>48595295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74" calcext:value-type="float">
            <text:p>74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485952951" calcext:value-type="float">
            <text:p>485952951</text:p>
          </table:table-cell>
          <table:table-cell table:number-columns-repeated="3"/>
          <table:table-cell office:value-type="string" calcext:value-type="string">
            <text:p>[291.2, 282.2, 365.0, 294.8]</text:p>
          </table:table-cell>
          <table:table-cell table:number-columns-repeated="1018"/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485952951" calcext:value-type="float">
            <text:p>48595295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96" calcext:value-type="float">
            <text:p>196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485952951" calcext:value-type="float">
            <text:p>48595295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74" calcext:value-type="float">
            <text:p>74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485952951" calcext:value-type="float">
            <text:p>485952951</text:p>
          </table:table-cell>
          <table:table-cell table:number-columns-repeated="3"/>
          <table:table-cell office:value-type="string" calcext:value-type="string">
            <text:p>[291.2, 282.2, 365.0, 294.8]</text:p>
          </table:table-cell>
          <table:table-cell table:number-columns-repeated="1018"/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485952951" calcext:value-type="float">
            <text:p>48595295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96" calcext:value-type="float">
            <text:p>196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485952955" calcext:value-type="float">
            <text:p>48595295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282" calcext:value-type="float">
            <text:p>282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485952955" calcext:value-type="float">
            <text:p>485952955</text:p>
          </table:table-cell>
          <table:table-cell table:number-columns-repeated="3"/>
          <table:table-cell office:value-type="string" calcext:value-type="string">
            <text:p>[287.6, 282.2, 361.4, 289.4]</text:p>
          </table:table-cell>
          <table:table-cell table:number-columns-repeated="1018"/>
        </table:table-row>
        <table:table-row table:style-name="ro1">
          <table:table-cell office:value-type="float" office:value="2.73333333333333" calcext:value-type="float">
            <text:p>2.73333333333333</text:p>
          </table:table-cell>
          <table:table-cell office:value-type="float" office:value="485952961" calcext:value-type="float">
            <text:p>485952961</text:p>
          </table:table-cell>
          <table:table-cell table:number-columns-repeated="3"/>
          <table:table-cell office:value-type="string" calcext:value-type="string">
            <text:p>[284.0, 282.2, 359.6, 293.0]</text:p>
          </table:table-cell>
          <table:table-cell table:number-columns-repeated="1018"/>
        </table:table-row>
        <table:table-row table:style-name="ro1">
          <table:table-cell office:value-type="float" office:value="2.73333333333333" calcext:value-type="float">
            <text:p>2.73333333333333</text:p>
          </table:table-cell>
          <table:table-cell office:value-type="float" office:value="485952961" calcext:value-type="float">
            <text:p>48595296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239" calcext:value-type="float">
            <text:p>239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2.73333333333333" calcext:value-type="float">
            <text:p>2.73333333333333</text:p>
          </table:table-cell>
          <table:table-cell office:value-type="float" office:value="485952961" calcext:value-type="float">
            <text:p>485952961</text:p>
          </table:table-cell>
          <table:table-cell table:number-columns-repeated="3"/>
          <table:table-cell office:value-type="string" calcext:value-type="string">
            <text:p>[284.0, 282.2, 359.6, 293.0]</text:p>
          </table:table-cell>
          <table:table-cell table:number-columns-repeated="1018"/>
        </table:table-row>
        <table:table-row table:style-name="ro1">
          <table:table-cell office:value-type="float" office:value="2.73333333333333" calcext:value-type="float">
            <text:p>2.73333333333333</text:p>
          </table:table-cell>
          <table:table-cell office:value-type="float" office:value="485952961" calcext:value-type="float">
            <text:p>48595296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239" calcext:value-type="float">
            <text:p>239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2965" calcext:value-type="float">
            <text:p>48595296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5" calcext:value-type="float">
            <text:p>105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2965" calcext:value-type="float">
            <text:p>485952965</text:p>
          </table:table-cell>
          <table:table-cell table:number-columns-repeated="3"/>
          <table:table-cell office:value-type="string" calcext:value-type="string">
            <text:p>[287.6, 284.0, 352.4, 294.8]</text:p>
          </table:table-cell>
          <table:table-cell table:number-columns-repeated="101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2965" calcext:value-type="float">
            <text:p>48595296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221" calcext:value-type="float">
            <text:p>221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2965" calcext:value-type="float">
            <text:p>48595296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5" calcext:value-type="float">
            <text:p>105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2965" calcext:value-type="float">
            <text:p>485952965</text:p>
          </table:table-cell>
          <table:table-cell table:number-columns-repeated="3"/>
          <table:table-cell office:value-type="string" calcext:value-type="string">
            <text:p>[287.6, 284.0, 352.4, 294.8]</text:p>
          </table:table-cell>
          <table:table-cell table:number-columns-repeated="101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2965" calcext:value-type="float">
            <text:p>48595296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221" calcext:value-type="float">
            <text:p>221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485952969" calcext:value-type="float">
            <text:p>485952969</text:p>
          </table:table-cell>
          <table:table-cell table:number-columns-repeated="3"/>
          <table:table-cell office:value-type="string" calcext:value-type="string">
            <text:p>[284.0, 284.0, 356.0, 291.2]</text:p>
          </table:table-cell>
          <table:table-cell table:number-columns-repeated="1018"/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485952969" calcext:value-type="float">
            <text:p>48595296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9" calcext:value-type="float">
            <text:p>59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6" calcext:value-type="float">
            <text:p>46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table:number-columns-repeated="3"/>
          <table:table-cell office:value-type="string" calcext:value-type="string">
            <text:p>[285.8, 285.8, 359.6, 296.6]</text:p>
          </table:table-cell>
          <table:table-cell table:number-columns-repeated="1018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table:number-columns-repeated="3"/>
          <table:table-cell office:value-type="string" calcext:value-type="string">
            <text:p>[287.6, 284.0, 359.6, 293.0]</text:p>
          </table:table-cell>
          <table:table-cell table:number-columns-repeated="1018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30" calcext:value-type="float">
            <text:p>130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6" calcext:value-type="float">
            <text:p>46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table:number-columns-repeated="3"/>
          <table:table-cell office:value-type="string" calcext:value-type="string">
            <text:p>[285.8, 285.8, 359.6, 296.6]</text:p>
          </table:table-cell>
          <table:table-cell table:number-columns-repeated="1018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table:number-columns-repeated="3"/>
          <table:table-cell office:value-type="string" calcext:value-type="string">
            <text:p>[287.6, 284.0, 359.6, 293.0]</text:p>
          </table:table-cell>
          <table:table-cell table:number-columns-repeated="1018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85952971" calcext:value-type="float">
            <text:p>48595297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30" calcext:value-type="float">
            <text:p>130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2975" calcext:value-type="float">
            <text:p>485952975</text:p>
          </table:table-cell>
          <table:table-cell table:number-columns-repeated="3"/>
          <table:table-cell office:value-type="string" calcext:value-type="string">
            <text:p>[282.2, 280.4, 352.4, 293.0]</text:p>
          </table:table-cell>
          <table:table-cell table:number-columns-repeated="1018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2975" calcext:value-type="float">
            <text:p>48595297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235" calcext:value-type="float">
            <text:p>235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2975" calcext:value-type="float">
            <text:p>48595297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235" calcext:value-type="float">
            <text:p>235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485952979" calcext:value-type="float">
            <text:p>485952979</text:p>
          </table:table-cell>
          <table:table-cell table:number-columns-repeated="3"/>
          <table:table-cell office:value-type="string" calcext:value-type="string">
            <text:p>[284.0, 285.8, 356.0, 293.0]</text:p>
          </table:table-cell>
          <table:table-cell table:number-columns-repeated="1018"/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485952979" calcext:value-type="float">
            <text:p>48595297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10" calcext:value-type="float">
            <text:p>410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485952979" calcext:value-type="float">
            <text:p>485952979</text:p>
          </table:table-cell>
          <table:table-cell table:number-columns-repeated="3"/>
          <table:table-cell office:value-type="string" calcext:value-type="string">
            <text:p>[282.2, 278.6, 348.8, 289.4]</text:p>
          </table:table-cell>
          <table:table-cell table:number-columns-repeated="1018"/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485952979" calcext:value-type="float">
            <text:p>48595297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18" calcext:value-type="float">
            <text:p>418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2981" calcext:value-type="float">
            <text:p>48595298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452" calcext:value-type="float">
            <text:p>452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2981" calcext:value-type="float">
            <text:p>485952981</text:p>
          </table:table-cell>
          <table:table-cell table:number-columns-repeated="3"/>
          <table:table-cell office:value-type="string" calcext:value-type="string">
            <text:p>[280.4, 278.6, 352.4, 287.6]</text:p>
          </table:table-cell>
          <table:table-cell table:number-columns-repeated="1018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2981" calcext:value-type="float">
            <text:p>48595298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452" calcext:value-type="float">
            <text:p>452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2981" calcext:value-type="float">
            <text:p>485952981</text:p>
          </table:table-cell>
          <table:table-cell table:number-columns-repeated="3"/>
          <table:table-cell office:value-type="string" calcext:value-type="string">
            <text:p>[280.4, 278.6, 352.4, 287.6]</text:p>
          </table:table-cell>
          <table:table-cell table:number-columns-repeated="1018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2985" calcext:value-type="float">
            <text:p>48595298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55" calcext:value-type="float">
            <text:p>655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2985" calcext:value-type="float">
            <text:p>485952985</text:p>
          </table:table-cell>
          <table:table-cell table:number-columns-repeated="3"/>
          <table:table-cell office:value-type="string" calcext:value-type="string">
            <text:p>[287.6, 284.0, 357.8, 296.6]</text:p>
          </table:table-cell>
          <table:table-cell table:number-columns-repeated="1018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2985" calcext:value-type="float">
            <text:p>48595298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55" calcext:value-type="float">
            <text:p>655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2985" calcext:value-type="float">
            <text:p>485952985</text:p>
          </table:table-cell>
          <table:table-cell table:number-columns-repeated="3"/>
          <table:table-cell office:value-type="string" calcext:value-type="string">
            <text:p>[287.6, 284.0, 357.8, 296.6]</text:p>
          </table:table-cell>
          <table:table-cell table:number-columns-repeated="101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5952989" calcext:value-type="float">
            <text:p>48595298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419" calcext:value-type="float">
            <text:p>419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5952989" calcext:value-type="float">
            <text:p>485952989</text:p>
          </table:table-cell>
          <table:table-cell table:number-columns-repeated="3"/>
          <table:table-cell office:value-type="string" calcext:value-type="string">
            <text:p>[282.2, 280.4, 347.0, 291.2]</text:p>
          </table:table-cell>
          <table:table-cell table:number-columns-repeated="101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5952989" calcext:value-type="float">
            <text:p>485952989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565" calcext:value-type="float">
            <text:p>565</text:p>
          </table:table-cell>
          <table:table-cell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2991" calcext:value-type="float">
            <text:p>485952991</text:p>
          </table:table-cell>
          <table:table-cell table:number-columns-repeated="3"/>
          <table:table-cell office:value-type="string" calcext:value-type="string">
            <text:p>[280.4, 282.2, 356.0, 296.6]</text:p>
          </table:table-cell>
          <table:table-cell table:number-columns-repeated="1018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2991" calcext:value-type="float">
            <text:p>485952991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91" calcext:value-type="float">
            <text:p>691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2991" calcext:value-type="float">
            <text:p>485952991</text:p>
          </table:table-cell>
          <table:table-cell table:number-columns-repeated="3"/>
          <table:table-cell office:value-type="string" calcext:value-type="string">
            <text:p>[280.4, 282.2, 356.0, 296.6]</text:p>
          </table:table-cell>
          <table:table-cell table:number-columns-repeated="1018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2991" calcext:value-type="float">
            <text:p>485952991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91" calcext:value-type="float">
            <text:p>691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2995" calcext:value-type="float">
            <text:p>48595299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43" calcext:value-type="float">
            <text:p>943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2995" calcext:value-type="float">
            <text:p>485952995</text:p>
          </table:table-cell>
          <table:table-cell table:number-columns-repeated="3"/>
          <table:table-cell office:value-type="string" calcext:value-type="string">
            <text:p>[289.4, 284.0, 361.4, 294.8]</text:p>
          </table:table-cell>
          <table:table-cell table:number-columns-repeated="101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2995" calcext:value-type="float">
            <text:p>48595299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86" calcext:value-type="float">
            <text:p>986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2995" calcext:value-type="float">
            <text:p>48595299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43" calcext:value-type="float">
            <text:p>943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2995" calcext:value-type="float">
            <text:p>485952995</text:p>
          </table:table-cell>
          <table:table-cell table:number-columns-repeated="3"/>
          <table:table-cell office:value-type="string" calcext:value-type="string">
            <text:p>[289.4, 284.0, 361.4, 294.8]</text:p>
          </table:table-cell>
          <table:table-cell table:number-columns-repeated="101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2995" calcext:value-type="float">
            <text:p>48595299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86" calcext:value-type="float">
            <text:p>986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5952999" calcext:value-type="float">
            <text:p>48595299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044" calcext:value-type="float">
            <text:p>1044</text:p>
          </table:table-cell>
          <table:table-cell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5952999" calcext:value-type="float">
            <text:p>485952999</text:p>
          </table:table-cell>
          <table:table-cell table:number-columns-repeated="3"/>
          <table:table-cell office:value-type="string" calcext:value-type="string">
            <text:p>[287.6, 285.8, 356.0, 294.8]</text:p>
          </table:table-cell>
          <table:table-cell table:number-columns-repeated="1018"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5952999" calcext:value-type="float">
            <text:p>48595299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63" calcext:value-type="float">
            <text:p>963</text:p>
          </table:table-cell>
          <table:table-cell office:value-type="float" office:value="1518" calcext:value-type="float">
            <text:p>1518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3001" calcext:value-type="float">
            <text:p>485953001</text:p>
          </table:table-cell>
          <table:table-cell table:number-columns-repeated="3"/>
          <table:table-cell office:value-type="string" calcext:value-type="string">
            <text:p>[285.8, 285.8, 361.4, 296.6]</text:p>
          </table:table-cell>
          <table:table-cell table:number-columns-repeated="101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3001" calcext:value-type="float">
            <text:p>48595300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06" calcext:value-type="float">
            <text:p>1006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3001" calcext:value-type="float">
            <text:p>485953001</text:p>
          </table:table-cell>
          <table:table-cell table:number-columns-repeated="3"/>
          <table:table-cell office:value-type="string" calcext:value-type="string">
            <text:p>[280.4, 284.0, 356.0, 291.2]</text:p>
          </table:table-cell>
          <table:table-cell table:number-columns-repeated="101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3001" calcext:value-type="float">
            <text:p>485953001</text:p>
          </table:table-cell>
          <table:table-cell table:number-columns-repeated="3"/>
          <table:table-cell office:value-type="string" calcext:value-type="string">
            <text:p>[285.8, 285.8, 361.4, 296.6]</text:p>
          </table:table-cell>
          <table:table-cell table:number-columns-repeated="101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3001" calcext:value-type="float">
            <text:p>48595300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06" calcext:value-type="float">
            <text:p>1006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3001" calcext:value-type="float">
            <text:p>485953001</text:p>
          </table:table-cell>
          <table:table-cell table:number-columns-repeated="3"/>
          <table:table-cell office:value-type="string" calcext:value-type="string">
            <text:p>[280.4, 284.0, 356.0, 291.2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276" calcext:value-type="float">
            <text:p>1276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table:number-columns-repeated="3"/>
          <table:table-cell office:value-type="string" calcext:value-type="string">
            <text:p>[287.6, 284.0, 361.4, 298.4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236" calcext:value-type="float">
            <text:p>1236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table:number-columns-repeated="3"/>
          <table:table-cell office:value-type="string" calcext:value-type="string">
            <text:p>[284.0, 285.8, 361.4, 289.4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276" calcext:value-type="float">
            <text:p>1276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table:number-columns-repeated="3"/>
          <table:table-cell office:value-type="string" calcext:value-type="string">
            <text:p>[287.6, 284.0, 361.4, 298.4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236" calcext:value-type="float">
            <text:p>1236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3005" calcext:value-type="float">
            <text:p>485953005</text:p>
          </table:table-cell>
          <table:table-cell table:number-columns-repeated="3"/>
          <table:table-cell office:value-type="string" calcext:value-type="string">
            <text:p>[284.0, 285.8, 361.4, 289.4]</text:p>
          </table:table-cell>
          <table:table-cell table:number-columns-repeated="1018"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5953009" calcext:value-type="float">
            <text:p>48595300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054" calcext:value-type="float">
            <text:p>1054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5953009" calcext:value-type="float">
            <text:p>485953009</text:p>
          </table:table-cell>
          <table:table-cell table:number-columns-repeated="3"/>
          <table:table-cell office:value-type="string" calcext:value-type="string">
            <text:p>[285.8, 287.6, 363.2, 289.4]</text:p>
          </table:table-cell>
          <table:table-cell table:number-columns-repeated="1018"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5953009" calcext:value-type="float">
            <text:p>485953009</text:p>
          </table:table-cell>
          <table:table-cell table:number-columns-repeated="3"/>
          <table:table-cell office:value-type="string" calcext:value-type="string">
            <text:p>[280.4, 285.8, 359.6, 293.0]</text:p>
          </table:table-cell>
          <table:table-cell table:number-columns-repeated="1018"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485953009" calcext:value-type="float">
            <text:p>48595300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50" calcext:value-type="float">
            <text:p>950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485953011" calcext:value-type="float">
            <text:p>48595301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27" calcext:value-type="float">
            <text:p>827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485953011" calcext:value-type="float">
            <text:p>485953011</text:p>
          </table:table-cell>
          <table:table-cell table:number-columns-repeated="3"/>
          <table:table-cell office:value-type="string" calcext:value-type="string">
            <text:p>[285.8, 285.8, 357.8, 293.0]</text:p>
          </table:table-cell>
          <table:table-cell table:number-columns-repeated="1018"/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485953011" calcext:value-type="float">
            <text:p>48595301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27" calcext:value-type="float">
            <text:p>827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485953011" calcext:value-type="float">
            <text:p>485953011</text:p>
          </table:table-cell>
          <table:table-cell table:number-columns-repeated="3"/>
          <table:table-cell office:value-type="string" calcext:value-type="string">
            <text:p>[285.8, 285.8, 357.8, 293.0]</text:p>
          </table:table-cell>
          <table:table-cell table:number-columns-repeated="1018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5953016" calcext:value-type="float">
            <text:p>48595301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82" calcext:value-type="float">
            <text:p>682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5953016" calcext:value-type="float">
            <text:p>485953016</text:p>
          </table:table-cell>
          <table:table-cell table:number-columns-repeated="3"/>
          <table:table-cell office:value-type="string" calcext:value-type="string">
            <text:p>[287.6, 285.8, 365.0, 287.6]</text:p>
          </table:table-cell>
          <table:table-cell table:number-columns-repeated="1018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5953016" calcext:value-type="float">
            <text:p>48595301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82" calcext:value-type="float">
            <text:p>682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5953016" calcext:value-type="float">
            <text:p>485953016</text:p>
          </table:table-cell>
          <table:table-cell table:number-columns-repeated="3"/>
          <table:table-cell office:value-type="string" calcext:value-type="string">
            <text:p>[287.6, 285.8, 365.0, 287.6]</text:p>
          </table:table-cell>
          <table:table-cell table:number-columns-repeated="1018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3024" calcext:value-type="float">
            <text:p>4859530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95" calcext:value-type="float">
            <text:p>895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3024" calcext:value-type="float">
            <text:p>485953024</text:p>
          </table:table-cell>
          <table:table-cell table:number-columns-repeated="3"/>
          <table:table-cell office:value-type="string" calcext:value-type="string">
            <text:p>[291.2, 289.4, 366.8, 298.4]</text:p>
          </table:table-cell>
          <table:table-cell table:number-columns-repeated="1018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3024" calcext:value-type="float">
            <text:p>4859530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05" calcext:value-type="float">
            <text:p>905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3024" calcext:value-type="float">
            <text:p>4859530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95" calcext:value-type="float">
            <text:p>895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3024" calcext:value-type="float">
            <text:p>485953024</text:p>
          </table:table-cell>
          <table:table-cell table:number-columns-repeated="3"/>
          <table:table-cell office:value-type="string" calcext:value-type="string">
            <text:p>[291.2, 289.4, 366.8, 298.4]</text:p>
          </table:table-cell>
          <table:table-cell table:number-columns-repeated="1018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3024" calcext:value-type="float">
            <text:p>4859530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05" calcext:value-type="float">
            <text:p>905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5953028" calcext:value-type="float">
            <text:p>48595302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40" calcext:value-type="float">
            <text:p>940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5953028" calcext:value-type="float">
            <text:p>485953028</text:p>
          </table:table-cell>
          <table:table-cell table:number-columns-repeated="3"/>
          <table:table-cell office:value-type="string" calcext:value-type="string">
            <text:p>[287.6, 291.2, 366.8, 293.0]</text:p>
          </table:table-cell>
          <table:table-cell table:number-columns-repeated="1018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5953028" calcext:value-type="float">
            <text:p>48595302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40" calcext:value-type="float">
            <text:p>940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485953028" calcext:value-type="float">
            <text:p>485953028</text:p>
          </table:table-cell>
          <table:table-cell table:number-columns-repeated="3"/>
          <table:table-cell office:value-type="string" calcext:value-type="string">
            <text:p>[287.6, 291.2, 366.8, 293.0]</text:p>
          </table:table-cell>
          <table:table-cell table:number-columns-repeated="1018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3032" calcext:value-type="float">
            <text:p>48595303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67" calcext:value-type="float">
            <text:p>867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3032" calcext:value-type="float">
            <text:p>485953032</text:p>
          </table:table-cell>
          <table:table-cell table:number-columns-repeated="3"/>
          <table:table-cell office:value-type="string" calcext:value-type="string">
            <text:p>[287.6, 293.0, 372.2, 298.4]</text:p>
          </table:table-cell>
          <table:table-cell table:number-columns-repeated="1018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3032" calcext:value-type="float">
            <text:p>48595303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700" calcext:value-type="float">
            <text:p>700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3032" calcext:value-type="float">
            <text:p>48595303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67" calcext:value-type="float">
            <text:p>867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3032" calcext:value-type="float">
            <text:p>485953032</text:p>
          </table:table-cell>
          <table:table-cell table:number-columns-repeated="3"/>
          <table:table-cell office:value-type="string" calcext:value-type="string">
            <text:p>[287.6, 293.0, 372.2, 298.4]</text:p>
          </table:table-cell>
          <table:table-cell table:number-columns-repeated="1018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3032" calcext:value-type="float">
            <text:p>48595303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700" calcext:value-type="float">
            <text:p>700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3036" calcext:value-type="float">
            <text:p>485953036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27" calcext:value-type="float">
            <text:p>627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3036" calcext:value-type="float">
            <text:p>485953036</text:p>
          </table:table-cell>
          <table:table-cell table:number-columns-repeated="3"/>
          <table:table-cell office:value-type="string" calcext:value-type="string">
            <text:p>[300.2, 298.4, 377.6, 300.2]</text:p>
          </table:table-cell>
          <table:table-cell table:number-columns-repeated="1018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3038" calcext:value-type="float">
            <text:p>48595303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25" calcext:value-type="float">
            <text:p>725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3038" calcext:value-type="float">
            <text:p>485953038</text:p>
          </table:table-cell>
          <table:table-cell table:number-columns-repeated="3"/>
          <table:table-cell office:value-type="string" calcext:value-type="string">
            <text:p>[293.0, 293.0, 374.0, 289.4]</text:p>
          </table:table-cell>
          <table:table-cell table:number-columns-repeated="1018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3038" calcext:value-type="float">
            <text:p>48595303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73" calcext:value-type="float">
            <text:p>773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3038" calcext:value-type="float">
            <text:p>48595303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25" calcext:value-type="float">
            <text:p>725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3038" calcext:value-type="float">
            <text:p>485953038</text:p>
          </table:table-cell>
          <table:table-cell table:number-columns-repeated="3"/>
          <table:table-cell office:value-type="string" calcext:value-type="string">
            <text:p>[293.0, 293.0, 374.0, 289.4]</text:p>
          </table:table-cell>
          <table:table-cell table:number-columns-repeated="1018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3038" calcext:value-type="float">
            <text:p>48595303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73" calcext:value-type="float">
            <text:p>773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3042" calcext:value-type="float">
            <text:p>485953042</text:p>
          </table:table-cell>
          <table:table-cell table:number-columns-repeated="3"/>
          <table:table-cell office:value-type="string" calcext:value-type="string">
            <text:p>[289.4, 298.4, 375.8, 294.8]</text:p>
          </table:table-cell>
          <table:table-cell table:number-columns-repeated="1018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3042" calcext:value-type="float">
            <text:p>48595304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31" calcext:value-type="float">
            <text:p>731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3042" calcext:value-type="float">
            <text:p>48595304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58" calcext:value-type="float">
            <text:p>858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3042" calcext:value-type="float">
            <text:p>485953042</text:p>
          </table:table-cell>
          <table:table-cell table:number-columns-repeated="3"/>
          <table:table-cell office:value-type="string" calcext:value-type="string">
            <text:p>[289.4, 298.4, 375.8, 294.8]</text:p>
          </table:table-cell>
          <table:table-cell table:number-columns-repeated="1018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3042" calcext:value-type="float">
            <text:p>48595304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31" calcext:value-type="float">
            <text:p>731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3046" calcext:value-type="float">
            <text:p>48595304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003" calcext:value-type="float">
            <text:p>1003</text:p>
          </table:table-cell>
          <table:table-cell office:value-type="float" office:value="2069" calcext:value-type="float">
            <text:p>2069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3046" calcext:value-type="float">
            <text:p>485953046</text:p>
          </table:table-cell>
          <table:table-cell table:number-columns-repeated="3"/>
          <table:table-cell office:value-type="string" calcext:value-type="string">
            <text:p>[298.4, 300.2, 375.8, 300.2]</text:p>
          </table:table-cell>
          <table:table-cell table:number-columns-repeated="1018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3046" calcext:value-type="float">
            <text:p>485953046</text:p>
          </table:table-cell>
          <table:table-cell table:number-columns-repeated="3"/>
          <table:table-cell office:value-type="string" calcext:value-type="string">
            <text:p>[298.4, 298.4, 377.6, 298.4]</text:p>
          </table:table-cell>
          <table:table-cell table:number-columns-repeated="1018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3048" calcext:value-type="float">
            <text:p>48595304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073" calcext:value-type="float">
            <text:p>1073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3048" calcext:value-type="float">
            <text:p>48595304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87" calcext:value-type="float">
            <text:p>1087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3048" calcext:value-type="float">
            <text:p>485953048</text:p>
          </table:table-cell>
          <table:table-cell table:number-columns-repeated="3"/>
          <table:table-cell office:value-type="string" calcext:value-type="string">
            <text:p>[298.4, 300.2, 377.6, 300.2]</text:p>
          </table:table-cell>
          <table:table-cell table:number-columns-repeated="1018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3048" calcext:value-type="float">
            <text:p>48595304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073" calcext:value-type="float">
            <text:p>1073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3048" calcext:value-type="float">
            <text:p>48595304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87" calcext:value-type="float">
            <text:p>1087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3048" calcext:value-type="float">
            <text:p>485953048</text:p>
          </table:table-cell>
          <table:table-cell table:number-columns-repeated="3"/>
          <table:table-cell office:value-type="string" calcext:value-type="string">
            <text:p>[298.4, 300.2, 377.6, 300.2]</text:p>
          </table:table-cell>
          <table:table-cell table:number-columns-repeated="1018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5953052" calcext:value-type="float">
            <text:p>485953052</text:p>
          </table:table-cell>
          <table:table-cell table:number-columns-repeated="3"/>
          <table:table-cell office:value-type="string" calcext:value-type="string">
            <text:p>[303.8, 302.0, 379.4, 303.8]</text:p>
          </table:table-cell>
          <table:table-cell table:number-columns-repeated="1018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5953052" calcext:value-type="float">
            <text:p>48595305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70" calcext:value-type="float">
            <text:p>970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5953052" calcext:value-type="float">
            <text:p>485953052</text:p>
          </table:table-cell>
          <table:table-cell table:number-columns-repeated="3"/>
          <table:table-cell office:value-type="string" calcext:value-type="string">
            <text:p>[296.6, 303.8, 375.8, 300.2]</text:p>
          </table:table-cell>
          <table:table-cell table:number-columns-repeated="1018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5953052" calcext:value-type="float">
            <text:p>485953052</text:p>
          </table:table-cell>
          <table:table-cell table:number-columns-repeated="3"/>
          <table:table-cell office:value-type="string" calcext:value-type="string">
            <text:p>[303.8, 302.0, 379.4, 303.8]</text:p>
          </table:table-cell>
          <table:table-cell table:number-columns-repeated="1018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5953052" calcext:value-type="float">
            <text:p>48595305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70" calcext:value-type="float">
            <text:p>970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85953052" calcext:value-type="float">
            <text:p>485953052</text:p>
          </table:table-cell>
          <table:table-cell table:number-columns-repeated="3"/>
          <table:table-cell office:value-type="string" calcext:value-type="string">
            <text:p>[296.6, 303.8, 375.8, 300.2]</text:p>
          </table:table-cell>
          <table:table-cell table:number-columns-repeated="1018"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5953056" calcext:value-type="float">
            <text:p>485953056</text:p>
          </table:table-cell>
          <table:table-cell table:number-columns-repeated="3"/>
          <table:table-cell office:value-type="string" calcext:value-type="string">
            <text:p>[300.2, 305.6, 377.6, 302.0]</text:p>
          </table:table-cell>
          <table:table-cell table:number-columns-repeated="1018"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5953056" calcext:value-type="float">
            <text:p>48595305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33" calcext:value-type="float">
            <text:p>833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5953056" calcext:value-type="float">
            <text:p>485953056</text:p>
          </table:table-cell>
          <table:table-cell table:number-columns-repeated="3"/>
          <table:table-cell office:value-type="string" calcext:value-type="string">
            <text:p>[300.2, 305.6, 377.6, 302.0]</text:p>
          </table:table-cell>
          <table:table-cell table:number-columns-repeated="1018"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5953056" calcext:value-type="float">
            <text:p>48595305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33" calcext:value-type="float">
            <text:p>833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5953060" calcext:value-type="float">
            <text:p>48595306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66" calcext:value-type="float">
            <text:p>766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5953060" calcext:value-type="float">
            <text:p>485953060</text:p>
          </table:table-cell>
          <table:table-cell table:number-columns-repeated="3"/>
          <table:table-cell office:value-type="string" calcext:value-type="string">
            <text:p>[305.6, 305.6, 381.2, 300.2]</text:p>
          </table:table-cell>
          <table:table-cell table:number-columns-repeated="1018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5953060" calcext:value-type="float">
            <text:p>48595306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28" calcext:value-type="float">
            <text:p>728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5953060" calcext:value-type="float">
            <text:p>48595306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66" calcext:value-type="float">
            <text:p>766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5953060" calcext:value-type="float">
            <text:p>485953060</text:p>
          </table:table-cell>
          <table:table-cell table:number-columns-repeated="3"/>
          <table:table-cell office:value-type="string" calcext:value-type="string">
            <text:p>[305.6, 305.6, 381.2, 300.2]</text:p>
          </table:table-cell>
          <table:table-cell table:number-columns-repeated="1018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485953060" calcext:value-type="float">
            <text:p>48595306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28" calcext:value-type="float">
            <text:p>728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5953065" calcext:value-type="float">
            <text:p>485953065</text:p>
          </table:table-cell>
          <table:table-cell table:number-columns-repeated="3"/>
          <table:table-cell office:value-type="string" calcext:value-type="string">
            <text:p>[305.6, 305.6, 390.2, 302.0]</text:p>
          </table:table-cell>
          <table:table-cell table:number-columns-repeated="1018"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5953065" calcext:value-type="float">
            <text:p>48595306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449" calcext:value-type="float">
            <text:p>449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39" calcext:value-type="float">
            <text:p>539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table:number-columns-repeated="3"/>
          <table:table-cell office:value-type="string" calcext:value-type="string">
            <text:p>[302.0, 305.6, 381.2, 296.6]</text:p>
          </table:table-cell>
          <table:table-cell table:number-columns-repeated="1018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table:number-columns-repeated="3"/>
          <table:table-cell office:value-type="string" calcext:value-type="string">
            <text:p>[302.0, 305.6, 381.2, 303.8]</text:p>
          </table:table-cell>
          <table:table-cell table:number-columns-repeated="1018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21" calcext:value-type="float">
            <text:p>621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39" calcext:value-type="float">
            <text:p>539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table:number-columns-repeated="3"/>
          <table:table-cell office:value-type="string" calcext:value-type="string">
            <text:p>[302.0, 305.6, 381.2, 296.6]</text:p>
          </table:table-cell>
          <table:table-cell table:number-columns-repeated="1018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table:number-columns-repeated="3"/>
          <table:table-cell office:value-type="string" calcext:value-type="string">
            <text:p>[302.0, 305.6, 381.2, 303.8]</text:p>
          </table:table-cell>
          <table:table-cell table:number-columns-repeated="1018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3066" calcext:value-type="float">
            <text:p>48595306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21" calcext:value-type="float">
            <text:p>621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3070" calcext:value-type="float">
            <text:p>48595307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648" calcext:value-type="float">
            <text:p>648</text:p>
          </table:table-cell>
          <table:table-cell office:value-type="float" office:value="2364" calcext:value-type="float">
            <text:p>2364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3070" calcext:value-type="float">
            <text:p>48595307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45" calcext:value-type="float">
            <text:p>745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3070" calcext:value-type="float">
            <text:p>48595307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45" calcext:value-type="float">
            <text:p>745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5953074" calcext:value-type="float">
            <text:p>485953074</text:p>
          </table:table-cell>
          <table:table-cell table:number-columns-repeated="3"/>
          <table:table-cell office:value-type="string" calcext:value-type="string">
            <text:p>[311.0, 309.2, 390.2, 305.6]</text:p>
          </table:table-cell>
          <table:table-cell table:number-columns-repeated="1018"/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5953074" calcext:value-type="float">
            <text:p>48595307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76" calcext:value-type="float">
            <text:p>976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table:number-columns-repeated="3"/>
          <table:table-cell office:value-type="string" calcext:value-type="string">
            <text:p>[303.8, 305.6, 384.8, 303.8]</text:p>
          </table:table-cell>
          <table:table-cell table:number-columns-repeated="1018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49" calcext:value-type="float">
            <text:p>949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table:number-columns-repeated="3"/>
          <table:table-cell office:value-type="string" calcext:value-type="string">
            <text:p>[302.0, 305.6, 386.6, 303.8]</text:p>
          </table:table-cell>
          <table:table-cell table:number-columns-repeated="1018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11" calcext:value-type="float">
            <text:p>911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49" calcext:value-type="float">
            <text:p>949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table:number-columns-repeated="3"/>
          <table:table-cell office:value-type="string" calcext:value-type="string">
            <text:p>[302.0, 305.6, 386.6, 303.8]</text:p>
          </table:table-cell>
          <table:table-cell table:number-columns-repeated="1018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3076" calcext:value-type="float">
            <text:p>48595307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11" calcext:value-type="float">
            <text:p>911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3080" calcext:value-type="float">
            <text:p>485953080</text:p>
          </table:table-cell>
          <table:table-cell table:number-columns-repeated="3"/>
          <table:table-cell office:value-type="string" calcext:value-type="string">
            <text:p>[303.8, 309.2, 386.6, 303.8]</text:p>
          </table:table-cell>
          <table:table-cell table:number-columns-repeated="1018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3080" calcext:value-type="float">
            <text:p>48595308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97" calcext:value-type="float">
            <text:p>997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3080" calcext:value-type="float">
            <text:p>485953080</text:p>
          </table:table-cell>
          <table:table-cell table:number-columns-repeated="3"/>
          <table:table-cell office:value-type="string" calcext:value-type="string">
            <text:p>[312.8, 312.8, 393.8, 311.0]</text:p>
          </table:table-cell>
          <table:table-cell table:number-columns-repeated="1018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3080" calcext:value-type="float">
            <text:p>485953080</text:p>
          </table:table-cell>
          <table:table-cell table:number-columns-repeated="3"/>
          <table:table-cell office:value-type="string" calcext:value-type="string">
            <text:p>[303.8, 309.2, 386.6, 303.8]</text:p>
          </table:table-cell>
          <table:table-cell table:number-columns-repeated="1018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3080" calcext:value-type="float">
            <text:p>48595308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97" calcext:value-type="float">
            <text:p>997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3080" calcext:value-type="float">
            <text:p>485953080</text:p>
          </table:table-cell>
          <table:table-cell table:number-columns-repeated="3"/>
          <table:table-cell office:value-type="string" calcext:value-type="string">
            <text:p>[312.8, 312.8, 393.8, 311.0]</text:p>
          </table:table-cell>
          <table:table-cell table:number-columns-repeated="101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3088" calcext:value-type="float">
            <text:p>485953088</text:p>
          </table:table-cell>
          <table:table-cell table:number-columns-repeated="3"/>
          <table:table-cell office:value-type="string" calcext:value-type="string">
            <text:p>[307.4, 307.4, 390.2, 305.6]</text:p>
          </table:table-cell>
          <table:table-cell table:number-columns-repeated="101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3088" calcext:value-type="float">
            <text:p>48595308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020" calcext:value-type="float">
            <text:p>1020</text:p>
          </table:table-cell>
          <table:table-cell office:value-type="float" office:value="2577" calcext:value-type="float">
            <text:p>2577</text:p>
          </table:table-cell>
          <table:table-cell table:number-columns-repeated="1019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3088" calcext:value-type="float">
            <text:p>485953088</text:p>
          </table:table-cell>
          <table:table-cell table:number-columns-repeated="3"/>
          <table:table-cell office:value-type="string" calcext:value-type="string">
            <text:p>[309.2, 309.2, 390.2, 300.2]</text:p>
          </table:table-cell>
          <table:table-cell table:number-columns-repeated="101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3088" calcext:value-type="float">
            <text:p>48595308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020" calcext:value-type="float">
            <text:p>1020</text:p>
          </table:table-cell>
          <table:table-cell office:value-type="float" office:value="2577" calcext:value-type="float">
            <text:p>2577</text:p>
          </table:table-cell>
          <table:table-cell table:number-columns-repeated="1019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3088" calcext:value-type="float">
            <text:p>485953088</text:p>
          </table:table-cell>
          <table:table-cell table:number-columns-repeated="3"/>
          <table:table-cell office:value-type="string" calcext:value-type="string">
            <text:p>[309.2, 309.2, 390.2, 300.2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3092" calcext:value-type="float">
            <text:p>48595309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60" calcext:value-type="float">
            <text:p>960</text:p>
          </table:table-cell>
          <table:table-cell office:value-type="float" office:value="2634" calcext:value-type="float">
            <text:p>2634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3092" calcext:value-type="float">
            <text:p>485953092</text:p>
          </table:table-cell>
          <table:table-cell table:number-columns-repeated="3"/>
          <table:table-cell office:value-type="string" calcext:value-type="string">
            <text:p>[300.2, 307.4, 388.4, 303.8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3092" calcext:value-type="float">
            <text:p>48595309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74" calcext:value-type="float">
            <text:p>874</text:p>
          </table:table-cell>
          <table:table-cell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3092" calcext:value-type="float">
            <text:p>48595309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60" calcext:value-type="float">
            <text:p>960</text:p>
          </table:table-cell>
          <table:table-cell office:value-type="float" office:value="2634" calcext:value-type="float">
            <text:p>2634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3092" calcext:value-type="float">
            <text:p>485953092</text:p>
          </table:table-cell>
          <table:table-cell table:number-columns-repeated="3"/>
          <table:table-cell office:value-type="string" calcext:value-type="string">
            <text:p>[300.2, 307.4, 388.4, 303.8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3092" calcext:value-type="float">
            <text:p>48595309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74" calcext:value-type="float">
            <text:p>874</text:p>
          </table:table-cell>
          <table:table-cell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3096" calcext:value-type="float">
            <text:p>48595309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85" calcext:value-type="float">
            <text:p>785</text:p>
          </table:table-cell>
          <table:table-cell office:value-type="float" office:value="2695" calcext:value-type="float">
            <text:p>2695</text:p>
          </table:table-cell>
          <table:table-cell table:number-columns-repeated="1019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3096" calcext:value-type="float">
            <text:p>485953096</text:p>
          </table:table-cell>
          <table:table-cell table:number-columns-repeated="3"/>
          <table:table-cell office:value-type="string" calcext:value-type="string">
            <text:p>[307.4, 309.2, 388.4, 307.4]</text:p>
          </table:table-cell>
          <table:table-cell table:number-columns-repeated="1018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3098" calcext:value-type="float">
            <text:p>48595309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85" calcext:value-type="float">
            <text:p>785</text:p>
          </table:table-cell>
          <table:table-cell office:value-type="float" office:value="2710" calcext:value-type="float">
            <text:p>2710</text:p>
          </table:table-cell>
          <table:table-cell table:number-columns-repeated="1019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3098" calcext:value-type="float">
            <text:p>485953098</text:p>
          </table:table-cell>
          <table:table-cell table:number-columns-repeated="3"/>
          <table:table-cell office:value-type="string" calcext:value-type="string">
            <text:p>[303.8, 312.8, 392.0, 307.4]</text:p>
          </table:table-cell>
          <table:table-cell table:number-columns-repeated="1018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3098" calcext:value-type="float">
            <text:p>48595309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60" calcext:value-type="float">
            <text:p>760</text:p>
          </table:table-cell>
          <table:table-cell office:value-type="float" office:value="2724" calcext:value-type="float">
            <text:p>2724</text:p>
          </table:table-cell>
          <table:table-cell table:number-columns-repeated="1019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3098" calcext:value-type="float">
            <text:p>485953098</text:p>
          </table:table-cell>
          <table:table-cell table:number-columns-repeated="3"/>
          <table:table-cell office:value-type="string" calcext:value-type="string">
            <text:p>[303.8, 312.8, 392.0, 307.4]</text:p>
          </table:table-cell>
          <table:table-cell table:number-columns-repeated="1018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3098" calcext:value-type="float">
            <text:p>48595309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60" calcext:value-type="float">
            <text:p>760</text:p>
          </table:table-cell>
          <table:table-cell office:value-type="float" office:value="2724" calcext:value-type="float">
            <text:p>2724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3102" calcext:value-type="float">
            <text:p>48595310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848" calcext:value-type="float">
            <text:p>848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3102" calcext:value-type="float">
            <text:p>485953102</text:p>
          </table:table-cell>
          <table:table-cell table:number-columns-repeated="3"/>
          <table:table-cell office:value-type="string" calcext:value-type="string">
            <text:p>[316.4, 312.8, 395.6, 311.0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3102" calcext:value-type="float">
            <text:p>48595310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848" calcext:value-type="float">
            <text:p>848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3102" calcext:value-type="float">
            <text:p>485953102</text:p>
          </table:table-cell>
          <table:table-cell table:number-columns-repeated="3"/>
          <table:table-cell office:value-type="string" calcext:value-type="string">
            <text:p>[316.4, 312.8, 395.6, 311.0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3106" calcext:value-type="float">
            <text:p>48595310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61" calcext:value-type="float">
            <text:p>761</text:p>
          </table:table-cell>
          <table:table-cell office:value-type="float" office:value="2814" calcext:value-type="float">
            <text:p>2814</text:p>
          </table:table-cell>
          <table:table-cell table:number-columns-repeated="1019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3106" calcext:value-type="float">
            <text:p>485953106</text:p>
          </table:table-cell>
          <table:table-cell table:number-columns-repeated="3"/>
          <table:table-cell office:value-type="string" calcext:value-type="string">
            <text:p>[309.2, 311.0, 390.2, 307.4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3106" calcext:value-type="float">
            <text:p>48595310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22" calcext:value-type="float">
            <text:p>722</text:p>
          </table:table-cell>
          <table:table-cell office:value-type="float" office:value="2829" calcext:value-type="float">
            <text:p>2829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5953109" calcext:value-type="float">
            <text:p>485953109</text:p>
          </table:table-cell>
          <table:table-cell table:number-columns-repeated="3"/>
          <table:table-cell office:value-type="string" calcext:value-type="string">
            <text:p>[305.6, 312.8, 393.8, 303.8]</text:p>
          </table:table-cell>
          <table:table-cell table:number-columns-repeated="101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5953109" calcext:value-type="float">
            <text:p>48595310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39" calcext:value-type="float">
            <text:p>739</text:p>
          </table:table-cell>
          <table:table-cell office:value-type="float" office:value="2844" calcext:value-type="float">
            <text:p>2844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85953109" calcext:value-type="float">
            <text:p>48595310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39" calcext:value-type="float">
            <text:p>739</text:p>
          </table:table-cell>
          <table:table-cell office:value-type="float" office:value="2844" calcext:value-type="float">
            <text:p>2844</text:p>
          </table:table-cell>
          <table:table-cell table:number-columns-repeated="1019"/>
        </table:table-row>
        <table:table-row table:style-name="ro1">
          <table:table-cell office:value-type="float" office:value="5.26666666666667" calcext:value-type="float">
            <text:p>5.26666666666667</text:p>
          </table:table-cell>
          <table:table-cell office:value-type="float" office:value="485953113" calcext:value-type="float">
            <text:p>48595311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58" calcext:value-type="float">
            <text:p>758</text:p>
          </table:table-cell>
          <table:table-cell office:value-type="float" office:value="2891" calcext:value-type="float">
            <text:p>2891</text:p>
          </table:table-cell>
          <table:table-cell table:number-columns-repeated="1019"/>
        </table:table-row>
        <table:table-row table:style-name="ro1">
          <table:table-cell office:value-type="float" office:value="5.26666666666667" calcext:value-type="float">
            <text:p>5.26666666666667</text:p>
          </table:table-cell>
          <table:table-cell office:value-type="float" office:value="485953113" calcext:value-type="float">
            <text:p>485953113</text:p>
          </table:table-cell>
          <table:table-cell table:number-columns-repeated="3"/>
          <table:table-cell office:value-type="string" calcext:value-type="string">
            <text:p>[305.6, 314.6, 390.2, 305.6]</text:p>
          </table:table-cell>
          <table:table-cell table:number-columns-repeated="1018"/>
        </table:table-row>
        <table:table-row table:style-name="ro1">
          <table:table-cell office:value-type="float" office:value="5.26666666666667" calcext:value-type="float">
            <text:p>5.26666666666667</text:p>
          </table:table-cell>
          <table:table-cell office:value-type="float" office:value="485953113" calcext:value-type="float">
            <text:p>48595311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58" calcext:value-type="float">
            <text:p>758</text:p>
          </table:table-cell>
          <table:table-cell office:value-type="float" office:value="2891" calcext:value-type="float">
            <text:p>2891</text:p>
          </table:table-cell>
          <table:table-cell table:number-columns-repeated="1019"/>
        </table:table-row>
        <table:table-row table:style-name="ro1">
          <table:table-cell office:value-type="float" office:value="5.26666666666667" calcext:value-type="float">
            <text:p>5.26666666666667</text:p>
          </table:table-cell>
          <table:table-cell office:value-type="float" office:value="485953113" calcext:value-type="float">
            <text:p>485953113</text:p>
          </table:table-cell>
          <table:table-cell table:number-columns-repeated="3"/>
          <table:table-cell office:value-type="string" calcext:value-type="string">
            <text:p>[305.6, 314.6, 390.2, 305.6]</text:p>
          </table:table-cell>
          <table:table-cell table:number-columns-repeated="1018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485953117" calcext:value-type="float">
            <text:p>48595311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18" calcext:value-type="float">
            <text:p>818</text:p>
          </table:table-cell>
          <table:table-cell office:value-type="float" office:value="2934" calcext:value-type="float">
            <text:p>2934</text:p>
          </table:table-cell>
          <table:table-cell table:number-columns-repeated="1019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485953117" calcext:value-type="float">
            <text:p>485953117</text:p>
          </table:table-cell>
          <table:table-cell table:number-columns-repeated="3"/>
          <table:table-cell office:value-type="string" calcext:value-type="string">
            <text:p>[307.4, 316.4, 392.0, 311.0]</text:p>
          </table:table-cell>
          <table:table-cell table:number-columns-repeated="1018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485953117" calcext:value-type="float">
            <text:p>48595311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36" calcext:value-type="float">
            <text:p>836</text:p>
          </table:table-cell>
          <table:table-cell office:value-type="float" office:value="2951" calcext:value-type="float">
            <text:p>2951</text:p>
          </table:table-cell>
          <table:table-cell table:number-columns-repeated="1019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485953117" calcext:value-type="float">
            <text:p>48595311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18" calcext:value-type="float">
            <text:p>818</text:p>
          </table:table-cell>
          <table:table-cell office:value-type="float" office:value="2934" calcext:value-type="float">
            <text:p>2934</text:p>
          </table:table-cell>
          <table:table-cell table:number-columns-repeated="1019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485953117" calcext:value-type="float">
            <text:p>485953117</text:p>
          </table:table-cell>
          <table:table-cell table:number-columns-repeated="3"/>
          <table:table-cell office:value-type="string" calcext:value-type="string">
            <text:p>[307.4, 316.4, 392.0, 311.0]</text:p>
          </table:table-cell>
          <table:table-cell table:number-columns-repeated="1018"/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485953117" calcext:value-type="float">
            <text:p>48595311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36" calcext:value-type="float">
            <text:p>836</text:p>
          </table:table-cell>
          <table:table-cell office:value-type="float" office:value="2951" calcext:value-type="float">
            <text:p>2951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5953121" calcext:value-type="float">
            <text:p>48595312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43" calcext:value-type="float">
            <text:p>843</text:p>
          </table:table-cell>
          <table:table-cell office:value-type="float" office:value="2999" calcext:value-type="float">
            <text:p>2999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5953121" calcext:value-type="float">
            <text:p>485953121</text:p>
          </table:table-cell>
          <table:table-cell table:number-columns-repeated="3"/>
          <table:table-cell office:value-type="string" calcext:value-type="string">
            <text:p>[309.2, 316.4, 395.6, 309.2]</text:p>
          </table:table-cell>
          <table:table-cell table:number-columns-repeated="101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5953121" calcext:value-type="float">
            <text:p>48595312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43" calcext:value-type="float">
            <text:p>843</text:p>
          </table:table-cell>
          <table:table-cell office:value-type="float" office:value="2999" calcext:value-type="float">
            <text:p>2999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85953121" calcext:value-type="float">
            <text:p>485953121</text:p>
          </table:table-cell>
          <table:table-cell table:number-columns-repeated="3"/>
          <table:table-cell office:value-type="string" calcext:value-type="string">
            <text:p>[309.2, 316.4, 395.6, 309.2]</text:p>
          </table:table-cell>
          <table:table-cell table:number-columns-repeated="1018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3125" calcext:value-type="float">
            <text:p>485953125</text:p>
          </table:table-cell>
          <table:table-cell table:number-columns-repeated="3"/>
          <table:table-cell office:value-type="string" calcext:value-type="string">
            <text:p>[311.0, 316.4, 393.8, 312.8]</text:p>
          </table:table-cell>
          <table:table-cell table:number-columns-repeated="1018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3125" calcext:value-type="float">
            <text:p>48595312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40" calcext:value-type="float">
            <text:p>840</text:p>
          </table:table-cell>
          <table:table-cell office:value-type="float" office:value="3047" calcext:value-type="float">
            <text:p>3047</text:p>
          </table:table-cell>
          <table:table-cell table:number-columns-repeated="1019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3125" calcext:value-type="float">
            <text:p>48595312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59" calcext:value-type="float">
            <text:p>859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3125" calcext:value-type="float">
            <text:p>485953125</text:p>
          </table:table-cell>
          <table:table-cell table:number-columns-repeated="3"/>
          <table:table-cell office:value-type="string" calcext:value-type="string">
            <text:p>[309.2, 316.4, 393.8, 312.8]</text:p>
          </table:table-cell>
          <table:table-cell table:number-columns-repeated="101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5953127" calcext:value-type="float">
            <text:p>48595312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85" calcext:value-type="float">
            <text:p>885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5953127" calcext:value-type="float">
            <text:p>485953127</text:p>
          </table:table-cell>
          <table:table-cell table:number-columns-repeated="3"/>
          <table:table-cell office:value-type="string" calcext:value-type="string">
            <text:p>[312.8, 314.6, 390.2, 312.8]</text:p>
          </table:table-cell>
          <table:table-cell table:number-columns-repeated="101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5953127" calcext:value-type="float">
            <text:p>48595312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41" calcext:value-type="float">
            <text:p>841</text:p>
          </table:table-cell>
          <table:table-cell office:value-type="float" office:value="3095" calcext:value-type="float">
            <text:p>3095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5953127" calcext:value-type="float">
            <text:p>48595312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85" calcext:value-type="float">
            <text:p>885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5953127" calcext:value-type="float">
            <text:p>485953127</text:p>
          </table:table-cell>
          <table:table-cell table:number-columns-repeated="3"/>
          <table:table-cell office:value-type="string" calcext:value-type="string">
            <text:p>[312.8, 314.6, 390.2, 312.8]</text:p>
          </table:table-cell>
          <table:table-cell table:number-columns-repeated="101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5953127" calcext:value-type="float">
            <text:p>48595312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41" calcext:value-type="float">
            <text:p>841</text:p>
          </table:table-cell>
          <table:table-cell office:value-type="float" office:value="3095" calcext:value-type="float">
            <text:p>3095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70" calcext:value-type="float">
            <text:p>870</text:p>
          </table:table-cell>
          <table:table-cell office:value-type="float" office:value="3132" calcext:value-type="float">
            <text:p>3132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table:number-columns-repeated="3"/>
          <table:table-cell office:value-type="string" calcext:value-type="string">
            <text:p>[318.2, 314.6, 402.8, 314.6]</text:p>
          </table:table-cell>
          <table:table-cell table:number-columns-repeated="1018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36" calcext:value-type="float">
            <text:p>836</text:p>
          </table:table-cell>
          <table:table-cell office:value-type="float" office:value="3147" calcext:value-type="float">
            <text:p>3147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table:number-columns-repeated="3"/>
          <table:table-cell office:value-type="string" calcext:value-type="string">
            <text:p>[312.8, 320.0, 397.4, 309.2]</text:p>
          </table:table-cell>
          <table:table-cell table:number-columns-repeated="1018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70" calcext:value-type="float">
            <text:p>870</text:p>
          </table:table-cell>
          <table:table-cell office:value-type="float" office:value="3132" calcext:value-type="float">
            <text:p>3132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table:number-columns-repeated="3"/>
          <table:table-cell office:value-type="string" calcext:value-type="string">
            <text:p>[318.2, 314.6, 402.8, 314.6]</text:p>
          </table:table-cell>
          <table:table-cell table:number-columns-repeated="1018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36" calcext:value-type="float">
            <text:p>836</text:p>
          </table:table-cell>
          <table:table-cell office:value-type="float" office:value="3147" calcext:value-type="float">
            <text:p>3147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3131" calcext:value-type="float">
            <text:p>485953131</text:p>
          </table:table-cell>
          <table:table-cell table:number-columns-repeated="3"/>
          <table:table-cell office:value-type="string" calcext:value-type="string">
            <text:p>[312.8, 320.0, 397.4, 309.2]</text:p>
          </table:table-cell>
          <table:table-cell table:number-columns-repeated="1018"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5953135" calcext:value-type="float">
            <text:p>485953135</text:p>
          </table:table-cell>
          <table:table-cell table:number-columns-repeated="3"/>
          <table:table-cell office:value-type="string" calcext:value-type="string">
            <text:p>[309.2, 312.8, 395.6, 309.2]</text:p>
          </table:table-cell>
          <table:table-cell table:number-columns-repeated="1018"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5953135" calcext:value-type="float">
            <text:p>48595313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823" calcext:value-type="float">
            <text:p>823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485953135" calcext:value-type="float">
            <text:p>485953135</text:p>
          </table:table-cell>
          <table:table-cell table:number-columns-repeated="3"/>
          <table:table-cell office:value-type="string" calcext:value-type="string">
            <text:p>[316.4, 314.6, 401.0, 316.4]</text:p>
          </table:table-cell>
          <table:table-cell table:number-columns-repeated="1018"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5953138" calcext:value-type="float">
            <text:p>48595313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58" calcext:value-type="float">
            <text:p>758</text:p>
          </table:table-cell>
          <table:table-cell office:value-type="float" office:value="3209" calcext:value-type="float">
            <text:p>3209</text:p>
          </table:table-cell>
          <table:table-cell table:number-columns-repeated="1019"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5953138" calcext:value-type="float">
            <text:p>48595313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34" calcext:value-type="float">
            <text:p>734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5953138" calcext:value-type="float">
            <text:p>485953138</text:p>
          </table:table-cell>
          <table:table-cell table:number-columns-repeated="3"/>
          <table:table-cell office:value-type="string" calcext:value-type="string">
            <text:p>[314.6, 321.8, 397.4, 312.8]</text:p>
          </table:table-cell>
          <table:table-cell table:number-columns-repeated="1018"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5953138" calcext:value-type="float">
            <text:p>48595313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34" calcext:value-type="float">
            <text:p>734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5953138" calcext:value-type="float">
            <text:p>485953138</text:p>
          </table:table-cell>
          <table:table-cell table:number-columns-repeated="3"/>
          <table:table-cell office:value-type="string" calcext:value-type="string">
            <text:p>[314.6, 321.8, 397.4, 312.8]</text:p>
          </table:table-cell>
          <table:table-cell table:number-columns-repeated="1018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3142" calcext:value-type="float">
            <text:p>48595314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65" calcext:value-type="float">
            <text:p>665</text:p>
          </table:table-cell>
          <table:table-cell office:value-type="float" office:value="3266" calcext:value-type="float">
            <text:p>3266</text:p>
          </table:table-cell>
          <table:table-cell table:number-columns-repeated="1019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3142" calcext:value-type="float">
            <text:p>485953142</text:p>
          </table:table-cell>
          <table:table-cell table:number-columns-repeated="3"/>
          <table:table-cell office:value-type="string" calcext:value-type="string">
            <text:p>[316.4, 312.8, 397.4, 316.4]</text:p>
          </table:table-cell>
          <table:table-cell table:number-columns-repeated="1018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3142" calcext:value-type="float">
            <text:p>48595314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65" calcext:value-type="float">
            <text:p>665</text:p>
          </table:table-cell>
          <table:table-cell office:value-type="float" office:value="3266" calcext:value-type="float">
            <text:p>3266</text:p>
          </table:table-cell>
          <table:table-cell table:number-columns-repeated="1019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3142" calcext:value-type="float">
            <text:p>485953142</text:p>
          </table:table-cell>
          <table:table-cell table:number-columns-repeated="3"/>
          <table:table-cell office:value-type="string" calcext:value-type="string">
            <text:p>[316.4, 312.8, 397.4, 316.4]</text:p>
          </table:table-cell>
          <table:table-cell table:number-columns-repeated="1018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3146" calcext:value-type="float">
            <text:p>48595314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23" calcext:value-type="float">
            <text:p>723</text:p>
          </table:table-cell>
          <table:table-cell office:value-type="float" office:value="3310" calcext:value-type="float">
            <text:p>3310</text:p>
          </table:table-cell>
          <table:table-cell table:number-columns-repeated="1019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3146" calcext:value-type="float">
            <text:p>485953146</text:p>
          </table:table-cell>
          <table:table-cell table:number-columns-repeated="3"/>
          <table:table-cell office:value-type="string" calcext:value-type="string">
            <text:p>[318.2, 318.2, 401.0, 318.2]</text:p>
          </table:table-cell>
          <table:table-cell table:number-columns-repeated="1018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3146" calcext:value-type="float">
            <text:p>48595314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49" calcext:value-type="float">
            <text:p>749</text:p>
          </table:table-cell>
          <table:table-cell office:value-type="float" office:value="3327" calcext:value-type="float">
            <text:p>3327</text:p>
          </table:table-cell>
          <table:table-cell table:number-columns-repeated="1019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3152" calcext:value-type="float">
            <text:p>485953152</text:p>
          </table:table-cell>
          <table:table-cell table:number-columns-repeated="3"/>
          <table:table-cell office:value-type="string" calcext:value-type="string">
            <text:p>[316.4, 316.4, 399.2, 314.6]</text:p>
          </table:table-cell>
          <table:table-cell table:number-columns-repeated="1018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3152" calcext:value-type="float">
            <text:p>48595315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22" calcext:value-type="float">
            <text:p>722</text:p>
          </table:table-cell>
          <table:table-cell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3152" calcext:value-type="float">
            <text:p>485953152</text:p>
          </table:table-cell>
          <table:table-cell table:number-columns-repeated="3"/>
          <table:table-cell office:value-type="string" calcext:value-type="string">
            <text:p>[316.4, 316.4, 399.2, 314.6]</text:p>
          </table:table-cell>
          <table:table-cell table:number-columns-repeated="1018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3152" calcext:value-type="float">
            <text:p>48595315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22" calcext:value-type="float">
            <text:p>722</text:p>
          </table:table-cell>
          <table:table-cell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5953156" calcext:value-type="float">
            <text:p>48595315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70" calcext:value-type="float">
            <text:p>770</text:p>
          </table:table-cell>
          <table:table-cell office:value-type="float" office:value="3386" calcext:value-type="float">
            <text:p>3386</text:p>
          </table:table-cell>
          <table:table-cell table:number-columns-repeated="1019"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5953156" calcext:value-type="float">
            <text:p>485953156</text:p>
          </table:table-cell>
          <table:table-cell table:number-columns-repeated="3"/>
          <table:table-cell office:value-type="string" calcext:value-type="string">
            <text:p>[312.8, 314.6, 401.0, 318.2]</text:p>
          </table:table-cell>
          <table:table-cell table:number-columns-repeated="1018"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5953156" calcext:value-type="float">
            <text:p>48595315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70" calcext:value-type="float">
            <text:p>770</text:p>
          </table:table-cell>
          <table:table-cell office:value-type="float" office:value="3386" calcext:value-type="float">
            <text:p>3386</text:p>
          </table:table-cell>
          <table:table-cell table:number-columns-repeated="1019"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5953156" calcext:value-type="float">
            <text:p>485953156</text:p>
          </table:table-cell>
          <table:table-cell table:number-columns-repeated="3"/>
          <table:table-cell office:value-type="string" calcext:value-type="string">
            <text:p>[312.8, 314.6, 401.0, 318.2]</text:p>
          </table:table-cell>
          <table:table-cell table:number-columns-repeated="101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3160" calcext:value-type="float">
            <text:p>48595316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13" calcext:value-type="float">
            <text:p>713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3160" calcext:value-type="float">
            <text:p>485953160</text:p>
          </table:table-cell>
          <table:table-cell table:number-columns-repeated="3"/>
          <table:table-cell office:value-type="string" calcext:value-type="string">
            <text:p>[316.4, 316.4, 397.4, 320.0]</text:p>
          </table:table-cell>
          <table:table-cell table:number-columns-repeated="101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3160" calcext:value-type="float">
            <text:p>48595316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99" calcext:value-type="float">
            <text:p>699</text:p>
          </table:table-cell>
          <table:table-cell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3160" calcext:value-type="float">
            <text:p>48595316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13" calcext:value-type="float">
            <text:p>713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3160" calcext:value-type="float">
            <text:p>485953160</text:p>
          </table:table-cell>
          <table:table-cell table:number-columns-repeated="3"/>
          <table:table-cell office:value-type="string" calcext:value-type="string">
            <text:p>[316.4, 316.4, 397.4, 320.0]</text:p>
          </table:table-cell>
          <table:table-cell table:number-columns-repeated="101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3160" calcext:value-type="float">
            <text:p>48595316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99" calcext:value-type="float">
            <text:p>699</text:p>
          </table:table-cell>
          <table:table-cell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3164" calcext:value-type="float">
            <text:p>48595316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48" calcext:value-type="float">
            <text:p>748</text:p>
          </table:table-cell>
          <table:table-cell office:value-type="float" office:value="3488" calcext:value-type="float">
            <text:p>3488</text:p>
          </table:table-cell>
          <table:table-cell table:number-columns-repeated="1019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3164" calcext:value-type="float">
            <text:p>485953164</text:p>
          </table:table-cell>
          <table:table-cell table:number-columns-repeated="3"/>
          <table:table-cell office:value-type="string" calcext:value-type="string">
            <text:p>[314.6, 314.6, 401.0, 318.2]</text:p>
          </table:table-cell>
          <table:table-cell table:number-columns-repeated="1018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3164" calcext:value-type="float">
            <text:p>48595316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48" calcext:value-type="float">
            <text:p>748</text:p>
          </table:table-cell>
          <table:table-cell office:value-type="float" office:value="3488" calcext:value-type="float">
            <text:p>3488</text:p>
          </table:table-cell>
          <table:table-cell table:number-columns-repeated="1019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3164" calcext:value-type="float">
            <text:p>485953164</text:p>
          </table:table-cell>
          <table:table-cell table:number-columns-repeated="3"/>
          <table:table-cell office:value-type="string" calcext:value-type="string">
            <text:p>[314.6, 314.6, 401.0, 318.2]</text:p>
          </table:table-cell>
          <table:table-cell table:number-columns-repeated="1018"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5953168" calcext:value-type="float">
            <text:p>48595316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70" calcext:value-type="float">
            <text:p>770</text:p>
          </table:table-cell>
          <table:table-cell office:value-type="float" office:value="3527" calcext:value-type="float">
            <text:p>3527</text:p>
          </table:table-cell>
          <table:table-cell table:number-columns-repeated="1019"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5953168" calcext:value-type="float">
            <text:p>485953168</text:p>
          </table:table-cell>
          <table:table-cell table:number-columns-repeated="3"/>
          <table:table-cell office:value-type="string" calcext:value-type="string">
            <text:p>[321.8, 316.4, 402.8, 323.6]</text:p>
          </table:table-cell>
          <table:table-cell table:number-columns-repeated="1018"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5953168" calcext:value-type="float">
            <text:p>48595316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70" calcext:value-type="float">
            <text:p>770</text:p>
          </table:table-cell>
          <table:table-cell office:value-type="float" office:value="3527" calcext:value-type="float">
            <text:p>3527</text:p>
          </table:table-cell>
          <table:table-cell table:number-columns-repeated="1019"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5953168" calcext:value-type="float">
            <text:p>485953168</text:p>
          </table:table-cell>
          <table:table-cell table:number-columns-repeated="3"/>
          <table:table-cell office:value-type="string" calcext:value-type="string">
            <text:p>[321.8, 316.4, 402.8, 323.6]</text:p>
          </table:table-cell>
          <table:table-cell table:number-columns-repeated="1018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85953172" calcext:value-type="float">
            <text:p>48595317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20" calcext:value-type="float">
            <text:p>720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85953172" calcext:value-type="float">
            <text:p>485953172</text:p>
          </table:table-cell>
          <table:table-cell table:number-columns-repeated="3"/>
          <table:table-cell office:value-type="string" calcext:value-type="string">
            <text:p>[316.4, 316.4, 399.2, 320.0]</text:p>
          </table:table-cell>
          <table:table-cell table:number-columns-repeated="1018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85953172" calcext:value-type="float">
            <text:p>48595317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76" calcext:value-type="float">
            <text:p>676</text:p>
          </table:table-cell>
          <table:table-cell office:value-type="float" office:value="3583" calcext:value-type="float">
            <text:p>3583</text:p>
          </table:table-cell>
          <table:table-cell table:number-columns-repeated="1019"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5953173" calcext:value-type="float">
            <text:p>485953173</text:p>
          </table:table-cell>
          <table:table-cell table:number-columns-repeated="3"/>
          <table:table-cell office:value-type="string" calcext:value-type="string">
            <text:p>[311.0, 312.8, 399.2, 316.4]</text:p>
          </table:table-cell>
          <table:table-cell table:number-columns-repeated="1018"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5953173" calcext:value-type="float">
            <text:p>48595317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90" calcext:value-type="float">
            <text:p>690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5953173" calcext:value-type="float">
            <text:p>485953173</text:p>
          </table:table-cell>
          <table:table-cell table:number-columns-repeated="3"/>
          <table:table-cell office:value-type="string" calcext:value-type="string">
            <text:p>[311.0, 312.8, 399.2, 316.4]</text:p>
          </table:table-cell>
          <table:table-cell table:number-columns-repeated="1018"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5953173" calcext:value-type="float">
            <text:p>48595317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90" calcext:value-type="float">
            <text:p>690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3177" calcext:value-type="float">
            <text:p>48595317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57" calcext:value-type="float">
            <text:p>657</text:p>
          </table:table-cell>
          <table:table-cell office:value-type="float" office:value="3638" calcext:value-type="float">
            <text:p>3638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3177" calcext:value-type="float">
            <text:p>485953177</text:p>
          </table:table-cell>
          <table:table-cell table:number-columns-repeated="3"/>
          <table:table-cell office:value-type="string" calcext:value-type="string">
            <text:p>[320.0, 316.4, 402.8, 320.0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3177" calcext:value-type="float">
            <text:p>48595317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57" calcext:value-type="float">
            <text:p>657</text:p>
          </table:table-cell>
          <table:table-cell office:value-type="float" office:value="3638" calcext:value-type="float">
            <text:p>3638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3177" calcext:value-type="float">
            <text:p>485953177</text:p>
          </table:table-cell>
          <table:table-cell table:number-columns-repeated="3"/>
          <table:table-cell office:value-type="string" calcext:value-type="string">
            <text:p>[320.0, 316.4, 402.8, 320.0]</text:p>
          </table:table-cell>
          <table:table-cell table:number-columns-repeated="1018"/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5953182" calcext:value-type="float">
            <text:p>485953182</text:p>
          </table:table-cell>
          <table:table-cell table:number-columns-repeated="3"/>
          <table:table-cell office:value-type="string" calcext:value-type="string">
            <text:p>[316.4, 312.8, 404.6, 321.8]</text:p>
          </table:table-cell>
          <table:table-cell table:number-columns-repeated="1018"/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5953182" calcext:value-type="float">
            <text:p>48595318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24" calcext:value-type="float">
            <text:p>724</text:p>
          </table:table-cell>
          <table:table-cell office:value-type="float" office:value="3683" calcext:value-type="float">
            <text:p>3683</text:p>
          </table:table-cell>
          <table:table-cell table:number-columns-repeated="1019"/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5953182" calcext:value-type="float">
            <text:p>485953182</text:p>
          </table:table-cell>
          <table:table-cell table:number-columns-repeated="3"/>
          <table:table-cell office:value-type="string" calcext:value-type="string">
            <text:p>[316.4, 316.4, 399.2, 321.8]</text:p>
          </table:table-cell>
          <table:table-cell table:number-columns-repeated="1018"/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5953182" calcext:value-type="float">
            <text:p>48595318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86" calcext:value-type="float">
            <text:p>786</text:p>
          </table:table-cell>
          <table:table-cell office:value-type="float" office:value="3700" calcext:value-type="float">
            <text:p>3700</text:p>
          </table:table-cell>
          <table:table-cell table:number-columns-repeated="1019"/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5953183" calcext:value-type="float">
            <text:p>485953183</text:p>
          </table:table-cell>
          <table:table-cell table:number-columns-repeated="3"/>
          <table:table-cell office:value-type="string" calcext:value-type="string">
            <text:p>[311.0, 314.6, 397.4, 314.6]</text:p>
          </table:table-cell>
          <table:table-cell table:number-columns-repeated="1018"/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5953183" calcext:value-type="float">
            <text:p>48595318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74" calcext:value-type="float">
            <text:p>774</text:p>
          </table:table-cell>
          <table:table-cell office:value-type="float" office:value="3714" calcext:value-type="float">
            <text:p>3714</text:p>
          </table:table-cell>
          <table:table-cell table:number-columns-repeated="1019"/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5953183" calcext:value-type="float">
            <text:p>485953183</text:p>
          </table:table-cell>
          <table:table-cell table:number-columns-repeated="3"/>
          <table:table-cell office:value-type="string" calcext:value-type="string">
            <text:p>[311.0, 314.6, 397.4, 314.6]</text:p>
          </table:table-cell>
          <table:table-cell table:number-columns-repeated="1018"/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5953183" calcext:value-type="float">
            <text:p>48595318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74" calcext:value-type="float">
            <text:p>774</text:p>
          </table:table-cell>
          <table:table-cell office:value-type="float" office:value="3714" calcext:value-type="float">
            <text:p>3714</text:p>
          </table:table-cell>
          <table:table-cell table:number-columns-repeated="1019"/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485953188" calcext:value-type="float">
            <text:p>48595318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338" calcext:value-type="float">
            <text:p>338</text:p>
          </table:table-cell>
          <table:table-cell office:value-type="float" office:value="3728" calcext:value-type="float">
            <text:p>3728</text:p>
          </table:table-cell>
          <table:table-cell table:number-columns-repeated="1019"/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485953188" calcext:value-type="float">
            <text:p>485953188</text:p>
          </table:table-cell>
          <table:table-cell table:number-columns-repeated="3"/>
          <table:table-cell office:value-type="string" calcext:value-type="string">
            <text:p>[320.0, 320.0, 404.6, 321.8]</text:p>
          </table:table-cell>
          <table:table-cell table:number-columns-repeated="1018"/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485953188" calcext:value-type="float">
            <text:p>48595318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table:number-columns-repeated="1019"/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485953188" calcext:value-type="float">
            <text:p>48595318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338" calcext:value-type="float">
            <text:p>338</text:p>
          </table:table-cell>
          <table:table-cell office:value-type="float" office:value="3728" calcext:value-type="float">
            <text:p>3728</text:p>
          </table:table-cell>
          <table:table-cell table:number-columns-repeated="1019"/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485953188" calcext:value-type="float">
            <text:p>485953188</text:p>
          </table:table-cell>
          <table:table-cell table:number-columns-repeated="3"/>
          <table:table-cell office:value-type="string" calcext:value-type="string">
            <text:p>[320.0, 320.0, 404.6, 321.8]</text:p>
          </table:table-cell>
          <table:table-cell table:number-columns-repeated="1018"/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485953188" calcext:value-type="float">
            <text:p>48595318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table:number-columns-repeated="1019"/>
        </table:table-row>
        <table:table-row table:style-name="ro1">
          <table:table-cell office:value-type="float" office:value="6.58333333333333" calcext:value-type="float">
            <text:p>6.58333333333333</text:p>
          </table:table-cell>
          <table:table-cell office:value-type="float" office:value="485953192" calcext:value-type="float">
            <text:p>485953192</text:p>
          </table:table-cell>
          <table:table-cell table:number-columns-repeated="3"/>
          <table:table-cell office:value-type="string" calcext:value-type="string">
            <text:p>[320.0, 312.8, 402.8, 316.4]</text:p>
          </table:table-cell>
          <table:table-cell table:number-columns-repeated="1018"/>
        </table:table-row>
        <table:table-row table:style-name="ro1">
          <table:table-cell office:value-type="float" office:value="6.58333333333333" calcext:value-type="float">
            <text:p>6.58333333333333</text:p>
          </table:table-cell>
          <table:table-cell office:value-type="float" office:value="485953192" calcext:value-type="float">
            <text:p>48595319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72" calcext:value-type="float">
            <text:p>-372</text:p>
          </table:table-cell>
          <table:table-cell office:value-type="float" office:value="3697" calcext:value-type="float">
            <text:p>3697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3194" calcext:value-type="float">
            <text:p>485953194</text:p>
          </table:table-cell>
          <table:table-cell table:number-columns-repeated="3"/>
          <table:table-cell office:value-type="string" calcext:value-type="string">
            <text:p>[312.8, 314.6, 401.0, 320.0]</text:p>
          </table:table-cell>
          <table:table-cell table:number-columns-repeated="1018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3194" calcext:value-type="float">
            <text:p>48595319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407" calcext:value-type="float">
            <text:p>-407</text:p>
          </table:table-cell>
          <table:table-cell office:value-type="float" office:value="3688" calcext:value-type="float">
            <text:p>3688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3194" calcext:value-type="float">
            <text:p>485953194</text:p>
          </table:table-cell>
          <table:table-cell table:number-columns-repeated="3"/>
          <table:table-cell office:value-type="string" calcext:value-type="string">
            <text:p>[312.8, 314.6, 397.4, 320.0]</text:p>
          </table:table-cell>
          <table:table-cell table:number-columns-repeated="1018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3194" calcext:value-type="float">
            <text:p>48595319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407" calcext:value-type="float">
            <text:p>-407</text:p>
          </table:table-cell>
          <table:table-cell office:value-type="float" office:value="3688" calcext:value-type="float">
            <text:p>3688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3194" calcext:value-type="float">
            <text:p>485953194</text:p>
          </table:table-cell>
          <table:table-cell table:number-columns-repeated="3"/>
          <table:table-cell office:value-type="string" calcext:value-type="string">
            <text:p>[312.8, 314.6, 397.4, 320.0]</text:p>
          </table:table-cell>
          <table:table-cell table:number-columns-repeated="1018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3198" calcext:value-type="float">
            <text:p>48595319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342" calcext:value-type="float">
            <text:p>-342</text:p>
          </table:table-cell>
          <table:table-cell office:value-type="float" office:value="3665" calcext:value-type="float">
            <text:p>3665</text:p>
          </table:table-cell>
          <table:table-cell table:number-columns-repeated="1019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3198" calcext:value-type="float">
            <text:p>485953198</text:p>
          </table:table-cell>
          <table:table-cell table:number-columns-repeated="3"/>
          <table:table-cell office:value-type="string" calcext:value-type="string">
            <text:p>[314.6, 316.4, 397.4, 320.0]</text:p>
          </table:table-cell>
          <table:table-cell table:number-columns-repeated="1018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3198" calcext:value-type="float">
            <text:p>48595319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342" calcext:value-type="float">
            <text:p>-342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3198" calcext:value-type="float">
            <text:p>48595319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342" calcext:value-type="float">
            <text:p>-342</text:p>
          </table:table-cell>
          <table:table-cell office:value-type="float" office:value="3665" calcext:value-type="float">
            <text:p>3665</text:p>
          </table:table-cell>
          <table:table-cell table:number-columns-repeated="1019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3198" calcext:value-type="float">
            <text:p>485953198</text:p>
          </table:table-cell>
          <table:table-cell table:number-columns-repeated="3"/>
          <table:table-cell office:value-type="string" calcext:value-type="string">
            <text:p>[314.6, 316.4, 397.4, 320.0]</text:p>
          </table:table-cell>
          <table:table-cell table:number-columns-repeated="1018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3198" calcext:value-type="float">
            <text:p>48595319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342" calcext:value-type="float">
            <text:p>-342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5953202" calcext:value-type="float">
            <text:p>485953202</text:p>
          </table:table-cell>
          <table:table-cell table:number-columns-repeated="3"/>
          <table:table-cell office:value-type="string" calcext:value-type="string">
            <text:p>[311.0, 314.6, 401.0, 321.8]</text:p>
          </table:table-cell>
          <table:table-cell table:number-columns-repeated="1018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5953202" calcext:value-type="float">
            <text:p>48595320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320" calcext:value-type="float">
            <text:p>-320</text:p>
          </table:table-cell>
          <table:table-cell office:value-type="float" office:value="3640" calcext:value-type="float">
            <text:p>3640</text:p>
          </table:table-cell>
          <table:table-cell table:number-columns-repeated="1019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85953202" calcext:value-type="float">
            <text:p>485953202</text:p>
          </table:table-cell>
          <table:table-cell table:number-columns-repeated="3"/>
          <table:table-cell office:value-type="string" calcext:value-type="string">
            <text:p>[316.4, 311.0, 399.2, 321.8]</text:p>
          </table:table-cell>
          <table:table-cell table:number-columns-repeated="1018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3204" calcext:value-type="float">
            <text:p>485953204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331" calcext:value-type="float">
            <text:p>-331</text:p>
          </table:table-cell>
          <table:table-cell office:value-type="float" office:value="3633" calcext:value-type="float">
            <text:p>3633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3204" calcext:value-type="float">
            <text:p>485953204</text:p>
          </table:table-cell>
          <table:table-cell table:number-columns-repeated="3"/>
          <table:table-cell office:value-type="string" calcext:value-type="string">
            <text:p>[311.0, 311.0, 397.4, 314.6]</text:p>
          </table:table-cell>
          <table:table-cell table:number-columns-repeated="1018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3204" calcext:value-type="float">
            <text:p>485953204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443" calcext:value-type="float">
            <text:p>-443</text:p>
          </table:table-cell>
          <table:table-cell office:value-type="float" office:value="3621" calcext:value-type="float">
            <text:p>3621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3204" calcext:value-type="float">
            <text:p>485953204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331" calcext:value-type="float">
            <text:p>-331</text:p>
          </table:table-cell>
          <table:table-cell office:value-type="float" office:value="3633" calcext:value-type="float">
            <text:p>3633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3204" calcext:value-type="float">
            <text:p>485953204</text:p>
          </table:table-cell>
          <table:table-cell table:number-columns-repeated="3"/>
          <table:table-cell office:value-type="string" calcext:value-type="string">
            <text:p>[311.0, 311.0, 397.4, 314.6]</text:p>
          </table:table-cell>
          <table:table-cell table:number-columns-repeated="1018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3204" calcext:value-type="float">
            <text:p>485953204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443" calcext:value-type="float">
            <text:p>-443</text:p>
          </table:table-cell>
          <table:table-cell office:value-type="float" office:value="3621" calcext:value-type="float">
            <text:p>3621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3208" calcext:value-type="float">
            <text:p>48595320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523" calcext:value-type="float">
            <text:p>-523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3208" calcext:value-type="float">
            <text:p>485953208</text:p>
          </table:table-cell>
          <table:table-cell table:number-columns-repeated="3"/>
          <table:table-cell office:value-type="string" calcext:value-type="string">
            <text:p>[307.4, 309.2, 397.4, 320.0]</text:p>
          </table:table-cell>
          <table:table-cell table:number-columns-repeated="1018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3208" calcext:value-type="float">
            <text:p>48595320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523" calcext:value-type="float">
            <text:p>-523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3208" calcext:value-type="float">
            <text:p>485953208</text:p>
          </table:table-cell>
          <table:table-cell table:number-columns-repeated="3"/>
          <table:table-cell office:value-type="string" calcext:value-type="string">
            <text:p>[307.4, 309.2, 397.4, 320.0]</text:p>
          </table:table-cell>
          <table:table-cell table:number-columns-repeated="1018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485953216" calcext:value-type="float">
            <text:p>48595321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303" calcext:value-type="float">
            <text:p>-303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485953216" calcext:value-type="float">
            <text:p>485953216</text:p>
          </table:table-cell>
          <table:table-cell table:number-columns-repeated="3"/>
          <table:table-cell office:value-type="string" calcext:value-type="string">
            <text:p>[307.4, 307.4, 393.8, 316.4]</text:p>
          </table:table-cell>
          <table:table-cell table:number-columns-repeated="1018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485953216" calcext:value-type="float">
            <text:p>48595321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36" calcext:value-type="float">
            <text:p>-136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485953216" calcext:value-type="float">
            <text:p>48595321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303" calcext:value-type="float">
            <text:p>-303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485953216" calcext:value-type="float">
            <text:p>485953216</text:p>
          </table:table-cell>
          <table:table-cell table:number-columns-repeated="3"/>
          <table:table-cell office:value-type="string" calcext:value-type="string">
            <text:p>[307.4, 307.4, 393.8, 316.4]</text:p>
          </table:table-cell>
          <table:table-cell table:number-columns-repeated="1018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485953216" calcext:value-type="float">
            <text:p>48595321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36" calcext:value-type="float">
            <text:p>-136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3220" calcext:value-type="float">
            <text:p>485953220</text:p>
          </table:table-cell>
          <table:table-cell table:number-columns-repeated="3"/>
          <table:table-cell office:value-type="string" calcext:value-type="string">
            <text:p>[307.4, 305.6, 397.4, 312.8]</text:p>
          </table:table-cell>
          <table:table-cell table:number-columns-repeated="1018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3220" calcext:value-type="float">
            <text:p>48595322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8" calcext:value-type="float">
            <text:p>98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3220" calcext:value-type="float">
            <text:p>48595322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" calcext:value-type="float">
            <text:p>13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3220" calcext:value-type="float">
            <text:p>485953220</text:p>
          </table:table-cell>
          <table:table-cell table:number-columns-repeated="3"/>
          <table:table-cell office:value-type="string" calcext:value-type="string">
            <text:p>[307.4, 305.6, 397.4, 312.8]</text:p>
          </table:table-cell>
          <table:table-cell table:number-columns-repeated="1018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3220" calcext:value-type="float">
            <text:p>48595322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8" calcext:value-type="float">
            <text:p>98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3224" calcext:value-type="float">
            <text:p>485953224</text:p>
          </table:table-cell>
          <table:table-cell table:number-columns-repeated="3"/>
          <table:table-cell office:value-type="string" calcext:value-type="string">
            <text:p>[300.2, 302.0, 390.2, 312.8]</text:p>
          </table:table-cell>
          <table:table-cell table:number-columns-repeated="1018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3224" calcext:value-type="float">
            <text:p>48595322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03" calcext:value-type="float">
            <text:p>203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3224" calcext:value-type="float">
            <text:p>485953224</text:p>
          </table:table-cell>
          <table:table-cell table:number-columns-repeated="3"/>
          <table:table-cell office:value-type="string" calcext:value-type="string">
            <text:p>[300.2, 302.0, 390.2, 312.8]</text:p>
          </table:table-cell>
          <table:table-cell table:number-columns-repeated="1018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3224" calcext:value-type="float">
            <text:p>48595322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03" calcext:value-type="float">
            <text:p>203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3228" calcext:value-type="float">
            <text:p>48595322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84" calcext:value-type="float">
            <text:p>84</text:p>
          </table:table-cell>
          <table:table-cell office:value-type="float" office:value="3594" calcext:value-type="float">
            <text:p>3594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3228" calcext:value-type="float">
            <text:p>48595322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4" calcext:value-type="float">
            <text:p>4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3228" calcext:value-type="float">
            <text:p>485953228</text:p>
          </table:table-cell>
          <table:table-cell table:number-columns-repeated="3"/>
          <table:table-cell office:value-type="string" calcext:value-type="string">
            <text:p>[302.0, 300.2, 388.4, 311.0]</text:p>
          </table:table-cell>
          <table:table-cell table:number-columns-repeated="1018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3228" calcext:value-type="float">
            <text:p>48595322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84" calcext:value-type="float">
            <text:p>84</text:p>
          </table:table-cell>
          <table:table-cell office:value-type="float" office:value="3594" calcext:value-type="float">
            <text:p>3594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3228" calcext:value-type="float">
            <text:p>48595322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4" calcext:value-type="float">
            <text:p>4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3228" calcext:value-type="float">
            <text:p>485953228</text:p>
          </table:table-cell>
          <table:table-cell table:number-columns-repeated="3"/>
          <table:table-cell office:value-type="string" calcext:value-type="string">
            <text:p>[302.0, 300.2, 388.4, 311.0]</text:p>
          </table:table-cell>
          <table:table-cell table:number-columns-repeated="1018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485953232" calcext:value-type="float">
            <text:p>485953232</text:p>
          </table:table-cell>
          <table:table-cell table:number-columns-repeated="3"/>
          <table:table-cell office:value-type="string" calcext:value-type="string">
            <text:p>[303.8, 298.4, 388.4, 311.0]</text:p>
          </table:table-cell>
          <table:table-cell table:number-columns-repeated="1018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485953232" calcext:value-type="float">
            <text:p>485953232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94" calcext:value-type="float">
            <text:p>-194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485953232" calcext:value-type="float">
            <text:p>485953232</text:p>
          </table:table-cell>
          <table:table-cell table:number-columns-repeated="3"/>
          <table:table-cell office:value-type="string" calcext:value-type="string">
            <text:p>[303.8, 300.2, 388.4, 309.2]</text:p>
          </table:table-cell>
          <table:table-cell table:number-columns-repeated="1018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485953232" calcext:value-type="float">
            <text:p>48595323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45" calcext:value-type="float">
            <text:p>-245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3234" calcext:value-type="float">
            <text:p>485953234</text:p>
          </table:table-cell>
          <table:table-cell table:number-columns-repeated="3"/>
          <table:table-cell office:value-type="string" calcext:value-type="string">
            <text:p>[303.8, 296.6, 388.4, 314.6]</text:p>
          </table:table-cell>
          <table:table-cell table:number-columns-repeated="1018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3234" calcext:value-type="float">
            <text:p>485953234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62" calcext:value-type="float">
            <text:p>-262</text:p>
          </table:table-cell>
          <table:table-cell office:value-type="float" office:value="3567" calcext:value-type="float">
            <text:p>3567</text:p>
          </table:table-cell>
          <table:table-cell table:number-columns-repeated="1019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3234" calcext:value-type="float">
            <text:p>485953234</text:p>
          </table:table-cell>
          <table:table-cell table:number-columns-repeated="3"/>
          <table:table-cell office:value-type="string" calcext:value-type="string">
            <text:p>[303.8, 296.6, 388.4, 314.6]</text:p>
          </table:table-cell>
          <table:table-cell table:number-columns-repeated="1018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3234" calcext:value-type="float">
            <text:p>485953234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62" calcext:value-type="float">
            <text:p>-262</text:p>
          </table:table-cell>
          <table:table-cell office:value-type="float" office:value="3567" calcext:value-type="float">
            <text:p>3567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3238" calcext:value-type="float">
            <text:p>48595323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204" calcext:value-type="float">
            <text:p>-204</text:p>
          </table:table-cell>
          <table:table-cell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3238" calcext:value-type="float">
            <text:p>485953238</text:p>
          </table:table-cell>
          <table:table-cell table:number-columns-repeated="3"/>
          <table:table-cell office:value-type="string" calcext:value-type="string">
            <text:p>[296.6, 294.8, 374.0, 307.4]</text:p>
          </table:table-cell>
          <table:table-cell table:number-columns-repeated="1018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3238" calcext:value-type="float">
            <text:p>48595323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35" calcext:value-type="float">
            <text:p>-435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3238" calcext:value-type="float">
            <text:p>48595323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204" calcext:value-type="float">
            <text:p>-204</text:p>
          </table:table-cell>
          <table:table-cell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3238" calcext:value-type="float">
            <text:p>485953238</text:p>
          </table:table-cell>
          <table:table-cell table:number-columns-repeated="3"/>
          <table:table-cell office:value-type="string" calcext:value-type="string">
            <text:p>[296.6, 294.8, 374.0, 307.4]</text:p>
          </table:table-cell>
          <table:table-cell table:number-columns-repeated="1018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3238" calcext:value-type="float">
            <text:p>48595323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35" calcext:value-type="float">
            <text:p>-435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5953242" calcext:value-type="float">
            <text:p>485953242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372" calcext:value-type="float">
            <text:p>-372</text:p>
          </table:table-cell>
          <table:table-cell office:value-type="float" office:value="3521" calcext:value-type="float">
            <text:p>3521</text:p>
          </table:table-cell>
          <table:table-cell table:number-columns-repeated="1019"/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5953242" calcext:value-type="float">
            <text:p>485953242</text:p>
          </table:table-cell>
          <table:table-cell table:number-columns-repeated="3"/>
          <table:table-cell office:value-type="string" calcext:value-type="string">
            <text:p>[296.6, 294.8, 377.6, 302.0]</text:p>
          </table:table-cell>
          <table:table-cell table:number-columns-repeated="1018"/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5953242" calcext:value-type="float">
            <text:p>485953242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342" calcext:value-type="float">
            <text:p>-342</text:p>
          </table:table-cell>
          <table:table-cell office:value-type="float" office:value="3514" calcext:value-type="float">
            <text:p>3514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3244" calcext:value-type="float">
            <text:p>485953244</text:p>
          </table:table-cell>
          <table:table-cell table:number-columns-repeated="3"/>
          <table:table-cell office:value-type="string" calcext:value-type="string">
            <text:p>[298.4, 294.8, 383.0, 307.4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3244" calcext:value-type="float">
            <text:p>48595324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447" calcext:value-type="float">
            <text:p>-447</text:p>
          </table:table-cell>
          <table:table-cell office:value-type="float" office:value="3505" calcext:value-type="float">
            <text:p>3505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3244" calcext:value-type="float">
            <text:p>485953244</text:p>
          </table:table-cell>
          <table:table-cell table:number-columns-repeated="3"/>
          <table:table-cell office:value-type="string" calcext:value-type="string">
            <text:p>[294.8, 291.2, 379.4, 305.6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3244" calcext:value-type="float">
            <text:p>48595324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447" calcext:value-type="float">
            <text:p>-447</text:p>
          </table:table-cell>
          <table:table-cell office:value-type="float" office:value="3505" calcext:value-type="float">
            <text:p>3505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3244" calcext:value-type="float">
            <text:p>485953244</text:p>
          </table:table-cell>
          <table:table-cell table:number-columns-repeated="3"/>
          <table:table-cell office:value-type="string" calcext:value-type="string">
            <text:p>[294.8, 291.2, 379.4, 305.6]</text:p>
          </table:table-cell>
          <table:table-cell table:number-columns-repeated="1018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3248" calcext:value-type="float">
            <text:p>485953248</text:p>
          </table:table-cell>
          <table:table-cell table:number-columns-repeated="3"/>
          <table:table-cell office:value-type="string" calcext:value-type="string">
            <text:p>[291.2, 293.0, 372.2, 303.8]</text:p>
          </table:table-cell>
          <table:table-cell table:number-columns-repeated="1018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3248" calcext:value-type="float">
            <text:p>48595324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61" calcext:value-type="float">
            <text:p>-261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3248" calcext:value-type="float">
            <text:p>485953248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319" calcext:value-type="float">
            <text:p>-319</text:p>
          </table:table-cell>
          <table:table-cell office:value-type="float" office:value="3482" calcext:value-type="float">
            <text:p>3482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3248" calcext:value-type="float">
            <text:p>485953248</text:p>
          </table:table-cell>
          <table:table-cell table:number-columns-repeated="3"/>
          <table:table-cell office:value-type="string" calcext:value-type="string">
            <text:p>[291.2, 291.2, 374.0, 303.8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3250" calcext:value-type="float">
            <text:p>485953250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385" calcext:value-type="float">
            <text:p>-385</text:p>
          </table:table-cell>
          <table:table-cell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3250" calcext:value-type="float">
            <text:p>485953250</text:p>
          </table:table-cell>
          <table:table-cell table:number-columns-repeated="3"/>
          <table:table-cell office:value-type="string" calcext:value-type="string">
            <text:p>[293.0, 293.0, 370.4, 303.8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3250" calcext:value-type="float">
            <text:p>485953250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385" calcext:value-type="float">
            <text:p>-385</text:p>
          </table:table-cell>
          <table:table-cell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3250" calcext:value-type="float">
            <text:p>485953250</text:p>
          </table:table-cell>
          <table:table-cell table:number-columns-repeated="3"/>
          <table:table-cell office:value-type="string" calcext:value-type="string">
            <text:p>[293.0, 293.0, 370.4, 303.8]</text:p>
          </table:table-cell>
          <table:table-cell table:number-columns-repeated="1018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3254" calcext:value-type="float">
            <text:p>485953254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612" calcext:value-type="float">
            <text:p>-612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3254" calcext:value-type="float">
            <text:p>485953254</text:p>
          </table:table-cell>
          <table:table-cell table:number-columns-repeated="3"/>
          <table:table-cell office:value-type="string" calcext:value-type="string">
            <text:p>[294.8, 291.2, 374.0, 302.0]</text:p>
          </table:table-cell>
          <table:table-cell table:number-columns-repeated="1018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3254" calcext:value-type="float">
            <text:p>485953254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612" calcext:value-type="float">
            <text:p>-612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3254" calcext:value-type="float">
            <text:p>485953254</text:p>
          </table:table-cell>
          <table:table-cell table:number-columns-repeated="3"/>
          <table:table-cell office:value-type="string" calcext:value-type="string">
            <text:p>[294.8, 291.2, 374.0, 302.0]</text:p>
          </table:table-cell>
          <table:table-cell table:number-columns-repeated="1018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3258" calcext:value-type="float">
            <text:p>48595325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87" calcext:value-type="float">
            <text:p>-487</text:p>
          </table:table-cell>
          <table:table-cell office:value-type="float" office:value="3404" calcext:value-type="float">
            <text:p>3404</text:p>
          </table:table-cell>
          <table:table-cell table:number-columns-repeated="1019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3258" calcext:value-type="float">
            <text:p>485953258</text:p>
          </table:table-cell>
          <table:table-cell table:number-columns-repeated="3"/>
          <table:table-cell office:value-type="string" calcext:value-type="string">
            <text:p>[289.4, 284.0, 370.4, 302.0]</text:p>
          </table:table-cell>
          <table:table-cell table:number-columns-repeated="1018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3258" calcext:value-type="float">
            <text:p>485953258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71" calcext:value-type="float">
            <text:p>-571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3258" calcext:value-type="float">
            <text:p>48595325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87" calcext:value-type="float">
            <text:p>-487</text:p>
          </table:table-cell>
          <table:table-cell office:value-type="float" office:value="3404" calcext:value-type="float">
            <text:p>3404</text:p>
          </table:table-cell>
          <table:table-cell table:number-columns-repeated="1019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3258" calcext:value-type="float">
            <text:p>485953258</text:p>
          </table:table-cell>
          <table:table-cell table:number-columns-repeated="3"/>
          <table:table-cell office:value-type="string" calcext:value-type="string">
            <text:p>[289.4, 284.0, 370.4, 302.0]</text:p>
          </table:table-cell>
          <table:table-cell table:number-columns-repeated="1018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3258" calcext:value-type="float">
            <text:p>485953258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71" calcext:value-type="float">
            <text:p>-571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3262" calcext:value-type="float">
            <text:p>485953262</text:p>
          </table:table-cell>
          <table:table-cell table:number-columns-repeated="3"/>
          <table:table-cell office:value-type="string" calcext:value-type="string">
            <text:p>[282.2, 285.8, 365.0, 302.0]</text:p>
          </table:table-cell>
          <table:table-cell table:number-columns-repeated="1018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3262" calcext:value-type="float">
            <text:p>485953262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844" calcext:value-type="float">
            <text:p>-844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3262" calcext:value-type="float">
            <text:p>485953262</text:p>
          </table:table-cell>
          <table:table-cell table:number-columns-repeated="3"/>
          <table:table-cell office:value-type="string" calcext:value-type="string">
            <text:p>[282.2, 285.8, 365.0, 302.0]</text:p>
          </table:table-cell>
          <table:table-cell table:number-columns-repeated="1018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3262" calcext:value-type="float">
            <text:p>485953262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844" calcext:value-type="float">
            <text:p>-844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5953266" calcext:value-type="float">
            <text:p>4859532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908" calcext:value-type="float">
            <text:p>-908</text:p>
          </table:table-cell>
          <table:table-cell office:value-type="float" office:value="3287" calcext:value-type="float">
            <text:p>3287</text:p>
          </table:table-cell>
          <table:table-cell table:number-columns-repeated="1019"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5953266" calcext:value-type="float">
            <text:p>485953266</text:p>
          </table:table-cell>
          <table:table-cell table:number-columns-repeated="3"/>
          <table:table-cell office:value-type="string" calcext:value-type="string">
            <text:p>[289.4, 289.4, 365.0, 300.2]</text:p>
          </table:table-cell>
          <table:table-cell table:number-columns-repeated="1018"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5953266" calcext:value-type="float">
            <text:p>4859532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908" calcext:value-type="float">
            <text:p>-908</text:p>
          </table:table-cell>
          <table:table-cell office:value-type="float" office:value="3287" calcext:value-type="float">
            <text:p>3287</text:p>
          </table:table-cell>
          <table:table-cell table:number-columns-repeated="1019"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5953266" calcext:value-type="float">
            <text:p>485953266</text:p>
          </table:table-cell>
          <table:table-cell table:number-columns-repeated="3"/>
          <table:table-cell office:value-type="string" calcext:value-type="string">
            <text:p>[289.4, 289.4, 365.0, 300.2]</text:p>
          </table:table-cell>
          <table:table-cell table:number-columns-repeated="1018"/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485953270" calcext:value-type="float">
            <text:p>48595327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60" calcext:value-type="float">
            <text:p>-660</text:p>
          </table:table-cell>
          <table:table-cell office:value-type="float" office:value="3234" calcext:value-type="float">
            <text:p>3234</text:p>
          </table:table-cell>
          <table:table-cell table:number-columns-repeated="1019"/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485953270" calcext:value-type="float">
            <text:p>485953270</text:p>
          </table:table-cell>
          <table:table-cell table:number-columns-repeated="3"/>
          <table:table-cell office:value-type="string" calcext:value-type="string">
            <text:p>[278.6, 278.6, 361.4, 294.8]</text:p>
          </table:table-cell>
          <table:table-cell table:number-columns-repeated="1018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3272" calcext:value-type="float">
            <text:p>48595327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18" calcext:value-type="float">
            <text:p>-618</text:p>
          </table:table-cell>
          <table:table-cell office:value-type="float" office:value="3222" calcext:value-type="float">
            <text:p>3222</text:p>
          </table:table-cell>
          <table:table-cell table:number-columns-repeated="1019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3272" calcext:value-type="float">
            <text:p>485953272</text:p>
          </table:table-cell>
          <table:table-cell table:number-columns-repeated="3"/>
          <table:table-cell office:value-type="string" calcext:value-type="string">
            <text:p>[285.8, 284.0, 359.6, 298.4]</text:p>
          </table:table-cell>
          <table:table-cell table:number-columns-repeated="1018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3272" calcext:value-type="float">
            <text:p>48595327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8" calcext:value-type="float">
            <text:p>-498</text:p>
          </table:table-cell>
          <table:table-cell office:value-type="float" office:value="3216" calcext:value-type="float">
            <text:p>3216</text:p>
          </table:table-cell>
          <table:table-cell table:number-columns-repeated="1019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3272" calcext:value-type="float">
            <text:p>48595327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18" calcext:value-type="float">
            <text:p>-618</text:p>
          </table:table-cell>
          <table:table-cell office:value-type="float" office:value="3222" calcext:value-type="float">
            <text:p>3222</text:p>
          </table:table-cell>
          <table:table-cell table:number-columns-repeated="1019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3272" calcext:value-type="float">
            <text:p>485953272</text:p>
          </table:table-cell>
          <table:table-cell table:number-columns-repeated="3"/>
          <table:table-cell office:value-type="string" calcext:value-type="string">
            <text:p>[285.8, 284.0, 359.6, 298.4]</text:p>
          </table:table-cell>
          <table:table-cell table:number-columns-repeated="1018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3272" calcext:value-type="float">
            <text:p>48595327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8" calcext:value-type="float">
            <text:p>-498</text:p>
          </table:table-cell>
          <table:table-cell office:value-type="float" office:value="3216" calcext:value-type="float">
            <text:p>3216</text:p>
          </table:table-cell>
          <table:table-cell table:number-columns-repeated="1019"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5953536" calcext:value-type="float">
            <text:p>485953536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01" calcext:value-type="float">
            <text:p>-401</text:p>
          </table:table-cell>
          <table:table-cell office:value-type="float" office:value="3201" calcext:value-type="float">
            <text:p>3201</text:p>
          </table:table-cell>
          <table:table-cell table:number-columns-repeated="1019"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5953536" calcext:value-type="float">
            <text:p>485953536</text:p>
          </table:table-cell>
          <table:table-cell table:number-columns-repeated="3"/>
          <table:table-cell office:value-type="string" calcext:value-type="string">
            <text:p>[278.6, 278.6, 356.0, 289.4]</text:p>
          </table:table-cell>
          <table:table-cell table:number-columns-repeated="1018"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5953536" calcext:value-type="float">
            <text:p>48595353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00" calcext:value-type="float">
            <text:p>-500</text:p>
          </table:table-cell>
          <table:table-cell office:value-type="float" office:value="3189" calcext:value-type="float">
            <text:p>3189</text:p>
          </table:table-cell>
          <table:table-cell table:number-columns-repeated="1019"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5953536" calcext:value-type="float">
            <text:p>485953536</text:p>
          </table:table-cell>
          <table:table-cell table:number-columns-repeated="3"/>
          <table:table-cell office:value-type="string" calcext:value-type="string">
            <text:p>[278.6, 278.6, 356.0, 289.4]</text:p>
          </table:table-cell>
          <table:table-cell table:number-columns-repeated="1018"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5953536" calcext:value-type="float">
            <text:p>48595353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00" calcext:value-type="float">
            <text:p>-500</text:p>
          </table:table-cell>
          <table:table-cell office:value-type="float" office:value="3189" calcext:value-type="float">
            <text:p>3189</text:p>
          </table:table-cell>
          <table:table-cell table:number-columns-repeated="1019"/>
        </table:table-row>
        <table:table-row table:style-name="ro1">
          <table:table-cell office:value-type="float" office:value="12.3833333333333" calcext:value-type="float">
            <text:p>12.3833333333333</text:p>
          </table:table-cell>
          <table:table-cell office:value-type="float" office:value="485953540" calcext:value-type="float">
            <text:p>485953540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710" calcext:value-type="float">
            <text:p>-710</text:p>
          </table:table-cell>
          <table:table-cell office:value-type="float" office:value="3155" calcext:value-type="float">
            <text:p>3155</text:p>
          </table:table-cell>
          <table:table-cell table:number-columns-repeated="1019"/>
        </table:table-row>
        <table:table-row table:style-name="ro1">
          <table:table-cell office:value-type="float" office:value="12.3833333333333" calcext:value-type="float">
            <text:p>12.3833333333333</text:p>
          </table:table-cell>
          <table:table-cell office:value-type="float" office:value="485953540" calcext:value-type="float">
            <text:p>485953540</text:p>
          </table:table-cell>
          <table:table-cell table:number-columns-repeated="3"/>
          <table:table-cell office:value-type="string" calcext:value-type="string">
            <text:p>[276.8, 278.6, 356.0, 296.6]</text:p>
          </table:table-cell>
          <table:table-cell table:number-columns-repeated="1018"/>
        </table:table-row>
        <table:table-row table:style-name="ro1">
          <table:table-cell office:value-type="float" office:value="12.3833333333333" calcext:value-type="float">
            <text:p>12.3833333333333</text:p>
          </table:table-cell>
          <table:table-cell office:value-type="float" office:value="485953540" calcext:value-type="float">
            <text:p>485953540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710" calcext:value-type="float">
            <text:p>-710</text:p>
          </table:table-cell>
          <table:table-cell office:value-type="float" office:value="3155" calcext:value-type="float">
            <text:p>3155</text:p>
          </table:table-cell>
          <table:table-cell table:number-columns-repeated="1019"/>
        </table:table-row>
        <table:table-row table:style-name="ro1">
          <table:table-cell office:value-type="float" office:value="12.3833333333333" calcext:value-type="float">
            <text:p>12.3833333333333</text:p>
          </table:table-cell>
          <table:table-cell office:value-type="float" office:value="485953540" calcext:value-type="float">
            <text:p>485953540</text:p>
          </table:table-cell>
          <table:table-cell table:number-columns-repeated="3"/>
          <table:table-cell office:value-type="string" calcext:value-type="string">
            <text:p>[276.8, 278.6, 356.0, 296.6]</text:p>
          </table:table-cell>
          <table:table-cell table:number-columns-repeated="1018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5953544" calcext:value-type="float">
            <text:p>4859535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82" calcext:value-type="float">
            <text:p>-682</text:p>
          </table:table-cell>
          <table:table-cell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5953544" calcext:value-type="float">
            <text:p>485953544</text:p>
          </table:table-cell>
          <table:table-cell table:number-columns-repeated="3"/>
          <table:table-cell office:value-type="string" calcext:value-type="string">
            <text:p>[276.8, 276.8, 348.8, 294.8]</text:p>
          </table:table-cell>
          <table:table-cell table:number-columns-repeated="1018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5953544" calcext:value-type="float">
            <text:p>4859535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80" calcext:value-type="float">
            <text:p>-680</text:p>
          </table:table-cell>
          <table:table-cell office:value-type="float" office:value="3105" calcext:value-type="float">
            <text:p>3105</text:p>
          </table:table-cell>
          <table:table-cell table:number-columns-repeated="1019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5953544" calcext:value-type="float">
            <text:p>4859535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82" calcext:value-type="float">
            <text:p>-682</text:p>
          </table:table-cell>
          <table:table-cell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5953544" calcext:value-type="float">
            <text:p>485953544</text:p>
          </table:table-cell>
          <table:table-cell table:number-columns-repeated="3"/>
          <table:table-cell office:value-type="string" calcext:value-type="string">
            <text:p>[276.8, 276.8, 348.8, 294.8]</text:p>
          </table:table-cell>
          <table:table-cell table:number-columns-repeated="1018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5953544" calcext:value-type="float">
            <text:p>4859535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80" calcext:value-type="float">
            <text:p>-680</text:p>
          </table:table-cell>
          <table:table-cell office:value-type="float" office:value="3105" calcext:value-type="float">
            <text:p>3105</text:p>
          </table:table-cell>
          <table:table-cell table:number-columns-repeated="1019"/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5953548" calcext:value-type="float">
            <text:p>48595354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74" calcext:value-type="float">
            <text:p>-574</text:p>
          </table:table-cell>
          <table:table-cell office:value-type="float" office:value="3082" calcext:value-type="float">
            <text:p>3082</text:p>
          </table:table-cell>
          <table:table-cell table:number-columns-repeated="1019"/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5953548" calcext:value-type="float">
            <text:p>485953548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43" calcext:value-type="float">
            <text:p>-543</text:p>
          </table:table-cell>
          <table:table-cell office:value-type="float" office:value="3070" calcext:value-type="float">
            <text:p>3070</text:p>
          </table:table-cell>
          <table:table-cell table:number-columns-repeated="1019"/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5953548" calcext:value-type="float">
            <text:p>485953548</text:p>
          </table:table-cell>
          <table:table-cell table:number-columns-repeated="3"/>
          <table:table-cell office:value-type="string" calcext:value-type="string">
            <text:p>[269.6, 275.0, 348.8, 284.0]</text:p>
          </table:table-cell>
          <table:table-cell table:number-columns-repeated="1018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3550" calcext:value-type="float">
            <text:p>48595355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62" calcext:value-type="float">
            <text:p>-462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3550" calcext:value-type="float">
            <text:p>485953550</text:p>
          </table:table-cell>
          <table:table-cell table:number-columns-repeated="3"/>
          <table:table-cell office:value-type="string" calcext:value-type="string">
            <text:p>[276.8, 269.6, 352.4, 293.0]</text:p>
          </table:table-cell>
          <table:table-cell table:number-columns-repeated="1018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3550" calcext:value-type="float">
            <text:p>48595355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62" calcext:value-type="float">
            <text:p>-462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3550" calcext:value-type="float">
            <text:p>485953550</text:p>
          </table:table-cell>
          <table:table-cell table:number-columns-repeated="3"/>
          <table:table-cell office:value-type="string" calcext:value-type="string">
            <text:p>[276.8, 269.6, 352.4, 293.0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3555" calcext:value-type="float">
            <text:p>48595355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19" calcext:value-type="float">
            <text:p>-519</text:p>
          </table:table-cell>
          <table:table-cell office:value-type="float" office:value="3039" calcext:value-type="float">
            <text:p>3039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3555" calcext:value-type="float">
            <text:p>485953555</text:p>
          </table:table-cell>
          <table:table-cell table:number-columns-repeated="3"/>
          <table:table-cell office:value-type="string" calcext:value-type="string">
            <text:p>[275.0, 273.2, 347.0, 287.6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3555" calcext:value-type="float">
            <text:p>48595355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64" calcext:value-type="float">
            <text:p>-364</text:p>
          </table:table-cell>
          <table:table-cell office:value-type="float" office:value="3034" calcext:value-type="float">
            <text:p>3034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3555" calcext:value-type="float">
            <text:p>48595355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19" calcext:value-type="float">
            <text:p>-519</text:p>
          </table:table-cell>
          <table:table-cell office:value-type="float" office:value="3039" calcext:value-type="float">
            <text:p>3039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3555" calcext:value-type="float">
            <text:p>485953555</text:p>
          </table:table-cell>
          <table:table-cell table:number-columns-repeated="3"/>
          <table:table-cell office:value-type="string" calcext:value-type="string">
            <text:p>[275.0, 273.2, 347.0, 287.6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3555" calcext:value-type="float">
            <text:p>48595355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64" calcext:value-type="float">
            <text:p>-364</text:p>
          </table:table-cell>
          <table:table-cell office:value-type="float" office:value="3034" calcext:value-type="float">
            <text:p>3034</text:p>
          </table:table-cell>
          <table:table-cell table:number-columns-repeated="1019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3559" calcext:value-type="float">
            <text:p>485953559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365" calcext:value-type="float">
            <text:p>-365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3559" calcext:value-type="float">
            <text:p>485953559</text:p>
          </table:table-cell>
          <table:table-cell table:number-columns-repeated="3"/>
          <table:table-cell office:value-type="string" calcext:value-type="string">
            <text:p>[275.0, 269.6, 347.0, 287.6]</text:p>
          </table:table-cell>
          <table:table-cell table:number-columns-repeated="1018"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5953561" calcext:value-type="float">
            <text:p>48595356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21" calcext:value-type="float">
            <text:p>-321</text:p>
          </table:table-cell>
          <table:table-cell office:value-type="float" office:value="3009" calcext:value-type="float">
            <text:p>3009</text:p>
          </table:table-cell>
          <table:table-cell table:number-columns-repeated="1019"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5953561" calcext:value-type="float">
            <text:p>485953561</text:p>
          </table:table-cell>
          <table:table-cell table:number-columns-repeated="3"/>
          <table:table-cell office:value-type="string" calcext:value-type="string">
            <text:p>[271.4, 269.6, 343.4, 278.6]</text:p>
          </table:table-cell>
          <table:table-cell table:number-columns-repeated="1018"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5953561" calcext:value-type="float">
            <text:p>48595356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11" calcext:value-type="float">
            <text:p>-411</text:p>
          </table:table-cell>
          <table:table-cell office:value-type="float" office:value="3001" calcext:value-type="float">
            <text:p>3001</text:p>
          </table:table-cell>
          <table:table-cell table:number-columns-repeated="1019"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5953561" calcext:value-type="float">
            <text:p>485953561</text:p>
          </table:table-cell>
          <table:table-cell table:number-columns-repeated="3"/>
          <table:table-cell office:value-type="string" calcext:value-type="string">
            <text:p>[271.4, 269.6, 343.4, 278.6]</text:p>
          </table:table-cell>
          <table:table-cell table:number-columns-repeated="1018"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5953561" calcext:value-type="float">
            <text:p>48595356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11" calcext:value-type="float">
            <text:p>-411</text:p>
          </table:table-cell>
          <table:table-cell office:value-type="float" office:value="3001" calcext:value-type="float">
            <text:p>3001</text:p>
          </table:table-cell>
          <table:table-cell table:number-columns-repeated="1019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3565" calcext:value-type="float">
            <text:p>48595356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22" calcext:value-type="float">
            <text:p>-422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3565" calcext:value-type="float">
            <text:p>485953565</text:p>
          </table:table-cell>
          <table:table-cell table:number-columns-repeated="3"/>
          <table:table-cell office:value-type="string" calcext:value-type="string">
            <text:p>[267.8, 269.6, 339.8, 284.0]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3565" calcext:value-type="float">
            <text:p>48595356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22" calcext:value-type="float">
            <text:p>-422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3565" calcext:value-type="float">
            <text:p>485953565</text:p>
          </table:table-cell>
          <table:table-cell table:number-columns-repeated="3"/>
          <table:table-cell office:value-type="string" calcext:value-type="string">
            <text:p>[267.8, 269.6, 339.8, 284.0]</text:p>
          </table:table-cell>
          <table:table-cell table:number-columns-repeated="1018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3569" calcext:value-type="float">
            <text:p>485953569</text:p>
          </table:table-cell>
          <table:table-cell table:number-columns-repeated="3"/>
          <table:table-cell office:value-type="string" calcext:value-type="string">
            <text:p>[264.2, 267.8, 338.0, 280.4]</text:p>
          </table:table-cell>
          <table:table-cell table:number-columns-repeated="1018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3569" calcext:value-type="float">
            <text:p>48595356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55" calcext:value-type="float">
            <text:p>-455</text:p>
          </table:table-cell>
          <table:table-cell office:value-type="float" office:value="2941" calcext:value-type="float">
            <text:p>2941</text:p>
          </table:table-cell>
          <table:table-cell table:number-columns-repeated="1019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3569" calcext:value-type="float">
            <text:p>48595356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89" calcext:value-type="float">
            <text:p>-589</text:p>
          </table:table-cell>
          <table:table-cell office:value-type="float" office:value="2927" calcext:value-type="float">
            <text:p>2927</text:p>
          </table:table-cell>
          <table:table-cell table:number-columns-repeated="1019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3569" calcext:value-type="float">
            <text:p>485953569</text:p>
          </table:table-cell>
          <table:table-cell table:number-columns-repeated="3"/>
          <table:table-cell office:value-type="string" calcext:value-type="string">
            <text:p>[266.0, 267.8, 339.8, 280.4]</text:p>
          </table:table-cell>
          <table:table-cell table:number-columns-repeated="1018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5953571" calcext:value-type="float">
            <text:p>48595357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68" calcext:value-type="float">
            <text:p>-468</text:p>
          </table:table-cell>
          <table:table-cell office:value-type="float" office:value="2922" calcext:value-type="float">
            <text:p>2922</text:p>
          </table:table-cell>
          <table:table-cell table:number-columns-repeated="1019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5953571" calcext:value-type="float">
            <text:p>485953571</text:p>
          </table:table-cell>
          <table:table-cell table:number-columns-repeated="3"/>
          <table:table-cell office:value-type="string" calcext:value-type="string">
            <text:p>[266.0, 267.8, 338.0, 282.2]</text:p>
          </table:table-cell>
          <table:table-cell table:number-columns-repeated="1018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5953571" calcext:value-type="float">
            <text:p>48595357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68" calcext:value-type="float">
            <text:p>-468</text:p>
          </table:table-cell>
          <table:table-cell office:value-type="float" office:value="2922" calcext:value-type="float">
            <text:p>2922</text:p>
          </table:table-cell>
          <table:table-cell table:number-columns-repeated="1019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5953571" calcext:value-type="float">
            <text:p>485953571</text:p>
          </table:table-cell>
          <table:table-cell table:number-columns-repeated="3"/>
          <table:table-cell office:value-type="string" calcext:value-type="string">
            <text:p>[266.0, 267.8, 338.0, 282.2]</text:p>
          </table:table-cell>
          <table:table-cell table:number-columns-repeated="1018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3575" calcext:value-type="float">
            <text:p>48595357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45" calcext:value-type="float">
            <text:p>-545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3575" calcext:value-type="float">
            <text:p>485953575</text:p>
          </table:table-cell>
          <table:table-cell table:number-columns-repeated="3"/>
          <table:table-cell office:value-type="string" calcext:value-type="string">
            <text:p>[264.2, 264.2, 334.4, 278.6]</text:p>
          </table:table-cell>
          <table:table-cell table:number-columns-repeated="1018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3575" calcext:value-type="float">
            <text:p>48595357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90" calcext:value-type="float">
            <text:p>-590</text:p>
          </table:table-cell>
          <table:table-cell office:value-type="float" office:value="2894" calcext:value-type="float">
            <text:p>2894</text:p>
          </table:table-cell>
          <table:table-cell table:number-columns-repeated="1019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3575" calcext:value-type="float">
            <text:p>48595357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45" calcext:value-type="float">
            <text:p>-545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3575" calcext:value-type="float">
            <text:p>485953575</text:p>
          </table:table-cell>
          <table:table-cell table:number-columns-repeated="3"/>
          <table:table-cell office:value-type="string" calcext:value-type="string">
            <text:p>[264.2, 264.2, 334.4, 278.6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table:number-columns-repeated="3"/>
          <table:table-cell office:value-type="string" calcext:value-type="string">
            <text:p>[266.0, 262.4, 338.0, 278.6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74" calcext:value-type="float">
            <text:p>-474</text:p>
          </table:table-cell>
          <table:table-cell office:value-type="float" office:value="2859" calcext:value-type="float">
            <text:p>2859</text:p>
          </table:table-cell>
          <table:table-cell table:number-columns-repeated="1019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table:number-columns-repeated="3"/>
          <table:table-cell office:value-type="string" calcext:value-type="string">
            <text:p>[264.2, 264.2, 334.4, 278.6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14" calcext:value-type="float">
            <text:p>-514</text:p>
          </table:table-cell>
          <table:table-cell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74" calcext:value-type="float">
            <text:p>-474</text:p>
          </table:table-cell>
          <table:table-cell office:value-type="float" office:value="2859" calcext:value-type="float">
            <text:p>2859</text:p>
          </table:table-cell>
          <table:table-cell table:number-columns-repeated="1019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table:number-columns-repeated="3"/>
          <table:table-cell office:value-type="string" calcext:value-type="string">
            <text:p>[264.2, 264.2, 334.4, 278.6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3579" calcext:value-type="float">
            <text:p>48595357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14" calcext:value-type="float">
            <text:p>-514</text:p>
          </table:table-cell>
          <table:table-cell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3583" calcext:value-type="float">
            <text:p>48595358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96" calcext:value-type="float">
            <text:p>-596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3583" calcext:value-type="float">
            <text:p>485953583</text:p>
          </table:table-cell>
          <table:table-cell table:number-columns-repeated="3"/>
          <table:table-cell office:value-type="string" calcext:value-type="string">
            <text:p>[258.8, 264.2, 330.8, 275.0]</text:p>
          </table:table-cell>
          <table:table-cell table:number-columns-repeated="1018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3583" calcext:value-type="float">
            <text:p>48595358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96" calcext:value-type="float">
            <text:p>-596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3583" calcext:value-type="float">
            <text:p>485953583</text:p>
          </table:table-cell>
          <table:table-cell table:number-columns-repeated="3"/>
          <table:table-cell office:value-type="string" calcext:value-type="string">
            <text:p>[258.8, 264.2, 330.8, 275.0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35" calcext:value-type="float">
            <text:p>-635</text:p>
          </table:table-cell>
          <table:table-cell office:value-type="float" office:value="2790" calcext:value-type="float">
            <text:p>2790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table:number-columns-repeated="3"/>
          <table:table-cell office:value-type="string" calcext:value-type="string">
            <text:p>[260.6, 260.6, 332.6, 276.8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44" calcext:value-type="float">
            <text:p>-644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table:number-columns-repeated="3"/>
          <table:table-cell office:value-type="string" calcext:value-type="string">
            <text:p>[269.6, 260.6, 334.4, 280.4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35" calcext:value-type="float">
            <text:p>-635</text:p>
          </table:table-cell>
          <table:table-cell office:value-type="float" office:value="2790" calcext:value-type="float">
            <text:p>2790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table:number-columns-repeated="3"/>
          <table:table-cell office:value-type="string" calcext:value-type="string">
            <text:p>[260.6, 260.6, 332.6, 276.8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44" calcext:value-type="float">
            <text:p>-644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3587" calcext:value-type="float">
            <text:p>485953587</text:p>
          </table:table-cell>
          <table:table-cell table:number-columns-repeated="3"/>
          <table:table-cell office:value-type="string" calcext:value-type="string">
            <text:p>[269.6, 260.6, 334.4, 280.4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3591" calcext:value-type="float">
            <text:p>485953591</text:p>
          </table:table-cell>
          <table:table-cell table:number-columns-repeated="3"/>
          <table:table-cell office:value-type="string" calcext:value-type="string">
            <text:p>[262.4, 260.6, 332.6, 280.4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3591" calcext:value-type="float">
            <text:p>48595359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60" calcext:value-type="float">
            <text:p>-660</text:p>
          </table:table-cell>
          <table:table-cell office:value-type="float" office:value="2748" calcext:value-type="float">
            <text:p>2748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91" calcext:value-type="float">
            <text:p>-691</text:p>
          </table:table-cell>
          <table:table-cell office:value-type="float" office:value="2734" calcext:value-type="float">
            <text:p>2734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table:number-columns-repeated="3"/>
          <table:table-cell office:value-type="string" calcext:value-type="string">
            <text:p>[260.6, 258.8, 330.8, 273.2]</text:p>
          </table:table-cell>
          <table:table-cell table:number-columns-repeated="101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52" calcext:value-type="float">
            <text:p>-652</text:p>
          </table:table-cell>
          <table:table-cell office:value-type="float" office:value="2721" calcext:value-type="float">
            <text:p>2721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table:number-columns-repeated="3"/>
          <table:table-cell office:value-type="string" calcext:value-type="string">
            <text:p>[257.0, 260.6, 330.8, 276.8]</text:p>
          </table:table-cell>
          <table:table-cell table:number-columns-repeated="101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table:number-columns-repeated="3"/>
          <table:table-cell office:value-type="string" calcext:value-type="string">
            <text:p>[260.6, 258.8, 330.8, 273.2]</text:p>
          </table:table-cell>
          <table:table-cell table:number-columns-repeated="101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52" calcext:value-type="float">
            <text:p>-652</text:p>
          </table:table-cell>
          <table:table-cell office:value-type="float" office:value="2721" calcext:value-type="float">
            <text:p>2721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3592" calcext:value-type="float">
            <text:p>485953592</text:p>
          </table:table-cell>
          <table:table-cell table:number-columns-repeated="3"/>
          <table:table-cell office:value-type="string" calcext:value-type="string">
            <text:p>[257.0, 260.6, 330.8, 276.8]</text:p>
          </table:table-cell>
          <table:table-cell table:number-columns-repeated="1018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5953601" calcext:value-type="float">
            <text:p>485953601</text:p>
          </table:table-cell>
          <table:table-cell table:number-columns-repeated="3"/>
          <table:table-cell office:value-type="string" calcext:value-type="string">
            <text:p>[260.6, 257.0, 330.8, 276.8]</text:p>
          </table:table-cell>
          <table:table-cell table:number-columns-repeated="1018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5953601" calcext:value-type="float">
            <text:p>485953601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486" calcext:value-type="float">
            <text:p>-486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5953601" calcext:value-type="float">
            <text:p>48595360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90" calcext:value-type="float">
            <text:p>-690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5953601" calcext:value-type="float">
            <text:p>485953601</text:p>
          </table:table-cell>
          <table:table-cell table:number-columns-repeated="3"/>
          <table:table-cell office:value-type="string" calcext:value-type="string">
            <text:p>[260.6, 257.0, 330.8, 276.8]</text:p>
          </table:table-cell>
          <table:table-cell table:number-columns-repeated="1018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5953601" calcext:value-type="float">
            <text:p>485953601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486" calcext:value-type="float">
            <text:p>-486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5953601" calcext:value-type="float">
            <text:p>48595360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90" calcext:value-type="float">
            <text:p>-690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3605" calcext:value-type="float">
            <text:p>485953605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99" calcext:value-type="float">
            <text:p>-599</text:p>
          </table:table-cell>
          <table:table-cell office:value-type="float" office:value="2653" calcext:value-type="float">
            <text:p>2653</text:p>
          </table:table-cell>
          <table:table-cell table:number-columns-repeated="1019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3605" calcext:value-type="float">
            <text:p>485953605</text:p>
          </table:table-cell>
          <table:table-cell table:number-columns-repeated="3"/>
          <table:table-cell office:value-type="string" calcext:value-type="string">
            <text:p>[255.2, 258.8, 323.6, 273.2]</text:p>
          </table:table-cell>
          <table:table-cell table:number-columns-repeated="1018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3605" calcext:value-type="float">
            <text:p>485953605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22" calcext:value-type="float">
            <text:p>-522</text:p>
          </table:table-cell>
          <table:table-cell office:value-type="float" office:value="2642" calcext:value-type="float">
            <text:p>2642</text:p>
          </table:table-cell>
          <table:table-cell table:number-columns-repeated="1019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3605" calcext:value-type="float">
            <text:p>485953605</text:p>
          </table:table-cell>
          <table:table-cell table:number-columns-repeated="3"/>
          <table:table-cell office:value-type="string" calcext:value-type="string">
            <text:p>[255.2, 258.8, 325.4, 273.2]</text:p>
          </table:table-cell>
          <table:table-cell table:number-columns-repeated="1018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3607" calcext:value-type="float">
            <text:p>48595360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18" calcext:value-type="float">
            <text:p>-518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3607" calcext:value-type="float">
            <text:p>485953607</text:p>
          </table:table-cell>
          <table:table-cell table:number-columns-repeated="3"/>
          <table:table-cell office:value-type="string" calcext:value-type="string">
            <text:p>[257.0, 258.8, 318.2, 275.0]</text:p>
          </table:table-cell>
          <table:table-cell table:number-columns-repeated="1018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3607" calcext:value-type="float">
            <text:p>48595360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18" calcext:value-type="float">
            <text:p>-518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3607" calcext:value-type="float">
            <text:p>485953607</text:p>
          </table:table-cell>
          <table:table-cell table:number-columns-repeated="3"/>
          <table:table-cell office:value-type="string" calcext:value-type="string">
            <text:p>[257.0, 258.8, 318.2, 275.0]</text:p>
          </table:table-cell>
          <table:table-cell table:number-columns-repeated="1018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3611" calcext:value-type="float">
            <text:p>48595361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70" calcext:value-type="float">
            <text:p>-670</text:p>
          </table:table-cell>
          <table:table-cell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3611" calcext:value-type="float">
            <text:p>485953611</text:p>
          </table:table-cell>
          <table:table-cell table:number-columns-repeated="3"/>
          <table:table-cell office:value-type="string" calcext:value-type="string">
            <text:p>[260.6, 255.2, 327.2, 273.2]</text:p>
          </table:table-cell>
          <table:table-cell table:number-columns-repeated="1018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3611" calcext:value-type="float">
            <text:p>48595361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70" calcext:value-type="float">
            <text:p>-670</text:p>
          </table:table-cell>
          <table:table-cell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3611" calcext:value-type="float">
            <text:p>485953611</text:p>
          </table:table-cell>
          <table:table-cell table:number-columns-repeated="3"/>
          <table:table-cell office:value-type="string" calcext:value-type="string">
            <text:p>[260.6, 255.2, 327.2, 273.2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3615" calcext:value-type="float">
            <text:p>48595361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764" calcext:value-type="float">
            <text:p>-764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3615" calcext:value-type="float">
            <text:p>485953615</text:p>
          </table:table-cell>
          <table:table-cell table:number-columns-repeated="3"/>
          <table:table-cell office:value-type="string" calcext:value-type="string">
            <text:p>[251.6, 257.0, 323.6, 271.4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3615" calcext:value-type="float">
            <text:p>48595361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764" calcext:value-type="float">
            <text:p>-764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3615" calcext:value-type="float">
            <text:p>485953615</text:p>
          </table:table-cell>
          <table:table-cell table:number-columns-repeated="3"/>
          <table:table-cell office:value-type="string" calcext:value-type="string">
            <text:p>[251.6, 257.0, 323.6, 271.4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3620" calcext:value-type="float">
            <text:p>485953620</text:p>
          </table:table-cell>
          <table:table-cell table:number-columns-repeated="3"/>
          <table:table-cell office:value-type="string" calcext:value-type="string">
            <text:p>[249.8, 253.4, 320.0, 269.6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3620" calcext:value-type="float">
            <text:p>48595362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889" calcext:value-type="float">
            <text:p>-889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3620" calcext:value-type="float">
            <text:p>485953620</text:p>
          </table:table-cell>
          <table:table-cell table:number-columns-repeated="3"/>
          <table:table-cell office:value-type="string" calcext:value-type="string">
            <text:p>[257.0, 253.4, 320.0, 271.4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3620" calcext:value-type="float">
            <text:p>485953620</text:p>
          </table:table-cell>
          <table:table-cell table:number-columns-repeated="3"/>
          <table:table-cell office:value-type="string" calcext:value-type="string">
            <text:p>[249.8, 253.4, 320.0, 269.6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3620" calcext:value-type="float">
            <text:p>48595362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889" calcext:value-type="float">
            <text:p>-889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3620" calcext:value-type="float">
            <text:p>485953620</text:p>
          </table:table-cell>
          <table:table-cell table:number-columns-repeated="3"/>
          <table:table-cell office:value-type="string" calcext:value-type="string">
            <text:p>[257.0, 253.4, 320.0, 271.4]</text:p>
          </table:table-cell>
          <table:table-cell table:number-columns-repeated="1018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3623" calcext:value-type="float">
            <text:p>485953623</text:p>
          </table:table-cell>
          <table:table-cell table:number-columns-repeated="3"/>
          <table:table-cell office:value-type="string" calcext:value-type="string">
            <text:p>[257.0, 255.2, 325.4, 273.2]</text:p>
          </table:table-cell>
          <table:table-cell table:number-columns-repeated="1018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3623" calcext:value-type="float">
            <text:p>48595362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710" calcext:value-type="float">
            <text:p>-710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3623" calcext:value-type="float">
            <text:p>485953623</text:p>
          </table:table-cell>
          <table:table-cell table:number-columns-repeated="3"/>
          <table:table-cell office:value-type="string" calcext:value-type="string">
            <text:p>[251.6, 253.4, 320.0, 266.0]</text:p>
          </table:table-cell>
          <table:table-cell table:number-columns-repeated="1018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3623" calcext:value-type="float">
            <text:p>485953623</text:p>
          </table:table-cell>
          <table:table-cell table:number-columns-repeated="3"/>
          <table:table-cell office:value-type="string" calcext:value-type="string">
            <text:p>[257.0, 255.2, 325.4, 273.2]</text:p>
          </table:table-cell>
          <table:table-cell table:number-columns-repeated="1018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3623" calcext:value-type="float">
            <text:p>48595362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710" calcext:value-type="float">
            <text:p>-710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3623" calcext:value-type="float">
            <text:p>485953623</text:p>
          </table:table-cell>
          <table:table-cell table:number-columns-repeated="3"/>
          <table:table-cell office:value-type="string" calcext:value-type="string">
            <text:p>[251.6, 253.4, 320.0, 266.0]</text:p>
          </table:table-cell>
          <table:table-cell table:number-columns-repeated="1018"/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485953627" calcext:value-type="float">
            <text:p>485953627</text:p>
          </table:table-cell>
          <table:table-cell table:number-columns-repeated="3"/>
          <table:table-cell office:value-type="string" calcext:value-type="string">
            <text:p>[253.4, 253.4, 321.8, 267.8]</text:p>
          </table:table-cell>
          <table:table-cell table:number-columns-repeated="1018"/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485953627" calcext:value-type="float">
            <text:p>485953627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68" calcext:value-type="float">
            <text:p>-568</text:p>
          </table:table-cell>
          <table:table-cell office:value-type="float" office:value="2383" calcext:value-type="float">
            <text:p>2383</text:p>
          </table:table-cell>
          <table:table-cell table:number-columns-repeated="1019"/>
        </table:table-row>
        <table:table-row table:style-name="ro1">
          <table:table-cell office:value-type="float" office:value="13.8333333333333" calcext:value-type="float">
            <text:p>13.8333333333333</text:p>
          </table:table-cell>
          <table:table-cell office:value-type="float" office:value="485953627" calcext:value-type="float">
            <text:p>485953627</text:p>
          </table:table-cell>
          <table:table-cell table:number-columns-repeated="3"/>
          <table:table-cell office:value-type="string" calcext:value-type="string">
            <text:p>[253.4, 255.2, 320.0, 269.6]</text:p>
          </table:table-cell>
          <table:table-cell table:number-columns-repeated="1018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3629" calcext:value-type="float">
            <text:p>48595362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818" calcext:value-type="float">
            <text:p>-818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3629" calcext:value-type="float">
            <text:p>485953629</text:p>
          </table:table-cell>
          <table:table-cell table:number-columns-repeated="3"/>
          <table:table-cell office:value-type="string" calcext:value-type="string">
            <text:p>[257.0, 255.2, 320.0, 271.4]</text:p>
          </table:table-cell>
          <table:table-cell table:number-columns-repeated="1018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3629" calcext:value-type="float">
            <text:p>48595362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816" calcext:value-type="float">
            <text:p>-816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3629" calcext:value-type="float">
            <text:p>48595362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818" calcext:value-type="float">
            <text:p>-818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3629" calcext:value-type="float">
            <text:p>485953629</text:p>
          </table:table-cell>
          <table:table-cell table:number-columns-repeated="3"/>
          <table:table-cell office:value-type="string" calcext:value-type="string">
            <text:p>[257.0, 255.2, 320.0, 271.4]</text:p>
          </table:table-cell>
          <table:table-cell table:number-columns-repeated="1018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3629" calcext:value-type="float">
            <text:p>48595362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816" calcext:value-type="float">
            <text:p>-816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3633" calcext:value-type="float">
            <text:p>48595363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32" calcext:value-type="float">
            <text:p>-632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3633" calcext:value-type="float">
            <text:p>485953633</text:p>
          </table:table-cell>
          <table:table-cell table:number-columns-repeated="3"/>
          <table:table-cell office:value-type="string" calcext:value-type="string">
            <text:p>[248.0, 253.4, 316.4, 266.0]</text:p>
          </table:table-cell>
          <table:table-cell table:number-columns-repeated="1018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3633" calcext:value-type="float">
            <text:p>48595363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71" calcext:value-type="float">
            <text:p>-671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3633" calcext:value-type="float">
            <text:p>48595363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32" calcext:value-type="float">
            <text:p>-632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3633" calcext:value-type="float">
            <text:p>485953633</text:p>
          </table:table-cell>
          <table:table-cell table:number-columns-repeated="3"/>
          <table:table-cell office:value-type="string" calcext:value-type="string">
            <text:p>[248.0, 253.4, 316.4, 266.0]</text:p>
          </table:table-cell>
          <table:table-cell table:number-columns-repeated="1018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3633" calcext:value-type="float">
            <text:p>48595363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71" calcext:value-type="float">
            <text:p>-671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53637" calcext:value-type="float">
            <text:p>485953637</text:p>
          </table:table-cell>
          <table:table-cell table:number-columns-repeated="3"/>
          <table:table-cell office:value-type="string" calcext:value-type="string">
            <text:p>[255.2, 253.4, 323.6, 271.4]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53637" calcext:value-type="float">
            <text:p>485953637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86" calcext:value-type="float">
            <text:p>-486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3640" calcext:value-type="float">
            <text:p>485953640</text:p>
          </table:table-cell>
          <table:table-cell table:number-columns-repeated="3"/>
          <table:table-cell office:value-type="string" calcext:value-type="string">
            <text:p>[257.0, 255.2, 321.8, 266.0]</text:p>
          </table:table-cell>
          <table:table-cell table:number-columns-repeated="1018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3640" calcext:value-type="float">
            <text:p>485953640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38" calcext:value-type="float">
            <text:p>-338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3640" calcext:value-type="float">
            <text:p>485953640</text:p>
          </table:table-cell>
          <table:table-cell table:number-columns-repeated="3"/>
          <table:table-cell office:value-type="string" calcext:value-type="string">
            <text:p>[255.2, 253.4, 321.8, 266.0]</text:p>
          </table:table-cell>
          <table:table-cell table:number-columns-repeated="1018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3640" calcext:value-type="float">
            <text:p>485953640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38" calcext:value-type="float">
            <text:p>-338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3640" calcext:value-type="float">
            <text:p>485953640</text:p>
          </table:table-cell>
          <table:table-cell table:number-columns-repeated="3"/>
          <table:table-cell office:value-type="string" calcext:value-type="string">
            <text:p>[255.2, 253.4, 321.8, 266.0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3644" calcext:value-type="float">
            <text:p>485953644</text:p>
          </table:table-cell>
          <table:table-cell table:number-columns-repeated="3"/>
          <table:table-cell office:value-type="string" calcext:value-type="string">
            <text:p>[249.8, 255.2, 318.2, 267.8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3644" calcext:value-type="float">
            <text:p>485953644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653" calcext:value-type="float">
            <text:p>-653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3644" calcext:value-type="float">
            <text:p>485953644</text:p>
          </table:table-cell>
          <table:table-cell table:number-columns-repeated="3"/>
          <table:table-cell office:value-type="string" calcext:value-type="string">
            <text:p>[249.8, 255.2, 318.2, 267.8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3644" calcext:value-type="float">
            <text:p>485953644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653" calcext:value-type="float">
            <text:p>-653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3648" calcext:value-type="float">
            <text:p>48595364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661" calcext:value-type="float">
            <text:p>-661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3648" calcext:value-type="float">
            <text:p>485953648</text:p>
          </table:table-cell>
          <table:table-cell table:number-columns-repeated="3"/>
          <table:table-cell office:value-type="string" calcext:value-type="string">
            <text:p>[253.4, 253.4, 318.2, 269.6]</text:p>
          </table:table-cell>
          <table:table-cell table:number-columns-repeated="1018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3648" calcext:value-type="float">
            <text:p>48595364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706" calcext:value-type="float">
            <text:p>-706</text:p>
          </table:table-cell>
          <table:table-cell office:value-type="float" office:value="2202" calcext:value-type="float">
            <text:p>2202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3648" calcext:value-type="float">
            <text:p>48595364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661" calcext:value-type="float">
            <text:p>-661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3648" calcext:value-type="float">
            <text:p>485953648</text:p>
          </table:table-cell>
          <table:table-cell table:number-columns-repeated="3"/>
          <table:table-cell office:value-type="string" calcext:value-type="string">
            <text:p>[253.4, 253.4, 318.2, 269.6]</text:p>
          </table:table-cell>
          <table:table-cell table:number-columns-repeated="1018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table:number-columns-repeated="3"/>
          <table:table-cell office:value-type="string" calcext:value-type="string">
            <text:p>[251.6, 253.4, 314.6, 267.8]</text:p>
          </table:table-cell>
          <table:table-cell table:number-columns-repeated="1018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58" calcext:value-type="float">
            <text:p>-458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table:number-columns-repeated="3"/>
          <table:table-cell office:value-type="string" calcext:value-type="string">
            <text:p>[251.6, 253.4, 320.0, 262.4]</text:p>
          </table:table-cell>
          <table:table-cell table:number-columns-repeated="1018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44" calcext:value-type="float">
            <text:p>-644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58" calcext:value-type="float">
            <text:p>-458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table:number-columns-repeated="3"/>
          <table:table-cell office:value-type="string" calcext:value-type="string">
            <text:p>[251.6, 253.4, 320.0, 262.4]</text:p>
          </table:table-cell>
          <table:table-cell table:number-columns-repeated="1018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3652" calcext:value-type="float">
            <text:p>48595365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44" calcext:value-type="float">
            <text:p>-644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5953656" calcext:value-type="float">
            <text:p>48595365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820" calcext:value-type="float">
            <text:p>-820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5953656" calcext:value-type="float">
            <text:p>485953656</text:p>
          </table:table-cell>
          <table:table-cell table:number-columns-repeated="3"/>
          <table:table-cell office:value-type="string" calcext:value-type="string">
            <text:p>[255.2, 253.4, 320.0, 267.8]</text:p>
          </table:table-cell>
          <table:table-cell table:number-columns-repeated="1018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5953658" calcext:value-type="float">
            <text:p>48595365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816" calcext:value-type="float">
            <text:p>-816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5953658" calcext:value-type="float">
            <text:p>485953658</text:p>
          </table:table-cell>
          <table:table-cell table:number-columns-repeated="3"/>
          <table:table-cell office:value-type="string" calcext:value-type="string">
            <text:p>[255.2, 253.4, 318.2, 258.8]</text:p>
          </table:table-cell>
          <table:table-cell table:number-columns-repeated="1018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5953658" calcext:value-type="float">
            <text:p>485953658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884" calcext:value-type="float">
            <text:p>-884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5953658" calcext:value-type="float">
            <text:p>48595365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816" calcext:value-type="float">
            <text:p>-816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5953658" calcext:value-type="float">
            <text:p>485953658</text:p>
          </table:table-cell>
          <table:table-cell table:number-columns-repeated="3"/>
          <table:table-cell office:value-type="string" calcext:value-type="string">
            <text:p>[255.2, 253.4, 318.2, 258.8]</text:p>
          </table:table-cell>
          <table:table-cell table:number-columns-repeated="1018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5953658" calcext:value-type="float">
            <text:p>485953658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884" calcext:value-type="float">
            <text:p>-884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3666" calcext:value-type="float">
            <text:p>48595366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791" calcext:value-type="float">
            <text:p>-791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3666" calcext:value-type="float">
            <text:p>485953666</text:p>
          </table:table-cell>
          <table:table-cell table:number-columns-repeated="3"/>
          <table:table-cell office:value-type="string" calcext:value-type="string">
            <text:p>[248.0, 253.4, 312.8, 264.2]</text:p>
          </table:table-cell>
          <table:table-cell table:number-columns-repeated="1018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3666" calcext:value-type="float">
            <text:p>48595366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94" calcext:value-type="float">
            <text:p>-694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3666" calcext:value-type="float">
            <text:p>48595366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791" calcext:value-type="float">
            <text:p>-791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3666" calcext:value-type="float">
            <text:p>485953666</text:p>
          </table:table-cell>
          <table:table-cell table:number-columns-repeated="3"/>
          <table:table-cell office:value-type="string" calcext:value-type="string">
            <text:p>[248.0, 253.4, 312.8, 264.2]</text:p>
          </table:table-cell>
          <table:table-cell table:number-columns-repeated="1018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3666" calcext:value-type="float">
            <text:p>48595366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94" calcext:value-type="float">
            <text:p>-694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485953670" calcext:value-type="float">
            <text:p>485953670</text:p>
          </table:table-cell>
          <table:table-cell table:number-columns-repeated="3"/>
          <table:table-cell office:value-type="string" calcext:value-type="string">
            <text:p>[251.6, 251.6, 316.4, 264.2]</text:p>
          </table:table-cell>
          <table:table-cell table:number-columns-repeated="1018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485953670" calcext:value-type="float">
            <text:p>48595367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33" calcext:value-type="float">
            <text:p>-633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61" calcext:value-type="float">
            <text:p>-661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table:number-columns-repeated="3"/>
          <table:table-cell office:value-type="string" calcext:value-type="string">
            <text:p>[248.0, 249.8, 309.2, 262.4]</text:p>
          </table:table-cell>
          <table:table-cell table:number-columns-repeated="1018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57" calcext:value-type="float">
            <text:p>-557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table:number-columns-repeated="3"/>
          <table:table-cell office:value-type="string" calcext:value-type="string">
            <text:p>[253.4, 255.2, 318.2, 266.0]</text:p>
          </table:table-cell>
          <table:table-cell table:number-columns-repeated="1018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61" calcext:value-type="float">
            <text:p>-661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table:number-columns-repeated="3"/>
          <table:table-cell office:value-type="string" calcext:value-type="string">
            <text:p>[248.0, 249.8, 309.2, 262.4]</text:p>
          </table:table-cell>
          <table:table-cell table:number-columns-repeated="1018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57" calcext:value-type="float">
            <text:p>-557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float" office:value="14.5833333333333" calcext:value-type="float">
            <text:p>14.5833333333333</text:p>
          </table:table-cell>
          <table:table-cell office:value-type="float" office:value="485953672" calcext:value-type="float">
            <text:p>485953672</text:p>
          </table:table-cell>
          <table:table-cell table:number-columns-repeated="3"/>
          <table:table-cell office:value-type="string" calcext:value-type="string">
            <text:p>[253.4, 255.2, 318.2, 266.0]</text:p>
          </table:table-cell>
          <table:table-cell table:number-columns-repeated="1018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85953676" calcext:value-type="float">
            <text:p>485953676</text:p>
          </table:table-cell>
          <table:table-cell table:number-columns-repeated="3"/>
          <table:table-cell office:value-type="string" calcext:value-type="string">
            <text:p>[253.4, 253.4, 318.2, 266.0]</text:p>
          </table:table-cell>
          <table:table-cell table:number-columns-repeated="1018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85953676" calcext:value-type="float">
            <text:p>48595367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04" calcext:value-type="float">
            <text:p>-604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85953676" calcext:value-type="float">
            <text:p>485953676</text:p>
          </table:table-cell>
          <table:table-cell table:number-columns-repeated="3"/>
          <table:table-cell office:value-type="string" calcext:value-type="string">
            <text:p>[253.4, 253.4, 318.2, 266.0]</text:p>
          </table:table-cell>
          <table:table-cell table:number-columns-repeated="1018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85953676" calcext:value-type="float">
            <text:p>48595367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04" calcext:value-type="float">
            <text:p>-604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3680" calcext:value-type="float">
            <text:p>485953680</text:p>
          </table:table-cell>
          <table:table-cell table:number-columns-repeated="3"/>
          <table:table-cell office:value-type="string" calcext:value-type="string">
            <text:p>[248.0, 249.8, 309.2, 266.0]</text:p>
          </table:table-cell>
          <table:table-cell table:number-columns-repeated="1018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3680" calcext:value-type="float">
            <text:p>485953680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575" calcext:value-type="float">
            <text:p>-575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3680" calcext:value-type="float">
            <text:p>48595368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11" calcext:value-type="float">
            <text:p>-511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3680" calcext:value-type="float">
            <text:p>485953680</text:p>
          </table:table-cell>
          <table:table-cell table:number-columns-repeated="3"/>
          <table:table-cell office:value-type="string" calcext:value-type="string">
            <text:p>[248.0, 249.8, 309.2, 266.0]</text:p>
          </table:table-cell>
          <table:table-cell table:number-columns-repeated="1018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3680" calcext:value-type="float">
            <text:p>485953680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575" calcext:value-type="float">
            <text:p>-575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3680" calcext:value-type="float">
            <text:p>48595368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11" calcext:value-type="float">
            <text:p>-511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3684" calcext:value-type="float">
            <text:p>48595368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87" calcext:value-type="float">
            <text:p>-587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3684" calcext:value-type="float">
            <text:p>485953684</text:p>
          </table:table-cell>
          <table:table-cell table:number-columns-repeated="3"/>
          <table:table-cell office:value-type="string" calcext:value-type="string">
            <text:p>[244.4, 251.6, 311.0, 262.4]</text:p>
          </table:table-cell>
          <table:table-cell table:number-columns-repeated="1018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3684" calcext:value-type="float">
            <text:p>48595368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60" calcext:value-type="float">
            <text:p>-560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3684" calcext:value-type="float">
            <text:p>48595368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87" calcext:value-type="float">
            <text:p>-587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3684" calcext:value-type="float">
            <text:p>485953684</text:p>
          </table:table-cell>
          <table:table-cell table:number-columns-repeated="3"/>
          <table:table-cell office:value-type="string" calcext:value-type="string">
            <text:p>[244.4, 251.6, 311.0, 262.4]</text:p>
          </table:table-cell>
          <table:table-cell table:number-columns-repeated="1018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3684" calcext:value-type="float">
            <text:p>48595368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60" calcext:value-type="float">
            <text:p>-560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3689" calcext:value-type="float">
            <text:p>485953689</text:p>
          </table:table-cell>
          <table:table-cell table:number-columns-repeated="3"/>
          <table:table-cell office:value-type="string" calcext:value-type="string">
            <text:p>[244.4, 251.6, 309.2, 262.4]</text:p>
          </table:table-cell>
          <table:table-cell table:number-columns-repeated="1018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3689" calcext:value-type="float">
            <text:p>48595368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39" calcext:value-type="float">
            <text:p>-639</text:p>
          </table:table-cell>
          <table:table-cell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3689" calcext:value-type="float">
            <text:p>485953689</text:p>
          </table:table-cell>
          <table:table-cell table:number-columns-repeated="3"/>
          <table:table-cell office:value-type="string" calcext:value-type="string">
            <text:p>[249.8, 251.6, 309.2, 264.2]</text:p>
          </table:table-cell>
          <table:table-cell table:number-columns-repeated="1018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3689" calcext:value-type="float">
            <text:p>48595368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614" calcext:value-type="float">
            <text:p>-614</text:p>
          </table:table-cell>
          <table:table-cell office:value-type="float" office:value="1835" calcext:value-type="float">
            <text:p>1835</text:p>
          </table:table-cell>
          <table:table-cell table:number-columns-repeated="1019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5953691" calcext:value-type="float">
            <text:p>485953691</text:p>
          </table:table-cell>
          <table:table-cell table:number-columns-repeated="3"/>
          <table:table-cell office:value-type="string" calcext:value-type="string">
            <text:p>[242.6, 249.8, 309.2, 260.6]</text:p>
          </table:table-cell>
          <table:table-cell table:number-columns-repeated="1018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5953691" calcext:value-type="float">
            <text:p>485953691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31" calcext:value-type="float">
            <text:p>-631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5953691" calcext:value-type="float">
            <text:p>485953691</text:p>
          </table:table-cell>
          <table:table-cell table:number-columns-repeated="3"/>
          <table:table-cell office:value-type="string" calcext:value-type="string">
            <text:p>[242.6, 249.8, 309.2, 260.6]</text:p>
          </table:table-cell>
          <table:table-cell table:number-columns-repeated="1018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5953691" calcext:value-type="float">
            <text:p>485953691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31" calcext:value-type="float">
            <text:p>-631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5953695" calcext:value-type="float">
            <text:p>48595369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70" calcext:value-type="float">
            <text:p>-570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5953695" calcext:value-type="float">
            <text:p>485953695</text:p>
          </table:table-cell>
          <table:table-cell table:number-columns-repeated="3"/>
          <table:table-cell office:value-type="string" calcext:value-type="string">
            <text:p>[253.4, 251.6, 316.4, 264.2]</text:p>
          </table:table-cell>
          <table:table-cell table:number-columns-repeated="1018"/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5953695" calcext:value-type="float">
            <text:p>48595369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70" calcext:value-type="float">
            <text:p>-570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float" office:value="14.9666666666667" calcext:value-type="float">
            <text:p>14.9666666666667</text:p>
          </table:table-cell>
          <table:table-cell office:value-type="float" office:value="485953695" calcext:value-type="float">
            <text:p>485953695</text:p>
          </table:table-cell>
          <table:table-cell table:number-columns-repeated="3"/>
          <table:table-cell office:value-type="string" calcext:value-type="string">
            <text:p>[253.4, 251.6, 316.4, 264.2]</text:p>
          </table:table-cell>
          <table:table-cell table:number-columns-repeated="1018"/>
        </table:table-row>
        <table:table-row table:style-name="ro1">
          <table:table-cell office:value-type="float" office:value="15.0333333333333" calcext:value-type="float">
            <text:p>15.0333333333333</text:p>
          </table:table-cell>
          <table:table-cell office:value-type="float" office:value="485953699" calcext:value-type="float">
            <text:p>48595369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75" calcext:value-type="float">
            <text:p>-475</text:p>
          </table:table-cell>
          <table:table-cell office:value-type="float" office:value="1766" calcext:value-type="float">
            <text:p>1766</text:p>
          </table:table-cell>
          <table:table-cell table:number-columns-repeated="1019"/>
        </table:table-row>
        <table:table-row table:style-name="ro1">
          <table:table-cell office:value-type="float" office:value="15.0333333333333" calcext:value-type="float">
            <text:p>15.0333333333333</text:p>
          </table:table-cell>
          <table:table-cell office:value-type="float" office:value="485953699" calcext:value-type="float">
            <text:p>48595369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12" calcext:value-type="float">
            <text:p>-312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float" office:value="15.0333333333333" calcext:value-type="float">
            <text:p>15.0333333333333</text:p>
          </table:table-cell>
          <table:table-cell office:value-type="float" office:value="485953699" calcext:value-type="float">
            <text:p>485953699</text:p>
          </table:table-cell>
          <table:table-cell table:number-columns-repeated="3"/>
          <table:table-cell office:value-type="string" calcext:value-type="string">
            <text:p>[251.6, 249.8, 311.0, 262.4]</text:p>
          </table:table-cell>
          <table:table-cell table:number-columns-repeated="1018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3701" calcext:value-type="float">
            <text:p>485953701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00" calcext:value-type="float">
            <text:p>-500</text:p>
          </table:table-cell>
          <table:table-cell office:value-type="float" office:value="1751" calcext:value-type="float">
            <text:p>1751</text:p>
          </table:table-cell>
          <table:table-cell table:number-columns-repeated="1019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3701" calcext:value-type="float">
            <text:p>485953701</text:p>
          </table:table-cell>
          <table:table-cell table:number-columns-repeated="3"/>
          <table:table-cell office:value-type="string" calcext:value-type="string">
            <text:p>[249.8, 251.6, 314.6, 266.0]</text:p>
          </table:table-cell>
          <table:table-cell table:number-columns-repeated="1018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3701" calcext:value-type="float">
            <text:p>485953701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8" calcext:value-type="float">
            <text:p>-498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3701" calcext:value-type="float">
            <text:p>485953701</text:p>
          </table:table-cell>
          <table:table-cell table:number-columns-repeated="3"/>
          <table:table-cell office:value-type="string" calcext:value-type="string">
            <text:p>[249.8, 251.6, 314.6, 266.0]</text:p>
          </table:table-cell>
          <table:table-cell table:number-columns-repeated="1018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3701" calcext:value-type="float">
            <text:p>485953701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8" calcext:value-type="float">
            <text:p>-498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15.1333333333333" calcext:value-type="float">
            <text:p>15.1333333333333</text:p>
          </table:table-cell>
          <table:table-cell office:value-type="float" office:value="485953705" calcext:value-type="float">
            <text:p>485953705</text:p>
          </table:table-cell>
          <table:table-cell table:number-columns-repeated="3"/>
          <table:table-cell office:value-type="string" calcext:value-type="string">
            <text:p>[244.4, 248.0, 309.2, 257.0]</text:p>
          </table:table-cell>
          <table:table-cell table:number-columns-repeated="1018"/>
        </table:table-row>
        <table:table-row table:style-name="ro1">
          <table:table-cell office:value-type="float" office:value="15.1333333333333" calcext:value-type="float">
            <text:p>15.1333333333333</text:p>
          </table:table-cell>
          <table:table-cell office:value-type="float" office:value="485953705" calcext:value-type="float">
            <text:p>485953705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91" calcext:value-type="float">
            <text:p>-591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15.1333333333333" calcext:value-type="float">
            <text:p>15.1333333333333</text:p>
          </table:table-cell>
          <table:table-cell office:value-type="float" office:value="485953705" calcext:value-type="float">
            <text:p>485953705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617" calcext:value-type="float">
            <text:p>-617</text:p>
          </table:table-cell>
          <table:table-cell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3708" calcext:value-type="float">
            <text:p>485953708</text:p>
          </table:table-cell>
          <table:table-cell table:number-columns-repeated="3"/>
          <table:table-cell office:value-type="string" calcext:value-type="string">
            <text:p>[253.4, 249.8, 312.8, 262.4]</text:p>
          </table:table-cell>
          <table:table-cell table:number-columns-repeated="1018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3708" calcext:value-type="float">
            <text:p>48595370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71" calcext:value-type="float">
            <text:p>-571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3708" calcext:value-type="float">
            <text:p>485953708</text:p>
          </table:table-cell>
          <table:table-cell table:number-columns-repeated="3"/>
          <table:table-cell office:value-type="string" calcext:value-type="string">
            <text:p>[248.0, 246.2, 307.4, 255.2]</text:p>
          </table:table-cell>
          <table:table-cell table:number-columns-repeated="1018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85953709" calcext:value-type="float">
            <text:p>48595370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32" calcext:value-type="float">
            <text:p>-532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85953709" calcext:value-type="float">
            <text:p>485953709</text:p>
          </table:table-cell>
          <table:table-cell table:number-columns-repeated="3"/>
          <table:table-cell office:value-type="string" calcext:value-type="string">
            <text:p>[249.8, 253.4, 312.8, 264.2]</text:p>
          </table:table-cell>
          <table:table-cell table:number-columns-repeated="1018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85953709" calcext:value-type="float">
            <text:p>485953709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28" calcext:value-type="float">
            <text:p>-528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85953709" calcext:value-type="float">
            <text:p>48595370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32" calcext:value-type="float">
            <text:p>-532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85953709" calcext:value-type="float">
            <text:p>485953709</text:p>
          </table:table-cell>
          <table:table-cell table:number-columns-repeated="3"/>
          <table:table-cell office:value-type="string" calcext:value-type="string">
            <text:p>[249.8, 253.4, 312.8, 264.2]</text:p>
          </table:table-cell>
          <table:table-cell table:number-columns-repeated="1018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85953709" calcext:value-type="float">
            <text:p>485953709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28" calcext:value-type="float">
            <text:p>-528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float" office:value="15.2833333333333" calcext:value-type="float">
            <text:p>15.2833333333333</text:p>
          </table:table-cell>
          <table:table-cell office:value-type="float" office:value="485953714" calcext:value-type="float">
            <text:p>48595371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24" calcext:value-type="float">
            <text:p>-424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float" office:value="15.2833333333333" calcext:value-type="float">
            <text:p>15.2833333333333</text:p>
          </table:table-cell>
          <table:table-cell office:value-type="float" office:value="485953714" calcext:value-type="float">
            <text:p>485953714</text:p>
          </table:table-cell>
          <table:table-cell table:number-columns-repeated="3"/>
          <table:table-cell office:value-type="string" calcext:value-type="string">
            <text:p>[246.2, 248.0, 307.4, 262.4]</text:p>
          </table:table-cell>
          <table:table-cell table:number-columns-repeated="1018"/>
        </table:table-row>
        <table:table-row table:style-name="ro1">
          <table:table-cell office:value-type="float" office:value="15.2833333333333" calcext:value-type="float">
            <text:p>15.2833333333333</text:p>
          </table:table-cell>
          <table:table-cell office:value-type="float" office:value="485953714" calcext:value-type="float">
            <text:p>48595371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24" calcext:value-type="float">
            <text:p>-424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float" office:value="15.2833333333333" calcext:value-type="float">
            <text:p>15.2833333333333</text:p>
          </table:table-cell>
          <table:table-cell office:value-type="float" office:value="485953714" calcext:value-type="float">
            <text:p>485953714</text:p>
          </table:table-cell>
          <table:table-cell table:number-columns-repeated="3"/>
          <table:table-cell office:value-type="string" calcext:value-type="string">
            <text:p>[246.2, 248.0, 307.4, 262.4]</text:p>
          </table:table-cell>
          <table:table-cell table:number-columns-repeated="1018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3718" calcext:value-type="float">
            <text:p>48595371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13" calcext:value-type="float">
            <text:p>-513</text:p>
          </table:table-cell>
          <table:table-cell office:value-type="float" office:value="1613" calcext:value-type="float">
            <text:p>1613</text:p>
          </table:table-cell>
          <table:table-cell table:number-columns-repeated="1019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3718" calcext:value-type="float">
            <text:p>485953718</text:p>
          </table:table-cell>
          <table:table-cell table:number-columns-repeated="3"/>
          <table:table-cell office:value-type="string" calcext:value-type="string">
            <text:p>[248.0, 248.0, 307.4, 257.0]</text:p>
          </table:table-cell>
          <table:table-cell table:number-columns-repeated="1018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3718" calcext:value-type="float">
            <text:p>48595371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338" calcext:value-type="float">
            <text:p>-338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float" office:value="15.3833333333333" calcext:value-type="float">
            <text:p>15.3833333333333</text:p>
          </table:table-cell>
          <table:table-cell office:value-type="float" office:value="485953720" calcext:value-type="float">
            <text:p>485953720</text:p>
          </table:table-cell>
          <table:table-cell table:number-columns-repeated="3"/>
          <table:table-cell office:value-type="string" calcext:value-type="string">
            <text:p>[251.6, 249.8, 312.8, 264.2]</text:p>
          </table:table-cell>
          <table:table-cell table:number-columns-repeated="1018"/>
        </table:table-row>
        <table:table-row table:style-name="ro1">
          <table:table-cell office:value-type="float" office:value="15.3833333333333" calcext:value-type="float">
            <text:p>15.3833333333333</text:p>
          </table:table-cell>
          <table:table-cell office:value-type="float" office:value="485953720" calcext:value-type="float">
            <text:p>485953720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377" calcext:value-type="float">
            <text:p>-377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5.3833333333333" calcext:value-type="float">
            <text:p>15.3833333333333</text:p>
          </table:table-cell>
          <table:table-cell office:value-type="float" office:value="485953720" calcext:value-type="float">
            <text:p>485953720</text:p>
          </table:table-cell>
          <table:table-cell table:number-columns-repeated="3"/>
          <table:table-cell office:value-type="string" calcext:value-type="string">
            <text:p>[251.6, 249.8, 312.8, 264.2]</text:p>
          </table:table-cell>
          <table:table-cell table:number-columns-repeated="1018"/>
        </table:table-row>
        <table:table-row table:style-name="ro1">
          <table:table-cell office:value-type="float" office:value="15.3833333333333" calcext:value-type="float">
            <text:p>15.3833333333333</text:p>
          </table:table-cell>
          <table:table-cell office:value-type="float" office:value="485953720" calcext:value-type="float">
            <text:p>485953720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377" calcext:value-type="float">
            <text:p>-377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5953728" calcext:value-type="float">
            <text:p>485953728</text:p>
          </table:table-cell>
          <table:table-cell table:number-columns-repeated="3"/>
          <table:table-cell office:value-type="string" calcext:value-type="string">
            <text:p>[253.4, 251.6, 309.2, 257.0]</text:p>
          </table:table-cell>
          <table:table-cell table:number-columns-repeated="1018"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5953728" calcext:value-type="float">
            <text:p>48595372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69" calcext:value-type="float">
            <text:p>-469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5953728" calcext:value-type="float">
            <text:p>48595372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76" calcext:value-type="float">
            <text:p>-376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5953728" calcext:value-type="float">
            <text:p>485953728</text:p>
          </table:table-cell>
          <table:table-cell table:number-columns-repeated="3"/>
          <table:table-cell office:value-type="string" calcext:value-type="string">
            <text:p>[253.4, 251.6, 309.2, 257.0]</text:p>
          </table:table-cell>
          <table:table-cell table:number-columns-repeated="1018"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5953728" calcext:value-type="float">
            <text:p>48595372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69" calcext:value-type="float">
            <text:p>-469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5.5166666666667" calcext:value-type="float">
            <text:p>15.5166666666667</text:p>
          </table:table-cell>
          <table:table-cell office:value-type="float" office:value="485953728" calcext:value-type="float">
            <text:p>48595372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76" calcext:value-type="float">
            <text:p>-376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3732" calcext:value-type="float">
            <text:p>485953732</text:p>
          </table:table-cell>
          <table:table-cell table:number-columns-repeated="3"/>
          <table:table-cell office:value-type="string" calcext:value-type="string">
            <text:p>[244.4, 248.0, 307.4, 260.6]</text:p>
          </table:table-cell>
          <table:table-cell table:number-columns-repeated="1018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3732" calcext:value-type="float">
            <text:p>48595373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39" calcext:value-type="float">
            <text:p>-639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3732" calcext:value-type="float">
            <text:p>485953732</text:p>
          </table:table-cell>
          <table:table-cell table:number-columns-repeated="3"/>
          <table:table-cell office:value-type="string" calcext:value-type="string">
            <text:p>[242.6, 248.0, 302.0, 257.0]</text:p>
          </table:table-cell>
          <table:table-cell table:number-columns-repeated="1018"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5953734" calcext:value-type="float">
            <text:p>485953734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02" calcext:value-type="float">
            <text:p>-602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5953734" calcext:value-type="float">
            <text:p>485953734</text:p>
          </table:table-cell>
          <table:table-cell table:number-columns-repeated="3"/>
          <table:table-cell office:value-type="string" calcext:value-type="string">
            <text:p>[246.2, 249.8, 307.4, 262.4]</text:p>
          </table:table-cell>
          <table:table-cell table:number-columns-repeated="1018"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5953734" calcext:value-type="float">
            <text:p>48595373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566" calcext:value-type="float">
            <text:p>-566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5953734" calcext:value-type="float">
            <text:p>485953734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02" calcext:value-type="float">
            <text:p>-602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5953734" calcext:value-type="float">
            <text:p>485953734</text:p>
          </table:table-cell>
          <table:table-cell table:number-columns-repeated="3"/>
          <table:table-cell office:value-type="string" calcext:value-type="string">
            <text:p>[246.2, 249.8, 307.4, 262.4]</text:p>
          </table:table-cell>
          <table:table-cell table:number-columns-repeated="1018"/>
        </table:table-row>
        <table:table-row table:style-name="ro1">
          <table:table-cell office:value-type="float" office:value="15.6166666666667" calcext:value-type="float">
            <text:p>15.6166666666667</text:p>
          </table:table-cell>
          <table:table-cell office:value-type="float" office:value="485953734" calcext:value-type="float">
            <text:p>48595373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566" calcext:value-type="float">
            <text:p>-566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5953738" calcext:value-type="float">
            <text:p>485953738</text:p>
          </table:table-cell>
          <table:table-cell table:number-columns-repeated="3"/>
          <table:table-cell office:value-type="string" calcext:value-type="string">
            <text:p>[248.0, 246.2, 309.2, 262.4]</text:p>
          </table:table-cell>
          <table:table-cell table:number-columns-repeated="1018"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5953738" calcext:value-type="float">
            <text:p>48595373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14" calcext:value-type="float">
            <text:p>-714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5953738" calcext:value-type="float">
            <text:p>48595373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23" calcext:value-type="float">
            <text:p>-623</text:p>
          </table:table-cell>
          <table:table-cell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5953738" calcext:value-type="float">
            <text:p>485953738</text:p>
          </table:table-cell>
          <table:table-cell table:number-columns-repeated="3"/>
          <table:table-cell office:value-type="string" calcext:value-type="string">
            <text:p>[248.0, 246.2, 309.2, 262.4]</text:p>
          </table:table-cell>
          <table:table-cell table:number-columns-repeated="1018"/>
        </table:table-row>
        <table:table-row table:style-name="ro1">
          <table:table-cell office:value-type="float" office:value="15.6833333333333" calcext:value-type="float">
            <text:p>15.6833333333333</text:p>
          </table:table-cell>
          <table:table-cell office:value-type="float" office:value="485953738" calcext:value-type="float">
            <text:p>48595373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14" calcext:value-type="float">
            <text:p>-714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3743" calcext:value-type="float">
            <text:p>48595374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79" calcext:value-type="float">
            <text:p>-579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3743" calcext:value-type="float">
            <text:p>485953743</text:p>
          </table:table-cell>
          <table:table-cell table:number-columns-repeated="3"/>
          <table:table-cell office:value-type="string" calcext:value-type="string">
            <text:p>[246.2, 246.2, 307.4, 255.2]</text:p>
          </table:table-cell>
          <table:table-cell table:number-columns-repeated="1018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3743" calcext:value-type="float">
            <text:p>48595374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79" calcext:value-type="float">
            <text:p>-579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3743" calcext:value-type="float">
            <text:p>485953743</text:p>
          </table:table-cell>
          <table:table-cell table:number-columns-repeated="3"/>
          <table:table-cell office:value-type="string" calcext:value-type="string">
            <text:p>[246.2, 246.2, 307.4, 255.2]</text:p>
          </table:table-cell>
          <table:table-cell table:number-columns-repeated="1018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3747" calcext:value-type="float">
            <text:p>485953747</text:p>
          </table:table-cell>
          <table:table-cell table:number-columns-repeated="3"/>
          <table:table-cell office:value-type="string" calcext:value-type="string">
            <text:p>[248.0, 246.2, 302.0, 258.8]</text:p>
          </table:table-cell>
          <table:table-cell table:number-columns-repeated="1018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3747" calcext:value-type="float">
            <text:p>48595374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20" calcext:value-type="float">
            <text:p>-420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3747" calcext:value-type="float">
            <text:p>485953747</text:p>
          </table:table-cell>
          <table:table-cell table:number-columns-repeated="3"/>
          <table:table-cell office:value-type="string" calcext:value-type="string">
            <text:p>[246.2, 251.6, 307.4, 260.6]</text:p>
          </table:table-cell>
          <table:table-cell table:number-columns-repeated="1018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3747" calcext:value-type="float">
            <text:p>485953747</text:p>
          </table:table-cell>
          <table:table-cell table:number-columns-repeated="3"/>
          <table:table-cell office:value-type="string" calcext:value-type="string">
            <text:p>[248.0, 246.2, 302.0, 258.8]</text:p>
          </table:table-cell>
          <table:table-cell table:number-columns-repeated="1018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3747" calcext:value-type="float">
            <text:p>48595374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20" calcext:value-type="float">
            <text:p>-420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3747" calcext:value-type="float">
            <text:p>485953747</text:p>
          </table:table-cell>
          <table:table-cell table:number-columns-repeated="3"/>
          <table:table-cell office:value-type="string" calcext:value-type="string">
            <text:p>[246.2, 251.6, 307.4, 260.6]</text:p>
          </table:table-cell>
          <table:table-cell table:number-columns-repeated="1018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85953751" calcext:value-type="float">
            <text:p>485953751</text:p>
          </table:table-cell>
          <table:table-cell table:number-columns-repeated="3"/>
          <table:table-cell office:value-type="string" calcext:value-type="string">
            <text:p>[242.6, 248.0, 307.4, 258.8]</text:p>
          </table:table-cell>
          <table:table-cell table:number-columns-repeated="1018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85953751" calcext:value-type="float">
            <text:p>48595375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363" calcext:value-type="float">
            <text:p>-363</text:p>
          </table:table-cell>
          <table:table-cell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85953751" calcext:value-type="float">
            <text:p>485953751</text:p>
          </table:table-cell>
          <table:table-cell table:number-columns-repeated="3"/>
          <table:table-cell office:value-type="string" calcext:value-type="string">
            <text:p>[242.6, 244.4, 302.0, 257.0]</text:p>
          </table:table-cell>
          <table:table-cell table:number-columns-repeated="1018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3753" calcext:value-type="float">
            <text:p>48595375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35" calcext:value-type="float">
            <text:p>-435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3753" calcext:value-type="float">
            <text:p>485953753</text:p>
          </table:table-cell>
          <table:table-cell table:number-columns-repeated="3"/>
          <table:table-cell office:value-type="string" calcext:value-type="string">
            <text:p>[249.8, 249.8, 309.2, 257.0]</text:p>
          </table:table-cell>
          <table:table-cell table:number-columns-repeated="1018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3753" calcext:value-type="float">
            <text:p>48595375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07" calcext:value-type="float">
            <text:p>-507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3753" calcext:value-type="float">
            <text:p>48595375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35" calcext:value-type="float">
            <text:p>-435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3753" calcext:value-type="float">
            <text:p>485953753</text:p>
          </table:table-cell>
          <table:table-cell table:number-columns-repeated="3"/>
          <table:table-cell office:value-type="string" calcext:value-type="string">
            <text:p>[249.8, 249.8, 309.2, 257.0]</text:p>
          </table:table-cell>
          <table:table-cell table:number-columns-repeated="1018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3753" calcext:value-type="float">
            <text:p>48595375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07" calcext:value-type="float">
            <text:p>-507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3757" calcext:value-type="float">
            <text:p>485953757</text:p>
          </table:table-cell>
          <table:table-cell table:number-columns-repeated="3"/>
          <table:table-cell office:value-type="string" calcext:value-type="string">
            <text:p>[249.8, 248.0, 305.6, 255.2]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3757" calcext:value-type="float">
            <text:p>48595375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92" calcext:value-type="float">
            <text:p>-192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3757" calcext:value-type="float">
            <text:p>485953757</text:p>
          </table:table-cell>
          <table:table-cell table:number-columns-repeated="3"/>
          <table:table-cell office:value-type="string" calcext:value-type="string">
            <text:p>[248.0, 249.8, 307.4, 260.6]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3757" calcext:value-type="float">
            <text:p>485953757</text:p>
          </table:table-cell>
          <table:table-cell table:number-columns-repeated="3"/>
          <table:table-cell office:value-type="string" calcext:value-type="string">
            <text:p>[249.8, 248.0, 305.6, 255.2]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3757" calcext:value-type="float">
            <text:p>48595375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92" calcext:value-type="float">
            <text:p>-192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3757" calcext:value-type="float">
            <text:p>485953757</text:p>
          </table:table-cell>
          <table:table-cell table:number-columns-repeated="3"/>
          <table:table-cell office:value-type="string" calcext:value-type="string">
            <text:p>[248.0, 249.8, 307.4, 260.6]</text:p>
          </table:table-cell>
          <table:table-cell table:number-columns-repeated="1018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3761" calcext:value-type="float">
            <text:p>485953761</text:p>
          </table:table-cell>
          <table:table-cell table:number-columns-repeated="3"/>
          <table:table-cell office:value-type="string" calcext:value-type="string">
            <text:p>[249.8, 244.4, 309.2, 258.8]</text:p>
          </table:table-cell>
          <table:table-cell table:number-columns-repeated="1018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3761" calcext:value-type="float">
            <text:p>48595376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261" calcext:value-type="float">
            <text:p>261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3761" calcext:value-type="float">
            <text:p>48595376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437" calcext:value-type="float">
            <text:p>437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3761" calcext:value-type="float">
            <text:p>485953761</text:p>
          </table:table-cell>
          <table:table-cell table:number-columns-repeated="3"/>
          <table:table-cell office:value-type="string" calcext:value-type="string">
            <text:p>[249.8, 248.0, 311.0, 257.0]</text:p>
          </table:table-cell>
          <table:table-cell table:number-columns-repeated="1018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5953763" calcext:value-type="float">
            <text:p>48595376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249" calcext:value-type="float">
            <text:p>249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5953763" calcext:value-type="float">
            <text:p>48595376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249" calcext:value-type="float">
            <text:p>249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float" office:value="16.1666666666667" calcext:value-type="float">
            <text:p>16.1666666666667</text:p>
          </table:table-cell>
          <table:table-cell office:value-type="float" office:value="485953767" calcext:value-type="float">
            <text:p>485953767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387" calcext:value-type="float">
            <text:p>387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float" office:value="16.1666666666667" calcext:value-type="float">
            <text:p>16.1666666666667</text:p>
          </table:table-cell>
          <table:table-cell office:value-type="float" office:value="485953767" calcext:value-type="float">
            <text:p>485953767</text:p>
          </table:table-cell>
          <table:table-cell table:number-columns-repeated="3"/>
          <table:table-cell office:value-type="string" calcext:value-type="string">
            <text:p>[246.2, 248.0, 303.8, 257.0]</text:p>
          </table:table-cell>
          <table:table-cell table:number-columns-repeated="1018"/>
        </table:table-row>
        <table:table-row table:style-name="ro1">
          <table:table-cell office:value-type="float" office:value="16.1666666666667" calcext:value-type="float">
            <text:p>16.1666666666667</text:p>
          </table:table-cell>
          <table:table-cell office:value-type="float" office:value="485953767" calcext:value-type="float">
            <text:p>485953767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387" calcext:value-type="float">
            <text:p>387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float" office:value="16.1666666666667" calcext:value-type="float">
            <text:p>16.1666666666667</text:p>
          </table:table-cell>
          <table:table-cell office:value-type="float" office:value="485953767" calcext:value-type="float">
            <text:p>485953767</text:p>
          </table:table-cell>
          <table:table-cell table:number-columns-repeated="3"/>
          <table:table-cell office:value-type="string" calcext:value-type="string">
            <text:p>[246.2, 248.0, 303.8, 257.0]</text:p>
          </table:table-cell>
          <table:table-cell table:number-columns-repeated="1018"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5953771" calcext:value-type="float">
            <text:p>485953771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38" calcext:value-type="float">
            <text:p>138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5953771" calcext:value-type="float">
            <text:p>485953771</text:p>
          </table:table-cell>
          <table:table-cell table:number-columns-repeated="3"/>
          <table:table-cell office:value-type="string" calcext:value-type="string">
            <text:p>[244.4, 249.8, 307.4, 255.2]</text:p>
          </table:table-cell>
          <table:table-cell table:number-columns-repeated="1018"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5953771" calcext:value-type="float">
            <text:p>48595377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10" calcext:value-type="float">
            <text:p>110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5953771" calcext:value-type="float">
            <text:p>485953771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38" calcext:value-type="float">
            <text:p>138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5953771" calcext:value-type="float">
            <text:p>485953771</text:p>
          </table:table-cell>
          <table:table-cell table:number-columns-repeated="3"/>
          <table:table-cell office:value-type="string" calcext:value-type="string">
            <text:p>[244.4, 249.8, 307.4, 255.2]</text:p>
          </table:table-cell>
          <table:table-cell table:number-columns-repeated="1018"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5953771" calcext:value-type="float">
            <text:p>48595377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10" calcext:value-type="float">
            <text:p>110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5953775" calcext:value-type="float">
            <text:p>485953775</text:p>
          </table:table-cell>
          <table:table-cell table:number-columns-repeated="3"/>
          <table:table-cell office:value-type="string" calcext:value-type="string">
            <text:p>[248.0, 246.2, 305.6, 258.8]</text:p>
          </table:table-cell>
          <table:table-cell table:number-columns-repeated="1018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5953775" calcext:value-type="float">
            <text:p>48595377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34" calcext:value-type="float">
            <text:p>-34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5953775" calcext:value-type="float">
            <text:p>485953775</text:p>
          </table:table-cell>
          <table:table-cell table:number-columns-repeated="3"/>
          <table:table-cell office:value-type="string" calcext:value-type="string">
            <text:p>[251.6, 253.4, 312.8, 264.2]</text:p>
          </table:table-cell>
          <table:table-cell table:number-columns-repeated="1018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5953775" calcext:value-type="float">
            <text:p>485953775</text:p>
          </table:table-cell>
          <table:table-cell table:number-columns-repeated="3"/>
          <table:table-cell office:value-type="string" calcext:value-type="string">
            <text:p>[248.0, 246.2, 305.6, 258.8]</text:p>
          </table:table-cell>
          <table:table-cell table:number-columns-repeated="1018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5953775" calcext:value-type="float">
            <text:p>48595377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34" calcext:value-type="float">
            <text:p>-34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5953775" calcext:value-type="float">
            <text:p>485953775</text:p>
          </table:table-cell>
          <table:table-cell table:number-columns-repeated="3"/>
          <table:table-cell office:value-type="string" calcext:value-type="string">
            <text:p>[251.6, 253.4, 312.8, 264.2]</text:p>
          </table:table-cell>
          <table:table-cell table:number-columns-repeated="1018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86" calcext:value-type="float">
            <text:p>86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table:number-columns-repeated="3"/>
          <table:table-cell office:value-type="string" calcext:value-type="string">
            <text:p>[248.0, 246.2, 309.2, 260.6]</text:p>
          </table:table-cell>
          <table:table-cell table:number-columns-repeated="1018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249" calcext:value-type="float">
            <text:p>249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table:number-columns-repeated="3"/>
          <table:table-cell office:value-type="string" calcext:value-type="string">
            <text:p>[249.8, 249.8, 309.2, 258.8]</text:p>
          </table:table-cell>
          <table:table-cell table:number-columns-repeated="1018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86" calcext:value-type="float">
            <text:p>86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table:number-columns-repeated="3"/>
          <table:table-cell office:value-type="string" calcext:value-type="string">
            <text:p>[248.0, 246.2, 309.2, 260.6]</text:p>
          </table:table-cell>
          <table:table-cell table:number-columns-repeated="1018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249" calcext:value-type="float">
            <text:p>249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6.3833333333333" calcext:value-type="float">
            <text:p>16.3833333333333</text:p>
          </table:table-cell>
          <table:table-cell office:value-type="float" office:value="485953780" calcext:value-type="float">
            <text:p>485953780</text:p>
          </table:table-cell>
          <table:table-cell table:number-columns-repeated="3"/>
          <table:table-cell office:value-type="string" calcext:value-type="string">
            <text:p>[249.8, 249.8, 309.2, 258.8]</text:p>
          </table:table-cell>
          <table:table-cell table:number-columns-repeated="1018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3784" calcext:value-type="float">
            <text:p>485953784</text:p>
          </table:table-cell>
          <table:table-cell table:number-columns-repeated="3"/>
          <table:table-cell office:value-type="string" calcext:value-type="string">
            <text:p>[251.6, 249.8, 307.4, 260.6]</text:p>
          </table:table-cell>
          <table:table-cell table:number-columns-repeated="1018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3784" calcext:value-type="float">
            <text:p>48595378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68" calcext:value-type="float">
            <text:p>-168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3784" calcext:value-type="float">
            <text:p>485953784</text:p>
          </table:table-cell>
          <table:table-cell table:number-columns-repeated="3"/>
          <table:table-cell office:value-type="string" calcext:value-type="string">
            <text:p>[251.6, 249.8, 307.4, 260.6]</text:p>
          </table:table-cell>
          <table:table-cell table:number-columns-repeated="1018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3784" calcext:value-type="float">
            <text:p>48595378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68" calcext:value-type="float">
            <text:p>-168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5953792" calcext:value-type="float">
            <text:p>485953792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2" calcext:value-type="float">
            <text:p>-42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5953792" calcext:value-type="float">
            <text:p>485953792</text:p>
          </table:table-cell>
          <table:table-cell table:number-columns-repeated="3"/>
          <table:table-cell office:value-type="string" calcext:value-type="string">
            <text:p>[251.6, 251.6, 311.0, 264.2]</text:p>
          </table:table-cell>
          <table:table-cell table:number-columns-repeated="1018"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5953792" calcext:value-type="float">
            <text:p>485953792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84" calcext:value-type="float">
            <text:p>-184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5953792" calcext:value-type="float">
            <text:p>485953792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2" calcext:value-type="float">
            <text:p>-42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5953792" calcext:value-type="float">
            <text:p>485953792</text:p>
          </table:table-cell>
          <table:table-cell table:number-columns-repeated="3"/>
          <table:table-cell office:value-type="string" calcext:value-type="string">
            <text:p>[251.6, 251.6, 311.0, 264.2]</text:p>
          </table:table-cell>
          <table:table-cell table:number-columns-repeated="1018"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5953792" calcext:value-type="float">
            <text:p>485953792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84" calcext:value-type="float">
            <text:p>-184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485953796" calcext:value-type="float">
            <text:p>485953796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179" calcext:value-type="float">
            <text:p>-179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485953796" calcext:value-type="float">
            <text:p>485953796</text:p>
          </table:table-cell>
          <table:table-cell table:number-columns-repeated="3"/>
          <table:table-cell office:value-type="string" calcext:value-type="string">
            <text:p>[251.6, 253.4, 312.8, 266.0]</text:p>
          </table:table-cell>
          <table:table-cell table:number-columns-repeated="1018"/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485953796" calcext:value-type="float">
            <text:p>48595379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03" calcext:value-type="float">
            <text:p>-203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3798" calcext:value-type="float">
            <text:p>485953798</text:p>
          </table:table-cell>
          <table:table-cell table:number-columns-repeated="3"/>
          <table:table-cell office:value-type="string" calcext:value-type="string">
            <text:p>[246.2, 249.8, 311.0, 258.8]</text:p>
          </table:table-cell>
          <table:table-cell table:number-columns-repeated="1018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3798" calcext:value-type="float">
            <text:p>485953798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4" calcext:value-type="float">
            <text:p>4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3798" calcext:value-type="float">
            <text:p>48595379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20" calcext:value-type="float">
            <text:p>-420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3798" calcext:value-type="float">
            <text:p>485953798</text:p>
          </table:table-cell>
          <table:table-cell table:number-columns-repeated="3"/>
          <table:table-cell office:value-type="string" calcext:value-type="string">
            <text:p>[246.2, 249.8, 311.0, 258.8]</text:p>
          </table:table-cell>
          <table:table-cell table:number-columns-repeated="1018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3798" calcext:value-type="float">
            <text:p>485953798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4" calcext:value-type="float">
            <text:p>4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3798" calcext:value-type="float">
            <text:p>48595379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20" calcext:value-type="float">
            <text:p>-420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5953802" calcext:value-type="float">
            <text:p>48595380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0" calcext:value-type="float">
            <text:p>-20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5953802" calcext:value-type="float">
            <text:p>485953802</text:p>
          </table:table-cell>
          <table:table-cell table:number-columns-repeated="3"/>
          <table:table-cell office:value-type="string" calcext:value-type="string">
            <text:p>[249.8, 251.6, 309.2, 262.4]</text:p>
          </table:table-cell>
          <table:table-cell table:number-columns-repeated="1018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5953802" calcext:value-type="float">
            <text:p>48595380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238" calcext:value-type="float">
            <text:p>-238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5953802" calcext:value-type="float">
            <text:p>48595380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0" calcext:value-type="float">
            <text:p>-20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5953802" calcext:value-type="float">
            <text:p>485953802</text:p>
          </table:table-cell>
          <table:table-cell table:number-columns-repeated="3"/>
          <table:table-cell office:value-type="string" calcext:value-type="string">
            <text:p>[249.8, 251.6, 309.2, 262.4]</text:p>
          </table:table-cell>
          <table:table-cell table:number-columns-repeated="1018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5953802" calcext:value-type="float">
            <text:p>48595380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238" calcext:value-type="float">
            <text:p>-238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3806" calcext:value-type="float">
            <text:p>48595380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97" calcext:value-type="float">
            <text:p>-497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3806" calcext:value-type="float">
            <text:p>485953806</text:p>
          </table:table-cell>
          <table:table-cell table:number-columns-repeated="3"/>
          <table:table-cell office:value-type="string" calcext:value-type="string">
            <text:p>[253.4, 249.8, 309.2, 260.6]</text:p>
          </table:table-cell>
          <table:table-cell table:number-columns-repeated="1018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3806" calcext:value-type="float">
            <text:p>48595380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497" calcext:value-type="float">
            <text:p>-497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3806" calcext:value-type="float">
            <text:p>485953806</text:p>
          </table:table-cell>
          <table:table-cell table:number-columns-repeated="3"/>
          <table:table-cell office:value-type="string" calcext:value-type="string">
            <text:p>[253.4, 249.8, 309.2, 260.6]</text:p>
          </table:table-cell>
          <table:table-cell table:number-columns-repeated="1018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5953811" calcext:value-type="float">
            <text:p>48595381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6" calcext:value-type="float">
            <text:p>-16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5953811" calcext:value-type="float">
            <text:p>485953811</text:p>
          </table:table-cell>
          <table:table-cell table:number-columns-repeated="3"/>
          <table:table-cell office:value-type="string" calcext:value-type="string">
            <text:p>[248.0, 251.6, 311.0, 260.6]</text:p>
          </table:table-cell>
          <table:table-cell table:number-columns-repeated="1018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5953811" calcext:value-type="float">
            <text:p>48595381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81" calcext:value-type="float">
            <text:p>81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5953811" calcext:value-type="float">
            <text:p>48595381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6" calcext:value-type="float">
            <text:p>-16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5953811" calcext:value-type="float">
            <text:p>485953811</text:p>
          </table:table-cell>
          <table:table-cell table:number-columns-repeated="3"/>
          <table:table-cell office:value-type="string" calcext:value-type="string">
            <text:p>[248.0, 251.6, 311.0, 260.6]</text:p>
          </table:table-cell>
          <table:table-cell table:number-columns-repeated="1018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85953811" calcext:value-type="float">
            <text:p>48595381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81" calcext:value-type="float">
            <text:p>81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5953815" calcext:value-type="float">
            <text:p>4859538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220" calcext:value-type="float">
            <text:p>220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5953815" calcext:value-type="float">
            <text:p>485953815</text:p>
          </table:table-cell>
          <table:table-cell table:number-columns-repeated="3"/>
          <table:table-cell office:value-type="string" calcext:value-type="string">
            <text:p>[248.0, 249.8, 307.4, 257.0]</text:p>
          </table:table-cell>
          <table:table-cell table:number-columns-repeated="1018"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5953815" calcext:value-type="float">
            <text:p>4859538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220" calcext:value-type="float">
            <text:p>220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5953815" calcext:value-type="float">
            <text:p>485953815</text:p>
          </table:table-cell>
          <table:table-cell table:number-columns-repeated="3"/>
          <table:table-cell office:value-type="string" calcext:value-type="string">
            <text:p>[248.0, 249.8, 307.4, 257.0]</text:p>
          </table:table-cell>
          <table:table-cell table:number-columns-repeated="1018"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5953819" calcext:value-type="float">
            <text:p>485953819</text:p>
          </table:table-cell>
          <table:table-cell table:number-columns-repeated="3"/>
          <table:table-cell office:value-type="string" calcext:value-type="string">
            <text:p>[248.0, 248.0, 307.4, 255.2]</text:p>
          </table:table-cell>
          <table:table-cell table:number-columns-repeated="1018"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5953819" calcext:value-type="float">
            <text:p>48595381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22" calcext:value-type="float">
            <text:p>-122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5953819" calcext:value-type="float">
            <text:p>48595381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38" calcext:value-type="float">
            <text:p>-238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5953819" calcext:value-type="float">
            <text:p>485953819</text:p>
          </table:table-cell>
          <table:table-cell table:number-columns-repeated="3"/>
          <table:table-cell office:value-type="string" calcext:value-type="string">
            <text:p>[248.0, 248.0, 307.4, 255.2]</text:p>
          </table:table-cell>
          <table:table-cell table:number-columns-repeated="1018"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5953819" calcext:value-type="float">
            <text:p>48595381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22" calcext:value-type="float">
            <text:p>-122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5953819" calcext:value-type="float">
            <text:p>48595381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38" calcext:value-type="float">
            <text:p>-238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5953823" calcext:value-type="float">
            <text:p>48595382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21" calcext:value-type="float">
            <text:p>-221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5953823" calcext:value-type="float">
            <text:p>485953823</text:p>
          </table:table-cell>
          <table:table-cell table:number-columns-repeated="3"/>
          <table:table-cell office:value-type="string" calcext:value-type="string">
            <text:p>[249.8, 248.0, 311.0, 262.4]</text:p>
          </table:table-cell>
          <table:table-cell table:number-columns-repeated="1018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5953823" calcext:value-type="float">
            <text:p>48595382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45" calcext:value-type="float">
            <text:p>-245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table:number-columns-repeated="3"/>
          <table:table-cell office:value-type="string" calcext:value-type="string">
            <text:p>[248.0, 248.0, 309.2, 260.6]</text:p>
          </table:table-cell>
          <table:table-cell table:number-columns-repeated="1018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01" calcext:value-type="float">
            <text:p>-101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26" calcext:value-type="float">
            <text:p>-226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table:number-columns-repeated="3"/>
          <table:table-cell office:value-type="string" calcext:value-type="string">
            <text:p>[249.8, 249.8, 311.0, 262.4]</text:p>
          </table:table-cell>
          <table:table-cell table:number-columns-repeated="1018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01" calcext:value-type="float">
            <text:p>-101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26" calcext:value-type="float">
            <text:p>-226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5953825" calcext:value-type="float">
            <text:p>485953825</text:p>
          </table:table-cell>
          <table:table-cell table:number-columns-repeated="3"/>
          <table:table-cell office:value-type="string" calcext:value-type="string">
            <text:p>[249.8, 249.8, 311.0, 262.4]</text:p>
          </table:table-cell>
          <table:table-cell table:number-columns-repeated="1018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3830" calcext:value-type="float">
            <text:p>485953830</text:p>
          </table:table-cell>
          <table:table-cell table:number-columns-repeated="3"/>
          <table:table-cell office:value-type="string" calcext:value-type="string">
            <text:p>[248.0, 249.8, 312.8, 255.2]</text:p>
          </table:table-cell>
          <table:table-cell table:number-columns-repeated="1018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3830" calcext:value-type="float">
            <text:p>48595383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98" calcext:value-type="float">
            <text:p>-198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3830" calcext:value-type="float">
            <text:p>485953830</text:p>
          </table:table-cell>
          <table:table-cell table:number-columns-repeated="3"/>
          <table:table-cell office:value-type="string" calcext:value-type="string">
            <text:p>[248.0, 249.8, 312.8, 255.2]</text:p>
          </table:table-cell>
          <table:table-cell table:number-columns-repeated="1018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3830" calcext:value-type="float">
            <text:p>48595383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98" calcext:value-type="float">
            <text:p>-198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17.2666666666667" calcext:value-type="float">
            <text:p>17.2666666666667</text:p>
          </table:table-cell>
          <table:table-cell office:value-type="float" office:value="485953833" calcext:value-type="float">
            <text:p>48595383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28" calcext:value-type="float">
            <text:p>-128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17.2666666666667" calcext:value-type="float">
            <text:p>17.2666666666667</text:p>
          </table:table-cell>
          <table:table-cell office:value-type="float" office:value="485953833" calcext:value-type="float">
            <text:p>485953833</text:p>
          </table:table-cell>
          <table:table-cell table:number-columns-repeated="3"/>
          <table:table-cell office:value-type="string" calcext:value-type="string">
            <text:p>[251.6, 249.8, 309.2, 266.0]</text:p>
          </table:table-cell>
          <table:table-cell table:number-columns-repeated="1018"/>
        </table:table-row>
        <table:table-row table:style-name="ro1">
          <table:table-cell office:value-type="float" office:value="17.2666666666667" calcext:value-type="float">
            <text:p>17.2666666666667</text:p>
          </table:table-cell>
          <table:table-cell office:value-type="float" office:value="485953833" calcext:value-type="float">
            <text:p>48595383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93" calcext:value-type="float">
            <text:p>-293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7.3166666666667" calcext:value-type="float">
            <text:p>17.3166666666667</text:p>
          </table:table-cell>
          <table:table-cell office:value-type="float" office:value="485953836" calcext:value-type="float">
            <text:p>485953836</text:p>
          </table:table-cell>
          <table:table-cell table:number-columns-repeated="3"/>
          <table:table-cell office:value-type="string" calcext:value-type="string">
            <text:p>[249.8, 249.8, 311.0, 258.8]</text:p>
          </table:table-cell>
          <table:table-cell table:number-columns-repeated="1018"/>
        </table:table-row>
        <table:table-row table:style-name="ro1">
          <table:table-cell office:value-type="float" office:value="17.3166666666667" calcext:value-type="float">
            <text:p>17.3166666666667</text:p>
          </table:table-cell>
          <table:table-cell office:value-type="float" office:value="485953836" calcext:value-type="float">
            <text:p>48595383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61" calcext:value-type="float">
            <text:p>-261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7.3166666666667" calcext:value-type="float">
            <text:p>17.3166666666667</text:p>
          </table:table-cell>
          <table:table-cell office:value-type="float" office:value="485953836" calcext:value-type="float">
            <text:p>485953836</text:p>
          </table:table-cell>
          <table:table-cell table:number-columns-repeated="3"/>
          <table:table-cell office:value-type="string" calcext:value-type="string">
            <text:p>[248.0, 249.8, 314.6, 262.4]</text:p>
          </table:table-cell>
          <table:table-cell table:number-columns-repeated="1018"/>
        </table:table-row>
        <table:table-row table:style-name="ro1">
          <table:table-cell office:value-type="float" office:value="17.3166666666667" calcext:value-type="float">
            <text:p>17.3166666666667</text:p>
          </table:table-cell>
          <table:table-cell office:value-type="float" office:value="485953836" calcext:value-type="float">
            <text:p>48595383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61" calcext:value-type="float">
            <text:p>-261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7.3166666666667" calcext:value-type="float">
            <text:p>17.3166666666667</text:p>
          </table:table-cell>
          <table:table-cell office:value-type="float" office:value="485953836" calcext:value-type="float">
            <text:p>485953836</text:p>
          </table:table-cell>
          <table:table-cell table:number-columns-repeated="3"/>
          <table:table-cell office:value-type="string" calcext:value-type="string">
            <text:p>[248.0, 249.8, 314.6, 262.4]</text:p>
          </table:table-cell>
          <table:table-cell table:number-columns-repeated="1018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3840" calcext:value-type="float">
            <text:p>48595384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2" calcext:value-type="float">
            <text:p>132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3840" calcext:value-type="float">
            <text:p>485953840</text:p>
          </table:table-cell>
          <table:table-cell table:number-columns-repeated="3"/>
          <table:table-cell office:value-type="string" calcext:value-type="string">
            <text:p>[251.6, 253.4, 318.2, 267.8]</text:p>
          </table:table-cell>
          <table:table-cell table:number-columns-repeated="1018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3840" calcext:value-type="float">
            <text:p>48595384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28" calcext:value-type="float">
            <text:p>-228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3840" calcext:value-type="float">
            <text:p>48595384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2" calcext:value-type="float">
            <text:p>132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3840" calcext:value-type="float">
            <text:p>485953840</text:p>
          </table:table-cell>
          <table:table-cell table:number-columns-repeated="3"/>
          <table:table-cell office:value-type="string" calcext:value-type="string">
            <text:p>[251.6, 253.4, 318.2, 267.8]</text:p>
          </table:table-cell>
          <table:table-cell table:number-columns-repeated="1018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3840" calcext:value-type="float">
            <text:p>48595384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28" calcext:value-type="float">
            <text:p>-228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5953844" calcext:value-type="float">
            <text:p>485953844</text:p>
          </table:table-cell>
          <table:table-cell table:number-columns-repeated="3"/>
          <table:table-cell office:value-type="string" calcext:value-type="string">
            <text:p>[249.8, 248.0, 307.4, 257.0]</text:p>
          </table:table-cell>
          <table:table-cell table:number-columns-repeated="1018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5953844" calcext:value-type="float">
            <text:p>485953844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06" calcext:value-type="float">
            <text:p>-106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5953844" calcext:value-type="float">
            <text:p>485953844</text:p>
          </table:table-cell>
          <table:table-cell table:number-columns-repeated="3"/>
          <table:table-cell office:value-type="string" calcext:value-type="string">
            <text:p>[249.8, 249.8, 316.4, 264.2]</text:p>
          </table:table-cell>
          <table:table-cell table:number-columns-repeated="1018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5953844" calcext:value-type="float">
            <text:p>485953844</text:p>
          </table:table-cell>
          <table:table-cell table:number-columns-repeated="3"/>
          <table:table-cell office:value-type="string" calcext:value-type="string">
            <text:p>[249.8, 248.0, 307.4, 257.0]</text:p>
          </table:table-cell>
          <table:table-cell table:number-columns-repeated="1018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5953844" calcext:value-type="float">
            <text:p>485953844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06" calcext:value-type="float">
            <text:p>-106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485953844" calcext:value-type="float">
            <text:p>485953844</text:p>
          </table:table-cell>
          <table:table-cell table:number-columns-repeated="3"/>
          <table:table-cell office:value-type="string" calcext:value-type="string">
            <text:p>[249.8, 249.8, 316.4, 264.2]</text:p>
          </table:table-cell>
          <table:table-cell table:number-columns-repeated="1018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3848" calcext:value-type="float">
            <text:p>48595384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468" calcext:value-type="float">
            <text:p>-468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3848" calcext:value-type="float">
            <text:p>485953848</text:p>
          </table:table-cell>
          <table:table-cell table:number-columns-repeated="3"/>
          <table:table-cell office:value-type="string" calcext:value-type="string">
            <text:p>[248.0, 249.8, 311.0, 262.4]</text:p>
          </table:table-cell>
          <table:table-cell table:number-columns-repeated="1018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3848" calcext:value-type="float">
            <text:p>48595384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391" calcext:value-type="float">
            <text:p>-391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3848" calcext:value-type="float">
            <text:p>48595384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468" calcext:value-type="float">
            <text:p>-468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3848" calcext:value-type="float">
            <text:p>485953848</text:p>
          </table:table-cell>
          <table:table-cell table:number-columns-repeated="3"/>
          <table:table-cell office:value-type="string" calcext:value-type="string">
            <text:p>[248.0, 249.8, 311.0, 262.4]</text:p>
          </table:table-cell>
          <table:table-cell table:number-columns-repeated="1018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3848" calcext:value-type="float">
            <text:p>48595384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391" calcext:value-type="float">
            <text:p>-391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5953856" calcext:value-type="float">
            <text:p>48595385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43" calcext:value-type="float">
            <text:p>-243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5953856" calcext:value-type="float">
            <text:p>485953856</text:p>
          </table:table-cell>
          <table:table-cell table:number-columns-repeated="3"/>
          <table:table-cell office:value-type="string" calcext:value-type="string">
            <text:p>[253.4, 253.4, 312.8, 258.8]</text:p>
          </table:table-cell>
          <table:table-cell table:number-columns-repeated="1018"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5953856" calcext:value-type="float">
            <text:p>485953856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224" calcext:value-type="float">
            <text:p>-224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3858" calcext:value-type="float">
            <text:p>48595385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62" calcext:value-type="float">
            <text:p>-62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3858" calcext:value-type="float">
            <text:p>485953858</text:p>
          </table:table-cell>
          <table:table-cell table:number-columns-repeated="3"/>
          <table:table-cell office:value-type="string" calcext:value-type="string">
            <text:p>[249.8, 251.6, 316.4, 266.0]</text:p>
          </table:table-cell>
          <table:table-cell table:number-columns-repeated="1018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3858" calcext:value-type="float">
            <text:p>48595385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1" calcext:value-type="float">
            <text:p>-31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3858" calcext:value-type="float">
            <text:p>48595385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62" calcext:value-type="float">
            <text:p>-62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3858" calcext:value-type="float">
            <text:p>485953858</text:p>
          </table:table-cell>
          <table:table-cell table:number-columns-repeated="3"/>
          <table:table-cell office:value-type="string" calcext:value-type="string">
            <text:p>[249.8, 251.6, 316.4, 266.0]</text:p>
          </table:table-cell>
          <table:table-cell table:number-columns-repeated="1018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3858" calcext:value-type="float">
            <text:p>48595385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1" calcext:value-type="float">
            <text:p>-31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3862" calcext:value-type="float">
            <text:p>48595386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9" calcext:value-type="float">
            <text:p>19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3862" calcext:value-type="float">
            <text:p>485953862</text:p>
          </table:table-cell>
          <table:table-cell table:number-columns-repeated="3"/>
          <table:table-cell office:value-type="string" calcext:value-type="string">
            <text:p>[249.8, 248.0, 312.8, 260.6]</text:p>
          </table:table-cell>
          <table:table-cell table:number-columns-repeated="1018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3862" calcext:value-type="float">
            <text:p>48595386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45" calcext:value-type="float">
            <text:p>-45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3862" calcext:value-type="float">
            <text:p>48595386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9" calcext:value-type="float">
            <text:p>19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3862" calcext:value-type="float">
            <text:p>485953862</text:p>
          </table:table-cell>
          <table:table-cell table:number-columns-repeated="3"/>
          <table:table-cell office:value-type="string" calcext:value-type="string">
            <text:p>[249.8, 248.0, 312.8, 260.6]</text:p>
          </table:table-cell>
          <table:table-cell table:number-columns-repeated="1018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3862" calcext:value-type="float">
            <text:p>48595386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45" calcext:value-type="float">
            <text:p>-45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5953867" calcext:value-type="float">
            <text:p>485953867</text:p>
          </table:table-cell>
          <table:table-cell table:number-columns-repeated="3"/>
          <table:table-cell office:value-type="string" calcext:value-type="string">
            <text:p>[246.2, 248.0, 311.0, 260.6]</text:p>
          </table:table-cell>
          <table:table-cell table:number-columns-repeated="1018"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5953867" calcext:value-type="float">
            <text:p>48595386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36" calcext:value-type="float">
            <text:p>-136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5953867" calcext:value-type="float">
            <text:p>485953867</text:p>
          </table:table-cell>
          <table:table-cell table:number-columns-repeated="3"/>
          <table:table-cell office:value-type="string" calcext:value-type="string">
            <text:p>[249.8, 249.8, 314.6, 266.0]</text:p>
          </table:table-cell>
          <table:table-cell table:number-columns-repeated="1018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3869" calcext:value-type="float">
            <text:p>48595386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233" calcext:value-type="float">
            <text:p>-233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3869" calcext:value-type="float">
            <text:p>48595386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415" calcext:value-type="float">
            <text:p>-415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3869" calcext:value-type="float">
            <text:p>485953869</text:p>
          </table:table-cell>
          <table:table-cell table:number-columns-repeated="3"/>
          <table:table-cell office:value-type="string" calcext:value-type="string">
            <text:p>[246.2, 248.0, 309.2, 257.0]</text:p>
          </table:table-cell>
          <table:table-cell table:number-columns-repeated="1018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3869" calcext:value-type="float">
            <text:p>48595386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233" calcext:value-type="float">
            <text:p>-233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3869" calcext:value-type="float">
            <text:p>48595386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415" calcext:value-type="float">
            <text:p>-415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3869" calcext:value-type="float">
            <text:p>485953869</text:p>
          </table:table-cell>
          <table:table-cell table:number-columns-repeated="3"/>
          <table:table-cell office:value-type="string" calcext:value-type="string">
            <text:p>[246.2, 248.0, 309.2, 257.0]</text:p>
          </table:table-cell>
          <table:table-cell table:number-columns-repeated="1018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3872" calcext:value-type="float">
            <text:p>485953872</text:p>
          </table:table-cell>
          <table:table-cell table:number-columns-repeated="3"/>
          <table:table-cell office:value-type="string" calcext:value-type="string">
            <text:p>[248.0, 248.0, 312.8, 262.4]</text:p>
          </table:table-cell>
          <table:table-cell table:number-columns-repeated="1018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3872" calcext:value-type="float">
            <text:p>48595387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231" calcext:value-type="float">
            <text:p>-231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3872" calcext:value-type="float">
            <text:p>485953872</text:p>
          </table:table-cell>
          <table:table-cell table:number-columns-repeated="3"/>
          <table:table-cell office:value-type="string" calcext:value-type="string">
            <text:p>[248.0, 251.6, 312.8, 262.4]</text:p>
          </table:table-cell>
          <table:table-cell table:number-columns-repeated="1018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3872" calcext:value-type="float">
            <text:p>485953872</text:p>
          </table:table-cell>
          <table:table-cell table:number-columns-repeated="3"/>
          <table:table-cell office:value-type="string" calcext:value-type="string">
            <text:p>[248.0, 248.0, 312.8, 262.4]</text:p>
          </table:table-cell>
          <table:table-cell table:number-columns-repeated="1018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3872" calcext:value-type="float">
            <text:p>48595387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231" calcext:value-type="float">
            <text:p>-231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3872" calcext:value-type="float">
            <text:p>485953872</text:p>
          </table:table-cell>
          <table:table-cell table:number-columns-repeated="3"/>
          <table:table-cell office:value-type="string" calcext:value-type="string">
            <text:p>[248.0, 251.6, 312.8, 262.4]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5953877" calcext:value-type="float">
            <text:p>48595387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66" calcext:value-type="float">
            <text:p>-166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5953877" calcext:value-type="float">
            <text:p>485953877</text:p>
          </table:table-cell>
          <table:table-cell table:number-columns-repeated="3"/>
          <table:table-cell office:value-type="string" calcext:value-type="string">
            <text:p>[242.6, 251.6, 312.8, 262.4]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5953877" calcext:value-type="float">
            <text:p>48595387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203" calcext:value-type="float">
            <text:p>-203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5953877" calcext:value-type="float">
            <text:p>485953877</text:p>
          </table:table-cell>
          <table:table-cell table:number-columns-repeated="3"/>
          <table:table-cell office:value-type="string" calcext:value-type="string">
            <text:p>[249.8, 255.2, 318.2, 260.6]</text:p>
          </table:table-cell>
          <table:table-cell table:number-columns-repeated="1018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3878" calcext:value-type="float">
            <text:p>48595387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7" calcext:value-type="float">
            <text:p>-17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3878" calcext:value-type="float">
            <text:p>485953878</text:p>
          </table:table-cell>
          <table:table-cell table:number-columns-repeated="3"/>
          <table:table-cell office:value-type="string" calcext:value-type="string">
            <text:p>[249.8, 253.4, 309.2, 258.8]</text:p>
          </table:table-cell>
          <table:table-cell table:number-columns-repeated="1018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3878" calcext:value-type="float">
            <text:p>48595387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9" calcext:value-type="float">
            <text:p>-9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3878" calcext:value-type="float">
            <text:p>48595387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17" calcext:value-type="float">
            <text:p>-17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3878" calcext:value-type="float">
            <text:p>485953878</text:p>
          </table:table-cell>
          <table:table-cell table:number-columns-repeated="3"/>
          <table:table-cell office:value-type="string" calcext:value-type="string">
            <text:p>[249.8, 253.4, 309.2, 258.8]</text:p>
          </table:table-cell>
          <table:table-cell table:number-columns-repeated="1018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3878" calcext:value-type="float">
            <text:p>48595387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9" calcext:value-type="float">
            <text:p>-9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table:number-columns-repeated="3"/>
          <table:table-cell office:value-type="string" calcext:value-type="string">
            <text:p>[248.0, 251.6, 311.0, 260.6]</text:p>
          </table:table-cell>
          <table:table-cell table:number-columns-repeated="1018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08" calcext:value-type="float">
            <text:p>-108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table:number-columns-repeated="3"/>
          <table:table-cell office:value-type="string" calcext:value-type="string">
            <text:p>[244.4, 251.6, 312.8, 258.8]</text:p>
          </table:table-cell>
          <table:table-cell table:number-columns-repeated="1018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10" calcext:value-type="float">
            <text:p>-310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08" calcext:value-type="float">
            <text:p>-108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table:number-columns-repeated="3"/>
          <table:table-cell office:value-type="string" calcext:value-type="string">
            <text:p>[244.4, 251.6, 312.8, 258.8]</text:p>
          </table:table-cell>
          <table:table-cell table:number-columns-repeated="1018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5953883" calcext:value-type="float">
            <text:p>48595388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10" calcext:value-type="float">
            <text:p>-310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3887" calcext:value-type="float">
            <text:p>48595388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53" calcext:value-type="float">
            <text:p>53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3887" calcext:value-type="float">
            <text:p>485953887</text:p>
          </table:table-cell>
          <table:table-cell table:number-columns-repeated="3"/>
          <table:table-cell office:value-type="string" calcext:value-type="string">
            <text:p>[249.8, 251.6, 309.2, 266.0]</text:p>
          </table:table-cell>
          <table:table-cell table:number-columns-repeated="1018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3887" calcext:value-type="float">
            <text:p>485953887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6" calcext:value-type="float">
            <text:p>-16</text:p>
          </table:table-cell>
          <table:table-cell office:value-type="float" office:value="1238" calcext:value-type="float">
            <text:p>1238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3887" calcext:value-type="float">
            <text:p>48595388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53" calcext:value-type="float">
            <text:p>53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3887" calcext:value-type="float">
            <text:p>485953887</text:p>
          </table:table-cell>
          <table:table-cell table:number-columns-repeated="3"/>
          <table:table-cell office:value-type="string" calcext:value-type="string">
            <text:p>[249.8, 251.6, 309.2, 266.0]</text:p>
          </table:table-cell>
          <table:table-cell table:number-columns-repeated="1018"/>
        </table:table-row>
        <table:table-row table:style-name="ro1">
          <table:table-cell office:value-type="float" office:value="18.2333333333333" calcext:value-type="float">
            <text:p>18.2333333333333</text:p>
          </table:table-cell>
          <table:table-cell office:value-type="float" office:value="485953891" calcext:value-type="float">
            <text:p>48595389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219" calcext:value-type="float">
            <text:p>219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18.2333333333333" calcext:value-type="float">
            <text:p>18.2333333333333</text:p>
          </table:table-cell>
          <table:table-cell office:value-type="float" office:value="485953891" calcext:value-type="float">
            <text:p>485953891</text:p>
          </table:table-cell>
          <table:table-cell table:number-columns-repeated="3"/>
          <table:table-cell office:value-type="string" calcext:value-type="string">
            <text:p>[249.8, 251.6, 311.0, 260.6]</text:p>
          </table:table-cell>
          <table:table-cell table:number-columns-repeated="1018"/>
        </table:table-row>
        <table:table-row table:style-name="ro1">
          <table:table-cell office:value-type="float" office:value="18.2333333333333" calcext:value-type="float">
            <text:p>18.2333333333333</text:p>
          </table:table-cell>
          <table:table-cell office:value-type="float" office:value="485953891" calcext:value-type="float">
            <text:p>48595389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219" calcext:value-type="float">
            <text:p>219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18.2333333333333" calcext:value-type="float">
            <text:p>18.2333333333333</text:p>
          </table:table-cell>
          <table:table-cell office:value-type="float" office:value="485953891" calcext:value-type="float">
            <text:p>485953891</text:p>
          </table:table-cell>
          <table:table-cell table:number-columns-repeated="3"/>
          <table:table-cell office:value-type="string" calcext:value-type="string">
            <text:p>[249.8, 251.6, 311.0, 260.6]</text:p>
          </table:table-cell>
          <table:table-cell table:number-columns-repeated="1018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3895" calcext:value-type="float">
            <text:p>48595389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424" calcext:value-type="float">
            <text:p>-424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3895" calcext:value-type="float">
            <text:p>48595389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424" calcext:value-type="float">
            <text:p>-424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3899" calcext:value-type="float">
            <text:p>485953899</text:p>
          </table:table-cell>
          <table:table-cell table:number-columns-repeated="3"/>
          <table:table-cell office:value-type="string" calcext:value-type="string">
            <text:p>[249.8, 251.6, 318.2, 262.4]</text:p>
          </table:table-cell>
          <table:table-cell table:number-columns-repeated="1018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3899" calcext:value-type="float">
            <text:p>485953899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110" calcext:value-type="float">
            <text:p>-110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3899" calcext:value-type="float">
            <text:p>48595389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95" calcext:value-type="float">
            <text:p>-95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3899" calcext:value-type="float">
            <text:p>485953899</text:p>
          </table:table-cell>
          <table:table-cell table:number-columns-repeated="3"/>
          <table:table-cell office:value-type="string" calcext:value-type="string">
            <text:p>[249.8, 251.6, 307.4, 258.8]</text:p>
          </table:table-cell>
          <table:table-cell table:number-columns-repeated="1018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85953901" calcext:value-type="float">
            <text:p>48595390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7" calcext:value-type="float">
            <text:p>-57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85953901" calcext:value-type="float">
            <text:p>485953901</text:p>
          </table:table-cell>
          <table:table-cell table:number-columns-repeated="3"/>
          <table:table-cell office:value-type="string" calcext:value-type="string">
            <text:p>[251.6, 251.6, 314.6, 262.4]</text:p>
          </table:table-cell>
          <table:table-cell table:number-columns-repeated="1018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85953901" calcext:value-type="float">
            <text:p>48595390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7" calcext:value-type="float">
            <text:p>-57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85953901" calcext:value-type="float">
            <text:p>485953901</text:p>
          </table:table-cell>
          <table:table-cell table:number-columns-repeated="3"/>
          <table:table-cell office:value-type="string" calcext:value-type="string">
            <text:p>[251.6, 251.6, 314.6, 262.4]</text:p>
          </table:table-cell>
          <table:table-cell table:number-columns-repeated="1018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table:number-columns-repeated="3"/>
          <table:table-cell office:value-type="string" calcext:value-type="string">
            <text:p>[257.0, 253.4, 320.0, 262.4]</text:p>
          </table:table-cell>
          <table:table-cell table:number-columns-repeated="1018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10" calcext:value-type="float">
            <text:p>-210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90" calcext:value-type="float">
            <text:p>-90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table:number-columns-repeated="3"/>
          <table:table-cell office:value-type="string" calcext:value-type="string">
            <text:p>[249.8, 251.6, 314.6, 258.8]</text:p>
          </table:table-cell>
          <table:table-cell table:number-columns-repeated="1018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10" calcext:value-type="float">
            <text:p>-210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90" calcext:value-type="float">
            <text:p>-90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3905" calcext:value-type="float">
            <text:p>485953905</text:p>
          </table:table-cell>
          <table:table-cell table:number-columns-repeated="3"/>
          <table:table-cell office:value-type="string" calcext:value-type="string">
            <text:p>[249.8, 251.6, 314.6, 258.8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3909" calcext:value-type="float">
            <text:p>485953909</text:p>
          </table:table-cell>
          <table:table-cell table:number-columns-repeated="3"/>
          <table:table-cell office:value-type="string" calcext:value-type="string">
            <text:p>[249.8, 248.0, 309.2, 264.2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3909" calcext:value-type="float">
            <text:p>48595390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388" calcext:value-type="float">
            <text:p>388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3909" calcext:value-type="float">
            <text:p>485953909</text:p>
          </table:table-cell>
          <table:table-cell table:number-columns-repeated="3"/>
          <table:table-cell office:value-type="string" calcext:value-type="string">
            <text:p>[246.2, 251.6, 312.8, 260.6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3909" calcext:value-type="float">
            <text:p>485953909</text:p>
          </table:table-cell>
          <table:table-cell table:number-columns-repeated="3"/>
          <table:table-cell office:value-type="string" calcext:value-type="string">
            <text:p>[249.8, 248.0, 309.2, 264.2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3909" calcext:value-type="float">
            <text:p>48595390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388" calcext:value-type="float">
            <text:p>388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3909" calcext:value-type="float">
            <text:p>485953909</text:p>
          </table:table-cell>
          <table:table-cell table:number-columns-repeated="3"/>
          <table:table-cell office:value-type="string" calcext:value-type="string">
            <text:p>[246.2, 251.6, 312.8, 260.6]</text:p>
          </table:table-cell>
          <table:table-cell table:number-columns-repeated="1018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85953913" calcext:value-type="float">
            <text:p>485953913</text:p>
          </table:table-cell>
          <table:table-cell table:number-columns-repeated="3"/>
          <table:table-cell office:value-type="string" calcext:value-type="string">
            <text:p>[248.0, 251.6, 314.6, 264.2]</text:p>
          </table:table-cell>
          <table:table-cell table:number-columns-repeated="1018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85953913" calcext:value-type="float">
            <text:p>48595391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246" calcext:value-type="float">
            <text:p>246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85953913" calcext:value-type="float">
            <text:p>485953913</text:p>
          </table:table-cell>
          <table:table-cell table:number-columns-repeated="3"/>
          <table:table-cell office:value-type="string" calcext:value-type="string">
            <text:p>[248.0, 251.6, 314.6, 264.2]</text:p>
          </table:table-cell>
          <table:table-cell table:number-columns-repeated="1018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85953913" calcext:value-type="float">
            <text:p>48595391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246" calcext:value-type="float">
            <text:p>246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18.7333333333333" calcext:value-type="float">
            <text:p>18.7333333333333</text:p>
          </table:table-cell>
          <table:table-cell office:value-type="float" office:value="485953921" calcext:value-type="float">
            <text:p>485953921</text:p>
          </table:table-cell>
          <table:table-cell table:number-columns-repeated="3"/>
          <table:table-cell office:value-type="string" calcext:value-type="string">
            <text:p>[253.4, 253.4, 318.2, 264.2]</text:p>
          </table:table-cell>
          <table:table-cell table:number-columns-repeated="1018"/>
        </table:table-row>
        <table:table-row table:style-name="ro1">
          <table:table-cell office:value-type="float" office:value="18.7333333333333" calcext:value-type="float">
            <text:p>18.7333333333333</text:p>
          </table:table-cell>
          <table:table-cell office:value-type="float" office:value="485953921" calcext:value-type="float">
            <text:p>48595392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21" calcext:value-type="float">
            <text:p>-21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18.7333333333333" calcext:value-type="float">
            <text:p>18.7333333333333</text:p>
          </table:table-cell>
          <table:table-cell office:value-type="float" office:value="485953921" calcext:value-type="float">
            <text:p>48595392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5" calcext:value-type="float">
            <text:p>65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18.7333333333333" calcext:value-type="float">
            <text:p>18.7333333333333</text:p>
          </table:table-cell>
          <table:table-cell office:value-type="float" office:value="485953921" calcext:value-type="float">
            <text:p>485953921</text:p>
          </table:table-cell>
          <table:table-cell table:number-columns-repeated="3"/>
          <table:table-cell office:value-type="string" calcext:value-type="string">
            <text:p>[249.8, 251.6, 312.8, 257.0]</text:p>
          </table:table-cell>
          <table:table-cell table:number-columns-repeated="1018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3924" calcext:value-type="float">
            <text:p>4859539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3924" calcext:value-type="float">
            <text:p>485953924</text:p>
          </table:table-cell>
          <table:table-cell table:number-columns-repeated="3"/>
          <table:table-cell office:value-type="string" calcext:value-type="string">
            <text:p>[257.0, 255.2, 318.2, 269.6]</text:p>
          </table:table-cell>
          <table:table-cell table:number-columns-repeated="1018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3924" calcext:value-type="float">
            <text:p>48595392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13" calcext:value-type="float">
            <text:p>113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3924" calcext:value-type="float">
            <text:p>48595392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3924" calcext:value-type="float">
            <text:p>485953924</text:p>
          </table:table-cell>
          <table:table-cell table:number-columns-repeated="3"/>
          <table:table-cell office:value-type="string" calcext:value-type="string">
            <text:p>[257.0, 255.2, 318.2, 269.6]</text:p>
          </table:table-cell>
          <table:table-cell table:number-columns-repeated="1018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3924" calcext:value-type="float">
            <text:p>48595392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13" calcext:value-type="float">
            <text:p>113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3928" calcext:value-type="float">
            <text:p>48595392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99" calcext:value-type="float">
            <text:p>199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3928" calcext:value-type="float">
            <text:p>485953928</text:p>
          </table:table-cell>
          <table:table-cell table:number-columns-repeated="3"/>
          <table:table-cell office:value-type="string" calcext:value-type="string">
            <text:p>[253.4, 258.8, 316.4, 266.0]</text:p>
          </table:table-cell>
          <table:table-cell table:number-columns-repeated="1018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3928" calcext:value-type="float">
            <text:p>48595392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55" calcext:value-type="float">
            <text:p>255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3928" calcext:value-type="float">
            <text:p>48595392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99" calcext:value-type="float">
            <text:p>199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3928" calcext:value-type="float">
            <text:p>485953928</text:p>
          </table:table-cell>
          <table:table-cell table:number-columns-repeated="3"/>
          <table:table-cell office:value-type="string" calcext:value-type="string">
            <text:p>[253.4, 258.8, 316.4, 266.0]</text:p>
          </table:table-cell>
          <table:table-cell table:number-columns-repeated="1018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3928" calcext:value-type="float">
            <text:p>48595392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55" calcext:value-type="float">
            <text:p>255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5953932" calcext:value-type="float">
            <text:p>48595393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73" calcext:value-type="float">
            <text:p>-73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5953932" calcext:value-type="float">
            <text:p>485953932</text:p>
          </table:table-cell>
          <table:table-cell table:number-columns-repeated="3"/>
          <table:table-cell office:value-type="string" calcext:value-type="string">
            <text:p>[253.4, 253.4, 318.2, 262.4]</text:p>
          </table:table-cell>
          <table:table-cell table:number-columns-repeated="1018"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5953932" calcext:value-type="float">
            <text:p>48595393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83" calcext:value-type="float">
            <text:p>-83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3934" calcext:value-type="float">
            <text:p>485953934</text:p>
          </table:table-cell>
          <table:table-cell table:number-columns-repeated="3"/>
          <table:table-cell office:value-type="string" calcext:value-type="string">
            <text:p>[255.2, 255.2, 318.2, 267.8]</text:p>
          </table:table-cell>
          <table:table-cell table:number-columns-repeated="1018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3934" calcext:value-type="float">
            <text:p>48595393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68" calcext:value-type="float">
            <text:p>-68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3934" calcext:value-type="float">
            <text:p>485953934</text:p>
          </table:table-cell>
          <table:table-cell table:number-columns-repeated="3"/>
          <table:table-cell office:value-type="string" calcext:value-type="string">
            <text:p>[255.2, 255.2, 318.2, 267.8]</text:p>
          </table:table-cell>
          <table:table-cell table:number-columns-repeated="1018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3934" calcext:value-type="float">
            <text:p>48595393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68" calcext:value-type="float">
            <text:p>-68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3938" calcext:value-type="float">
            <text:p>485953938</text:p>
          </table:table-cell>
          <table:table-cell table:number-columns-repeated="3"/>
          <table:table-cell office:value-type="string" calcext:value-type="string">
            <text:p>[257.0, 253.4, 311.0, 266.0]</text:p>
          </table:table-cell>
          <table:table-cell table:number-columns-repeated="1018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3938" calcext:value-type="float">
            <text:p>48595393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57" calcext:value-type="float">
            <text:p>-157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3938" calcext:value-type="float">
            <text:p>485953938</text:p>
          </table:table-cell>
          <table:table-cell table:number-columns-repeated="3"/>
          <table:table-cell office:value-type="string" calcext:value-type="string">
            <text:p>[257.0, 260.6, 320.0, 267.8]</text:p>
          </table:table-cell>
          <table:table-cell table:number-columns-repeated="1018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3938" calcext:value-type="float">
            <text:p>485953938</text:p>
          </table:table-cell>
          <table:table-cell table:number-columns-repeated="3"/>
          <table:table-cell office:value-type="string" calcext:value-type="string">
            <text:p>[257.0, 253.4, 311.0, 266.0]</text:p>
          </table:table-cell>
          <table:table-cell table:number-columns-repeated="1018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3938" calcext:value-type="float">
            <text:p>48595393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57" calcext:value-type="float">
            <text:p>-157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3938" calcext:value-type="float">
            <text:p>485953938</text:p>
          </table:table-cell>
          <table:table-cell table:number-columns-repeated="3"/>
          <table:table-cell office:value-type="string" calcext:value-type="string">
            <text:p>[257.0, 260.6, 320.0, 267.8]</text:p>
          </table:table-cell>
          <table:table-cell table:number-columns-repeated="1018"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5953942" calcext:value-type="float">
            <text:p>48595394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96" calcext:value-type="float">
            <text:p>196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5953942" calcext:value-type="float">
            <text:p>485953942</text:p>
          </table:table-cell>
          <table:table-cell table:number-columns-repeated="3"/>
          <table:table-cell office:value-type="string" calcext:value-type="string">
            <text:p>[253.4, 255.2, 316.4, 264.2]</text:p>
          </table:table-cell>
          <table:table-cell table:number-columns-repeated="1018"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5953942" calcext:value-type="float">
            <text:p>48595394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51" calcext:value-type="float">
            <text:p>151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table:number-columns-repeated="3"/>
          <table:table-cell office:value-type="string" calcext:value-type="string">
            <text:p>[255.2, 257.0, 316.4, 269.6]</text:p>
          </table:table-cell>
          <table:table-cell table:number-columns-repeated="1018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96" calcext:value-type="float">
            <text:p>-96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26" calcext:value-type="float">
            <text:p>-126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table:number-columns-repeated="3"/>
          <table:table-cell office:value-type="string" calcext:value-type="string">
            <text:p>[253.4, 258.8, 316.4, 264.2]</text:p>
          </table:table-cell>
          <table:table-cell table:number-columns-repeated="1018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96" calcext:value-type="float">
            <text:p>-96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26" calcext:value-type="float">
            <text:p>-126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3944" calcext:value-type="float">
            <text:p>485953944</text:p>
          </table:table-cell>
          <table:table-cell table:number-columns-repeated="3"/>
          <table:table-cell office:value-type="string" calcext:value-type="string">
            <text:p>[253.4, 258.8, 316.4, 264.2]</text:p>
          </table:table-cell>
          <table:table-cell table:number-columns-repeated="1018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3948" calcext:value-type="float">
            <text:p>48595394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82" calcext:value-type="float">
            <text:p>-182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3948" calcext:value-type="float">
            <text:p>485953948</text:p>
          </table:table-cell>
          <table:table-cell table:number-columns-repeated="3"/>
          <table:table-cell office:value-type="string" calcext:value-type="string">
            <text:p>[260.6, 257.0, 320.0, 269.6]</text:p>
          </table:table-cell>
          <table:table-cell table:number-columns-repeated="1018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3948" calcext:value-type="float">
            <text:p>48595394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82" calcext:value-type="float">
            <text:p>-182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3948" calcext:value-type="float">
            <text:p>485953948</text:p>
          </table:table-cell>
          <table:table-cell table:number-columns-repeated="3"/>
          <table:table-cell office:value-type="string" calcext:value-type="string">
            <text:p>[260.6, 257.0, 320.0, 269.6]</text:p>
          </table:table-cell>
          <table:table-cell table:number-columns-repeated="1018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485953952" calcext:value-type="float">
            <text:p>485953952</text:p>
          </table:table-cell>
          <table:table-cell table:number-columns-repeated="3"/>
          <table:table-cell office:value-type="string" calcext:value-type="string">
            <text:p>[262.4, 258.8, 323.6, 271.4]</text:p>
          </table:table-cell>
          <table:table-cell table:number-columns-repeated="1018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485953952" calcext:value-type="float">
            <text:p>48595395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52" calcext:value-type="float">
            <text:p>-452</text:p>
          </table:table-cell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485953952" calcext:value-type="float">
            <text:p>48595395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742" calcext:value-type="float">
            <text:p>-742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485953952" calcext:value-type="float">
            <text:p>485953952</text:p>
          </table:table-cell>
          <table:table-cell table:number-columns-repeated="3"/>
          <table:table-cell office:value-type="string" calcext:value-type="string">
            <text:p>[260.6, 257.0, 321.8, 267.8]</text:p>
          </table:table-cell>
          <table:table-cell table:number-columns-repeated="1018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5953955" calcext:value-type="float">
            <text:p>485953955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786" calcext:value-type="float">
            <text:p>-786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5953955" calcext:value-type="float">
            <text:p>485953955</text:p>
          </table:table-cell>
          <table:table-cell table:number-columns-repeated="3"/>
          <table:table-cell office:value-type="string" calcext:value-type="string">
            <text:p>[255.2, 253.4, 318.2, 266.0]</text:p>
          </table:table-cell>
          <table:table-cell table:number-columns-repeated="1018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5953955" calcext:value-type="float">
            <text:p>485953955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786" calcext:value-type="float">
            <text:p>-786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85953955" calcext:value-type="float">
            <text:p>485953955</text:p>
          </table:table-cell>
          <table:table-cell table:number-columns-repeated="3"/>
          <table:table-cell office:value-type="string" calcext:value-type="string">
            <text:p>[255.2, 253.4, 318.2, 266.0]</text:p>
          </table:table-cell>
          <table:table-cell table:number-columns-repeated="1018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table:number-columns-repeated="3"/>
          <table:table-cell office:value-type="string" calcext:value-type="string">
            <text:p>[257.0, 251.6, 316.4, 267.8]</text:p>
          </table:table-cell>
          <table:table-cell table:number-columns-repeated="1018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874" calcext:value-type="float">
            <text:p>-874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03" calcext:value-type="float">
            <text:p>-903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table:number-columns-repeated="3"/>
          <table:table-cell office:value-type="string" calcext:value-type="string">
            <text:p>[251.6, 249.8, 309.2, 262.4]</text:p>
          </table:table-cell>
          <table:table-cell table:number-columns-repeated="1018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874" calcext:value-type="float">
            <text:p>-874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03" calcext:value-type="float">
            <text:p>-903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5953959" calcext:value-type="float">
            <text:p>485953959</text:p>
          </table:table-cell>
          <table:table-cell table:number-columns-repeated="3"/>
          <table:table-cell office:value-type="string" calcext:value-type="string">
            <text:p>[251.6, 249.8, 309.2, 262.4]</text:p>
          </table:table-cell>
          <table:table-cell table:number-columns-repeated="1018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3963" calcext:value-type="float">
            <text:p>485953963</text:p>
          </table:table-cell>
          <table:table-cell table:number-columns-repeated="3"/>
          <table:table-cell office:value-type="string" calcext:value-type="string">
            <text:p>[253.4, 251.6, 307.4, 260.6]</text:p>
          </table:table-cell>
          <table:table-cell table:number-columns-repeated="1018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3963" calcext:value-type="float">
            <text:p>48595396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56" calcext:value-type="float">
            <text:p>-956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3963" calcext:value-type="float">
            <text:p>485953963</text:p>
          </table:table-cell>
          <table:table-cell table:number-columns-repeated="3"/>
          <table:table-cell office:value-type="string" calcext:value-type="string">
            <text:p>[249.8, 251.6, 309.2, 262.4]</text:p>
          </table:table-cell>
          <table:table-cell table:number-columns-repeated="1018"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5953965" calcext:value-type="float">
            <text:p>48595396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007" calcext:value-type="float">
            <text:p>-1007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5953965" calcext:value-type="float">
            <text:p>485953965</text:p>
          </table:table-cell>
          <table:table-cell table:number-columns-repeated="3"/>
          <table:table-cell office:value-type="string" calcext:value-type="string">
            <text:p>[255.2, 253.4, 311.0, 262.4]</text:p>
          </table:table-cell>
          <table:table-cell table:number-columns-repeated="1018"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5953965" calcext:value-type="float">
            <text:p>48595396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22" calcext:value-type="float">
            <text:p>-922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5953965" calcext:value-type="float">
            <text:p>48595396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007" calcext:value-type="float">
            <text:p>-1007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5953965" calcext:value-type="float">
            <text:p>485953965</text:p>
          </table:table-cell>
          <table:table-cell table:number-columns-repeated="3"/>
          <table:table-cell office:value-type="string" calcext:value-type="string">
            <text:p>[255.2, 253.4, 311.0, 262.4]</text:p>
          </table:table-cell>
          <table:table-cell table:number-columns-repeated="1018"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5953965" calcext:value-type="float">
            <text:p>48595396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22" calcext:value-type="float">
            <text:p>-922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5953969" calcext:value-type="float">
            <text:p>48595396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66" calcext:value-type="float">
            <text:p>-866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5953969" calcext:value-type="float">
            <text:p>485953969</text:p>
          </table:table-cell>
          <table:table-cell table:number-columns-repeated="3"/>
          <table:table-cell office:value-type="string" calcext:value-type="string">
            <text:p>[249.8, 248.0, 307.4, 257.0]</text:p>
          </table:table-cell>
          <table:table-cell table:number-columns-repeated="1018"/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5953969" calcext:value-type="float">
            <text:p>48595396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66" calcext:value-type="float">
            <text:p>-866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float" office:value="19.5333333333333" calcext:value-type="float">
            <text:p>19.5333333333333</text:p>
          </table:table-cell>
          <table:table-cell office:value-type="float" office:value="485953969" calcext:value-type="float">
            <text:p>485953969</text:p>
          </table:table-cell>
          <table:table-cell table:number-columns-repeated="3"/>
          <table:table-cell office:value-type="string" calcext:value-type="string">
            <text:p>[249.8, 248.0, 307.4, 257.0]</text:p>
          </table:table-cell>
          <table:table-cell table:number-columns-repeated="1018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3973" calcext:value-type="float">
            <text:p>485953973</text:p>
          </table:table-cell>
          <table:table-cell table:number-columns-repeated="3"/>
          <table:table-cell office:value-type="string" calcext:value-type="string">
            <text:p>[251.6, 248.0, 307.4, 257.0]</text:p>
          </table:table-cell>
          <table:table-cell table:number-columns-repeated="1018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3973" calcext:value-type="float">
            <text:p>48595397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28" calcext:value-type="float">
            <text:p>-828</text:p>
          </table:table-cell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3973" calcext:value-type="float">
            <text:p>485953973</text:p>
          </table:table-cell>
          <table:table-cell table:number-columns-repeated="3"/>
          <table:table-cell office:value-type="string" calcext:value-type="string">
            <text:p>[249.8, 246.2, 305.6, 260.6]</text:p>
          </table:table-cell>
          <table:table-cell table:number-columns-repeated="1018"/>
        </table:table-row>
        <table:table-row table:style-name="ro1">
          <table:table-cell office:value-type="float" office:value="19.6333333333333" calcext:value-type="float">
            <text:p>19.6333333333333</text:p>
          </table:table-cell>
          <table:table-cell office:value-type="float" office:value="485953975" calcext:value-type="float">
            <text:p>48595397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17" calcext:value-type="float">
            <text:p>-717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float" office:value="19.6333333333333" calcext:value-type="float">
            <text:p>19.6333333333333</text:p>
          </table:table-cell>
          <table:table-cell office:value-type="float" office:value="485953975" calcext:value-type="float">
            <text:p>485953975</text:p>
          </table:table-cell>
          <table:table-cell table:number-columns-repeated="3"/>
          <table:table-cell office:value-type="string" calcext:value-type="string">
            <text:p>[248.0, 246.2, 305.6, 255.2]</text:p>
          </table:table-cell>
          <table:table-cell table:number-columns-repeated="1018"/>
        </table:table-row>
        <table:table-row table:style-name="ro1">
          <table:table-cell office:value-type="float" office:value="19.6333333333333" calcext:value-type="float">
            <text:p>19.6333333333333</text:p>
          </table:table-cell>
          <table:table-cell office:value-type="float" office:value="485953975" calcext:value-type="float">
            <text:p>48595397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30" calcext:value-type="float">
            <text:p>-930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19.6333333333333" calcext:value-type="float">
            <text:p>19.6333333333333</text:p>
          </table:table-cell>
          <table:table-cell office:value-type="float" office:value="485953975" calcext:value-type="float">
            <text:p>48595397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17" calcext:value-type="float">
            <text:p>-717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float" office:value="19.6333333333333" calcext:value-type="float">
            <text:p>19.6333333333333</text:p>
          </table:table-cell>
          <table:table-cell office:value-type="float" office:value="485953975" calcext:value-type="float">
            <text:p>485953975</text:p>
          </table:table-cell>
          <table:table-cell table:number-columns-repeated="3"/>
          <table:table-cell office:value-type="string" calcext:value-type="string">
            <text:p>[248.0, 246.2, 305.6, 255.2]</text:p>
          </table:table-cell>
          <table:table-cell table:number-columns-repeated="1018"/>
        </table:table-row>
        <table:table-row table:style-name="ro1">
          <table:table-cell office:value-type="float" office:value="19.6333333333333" calcext:value-type="float">
            <text:p>19.6333333333333</text:p>
          </table:table-cell>
          <table:table-cell office:value-type="float" office:value="485953975" calcext:value-type="float">
            <text:p>48595397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30" calcext:value-type="float">
            <text:p>-930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5953979" calcext:value-type="float">
            <text:p>485953979</text:p>
          </table:table-cell>
          <table:table-cell table:number-columns-repeated="3"/>
          <table:table-cell office:value-type="string" calcext:value-type="string">
            <text:p>[242.6, 242.6, 296.6, 257.0]</text:p>
          </table:table-cell>
          <table:table-cell table:number-columns-repeated="1018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5953979" calcext:value-type="float">
            <text:p>48595397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46" calcext:value-type="float">
            <text:p>-946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5953979" calcext:value-type="float">
            <text:p>485953979</text:p>
          </table:table-cell>
          <table:table-cell table:number-columns-repeated="3"/>
          <table:table-cell office:value-type="string" calcext:value-type="string">
            <text:p>[242.6, 242.6, 302.0, 255.2]</text:p>
          </table:table-cell>
          <table:table-cell table:number-columns-repeated="1018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5953979" calcext:value-type="float">
            <text:p>485953979</text:p>
          </table:table-cell>
          <table:table-cell table:number-columns-repeated="3"/>
          <table:table-cell office:value-type="string" calcext:value-type="string">
            <text:p>[242.6, 242.6, 296.6, 257.0]</text:p>
          </table:table-cell>
          <table:table-cell table:number-columns-repeated="1018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5953979" calcext:value-type="float">
            <text:p>48595397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46" calcext:value-type="float">
            <text:p>-946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85953979" calcext:value-type="float">
            <text:p>485953979</text:p>
          </table:table-cell>
          <table:table-cell table:number-columns-repeated="3"/>
          <table:table-cell office:value-type="string" calcext:value-type="string">
            <text:p>[242.6, 242.6, 302.0, 255.2]</text:p>
          </table:table-cell>
          <table:table-cell table:number-columns-repeated="1018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3987" calcext:value-type="float">
            <text:p>48595398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05" calcext:value-type="float">
            <text:p>-905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3987" calcext:value-type="float">
            <text:p>485953987</text:p>
          </table:table-cell>
          <table:table-cell table:number-columns-repeated="3"/>
          <table:table-cell office:value-type="string" calcext:value-type="string">
            <text:p>[239.0, 239.0, 294.8, 251.6]</text:p>
          </table:table-cell>
          <table:table-cell table:number-columns-repeated="1018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3987" calcext:value-type="float">
            <text:p>48595398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78" calcext:value-type="float">
            <text:p>-978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3987" calcext:value-type="float">
            <text:p>48595398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05" calcext:value-type="float">
            <text:p>-905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3987" calcext:value-type="float">
            <text:p>485953987</text:p>
          </table:table-cell>
          <table:table-cell table:number-columns-repeated="3"/>
          <table:table-cell office:value-type="string" calcext:value-type="string">
            <text:p>[239.0, 239.0, 294.8, 251.6]</text:p>
          </table:table-cell>
          <table:table-cell table:number-columns-repeated="1018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3987" calcext:value-type="float">
            <text:p>48595398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78" calcext:value-type="float">
            <text:p>-978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3991" calcext:value-type="float">
            <text:p>48595399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011" calcext:value-type="float">
            <text:p>-1011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3991" calcext:value-type="float">
            <text:p>485953991</text:p>
          </table:table-cell>
          <table:table-cell table:number-columns-repeated="3"/>
          <table:table-cell office:value-type="string" calcext:value-type="string">
            <text:p>[244.4, 239.0, 294.8, 253.4]</text:p>
          </table:table-cell>
          <table:table-cell table:number-columns-repeated="1018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3991" calcext:value-type="float">
            <text:p>48595399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070" calcext:value-type="float">
            <text:p>-1070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3991" calcext:value-type="float">
            <text:p>48595399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011" calcext:value-type="float">
            <text:p>-1011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3991" calcext:value-type="float">
            <text:p>485953991</text:p>
          </table:table-cell>
          <table:table-cell table:number-columns-repeated="3"/>
          <table:table-cell office:value-type="string" calcext:value-type="string">
            <text:p>[244.4, 239.0, 294.8, 253.4]</text:p>
          </table:table-cell>
          <table:table-cell table:number-columns-repeated="1018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3991" calcext:value-type="float">
            <text:p>48595399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070" calcext:value-type="float">
            <text:p>-1070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5953995" calcext:value-type="float">
            <text:p>485953995</text:p>
          </table:table-cell>
          <table:table-cell table:number-columns-repeated="3"/>
          <table:table-cell office:value-type="string" calcext:value-type="string">
            <text:p>[237.2, 237.2, 298.4, 246.2]</text:p>
          </table:table-cell>
          <table:table-cell table:number-columns-repeated="1018"/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485953995" calcext:value-type="float">
            <text:p>48595399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1186" calcext:value-type="float">
            <text:p>-1186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3997" calcext:value-type="float">
            <text:p>485953997</text:p>
          </table:table-cell>
          <table:table-cell table:number-columns-repeated="3"/>
          <table:table-cell office:value-type="string" calcext:value-type="string">
            <text:p>[242.6, 239.0, 298.4, 248.0]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3997" calcext:value-type="float">
            <text:p>48595399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1305" calcext:value-type="float">
            <text:p>-1305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3997" calcext:value-type="float">
            <text:p>48595399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023" calcext:value-type="float">
            <text:p>-1023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3997" calcext:value-type="float">
            <text:p>485953997</text:p>
          </table:table-cell>
          <table:table-cell table:number-columns-repeated="3"/>
          <table:table-cell office:value-type="string" calcext:value-type="string">
            <text:p>[242.6, 239.0, 298.4, 248.0]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3997" calcext:value-type="float">
            <text:p>48595399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1305" calcext:value-type="float">
            <text:p>-1305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3997" calcext:value-type="float">
            <text:p>48595399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023" calcext:value-type="float">
            <text:p>-1023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719" calcext:value-type="float">
            <text:p>-719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table:number-columns-repeated="3"/>
          <table:table-cell office:value-type="string" calcext:value-type="string">
            <text:p>[237.2, 235.4, 293.0, 249.8]</text:p>
          </table:table-cell>
          <table:table-cell table:number-columns-repeated="1018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16" calcext:value-type="float">
            <text:p>-516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table:number-columns-repeated="3"/>
          <table:table-cell office:value-type="string" calcext:value-type="string">
            <text:p>[231.8, 237.2, 294.8, 248.0]</text:p>
          </table:table-cell>
          <table:table-cell table:number-columns-repeated="1018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719" calcext:value-type="float">
            <text:p>-719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table:number-columns-repeated="3"/>
          <table:table-cell office:value-type="string" calcext:value-type="string">
            <text:p>[237.2, 235.4, 293.0, 249.8]</text:p>
          </table:table-cell>
          <table:table-cell table:number-columns-repeated="1018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16" calcext:value-type="float">
            <text:p>-516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4001" calcext:value-type="float">
            <text:p>485954001</text:p>
          </table:table-cell>
          <table:table-cell table:number-columns-repeated="3"/>
          <table:table-cell office:value-type="string" calcext:value-type="string">
            <text:p>[231.8, 237.2, 294.8, 248.0]</text:p>
          </table:table-cell>
          <table:table-cell table:number-columns-repeated="1018"/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5954005" calcext:value-type="float">
            <text:p>485954005</text:p>
          </table:table-cell>
          <table:table-cell table:number-columns-repeated="3"/>
          <table:table-cell office:value-type="string" calcext:value-type="string">
            <text:p>[235.4, 237.2, 293.0, 246.2]</text:p>
          </table:table-cell>
          <table:table-cell table:number-columns-repeated="1018"/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5954005" calcext:value-type="float">
            <text:p>48595400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78" calcext:value-type="float">
            <text:p>-278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5954005" calcext:value-type="float">
            <text:p>485954005</text:p>
          </table:table-cell>
          <table:table-cell table:number-columns-repeated="3"/>
          <table:table-cell office:value-type="string" calcext:value-type="string">
            <text:p>[237.2, 231.8, 293.0, 248.0]</text:p>
          </table:table-cell>
          <table:table-cell table:number-columns-repeated="1018"/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5954005" calcext:value-type="float">
            <text:p>48595400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226" calcext:value-type="float">
            <text:p>-226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4008" calcext:value-type="float">
            <text:p>485954008</text:p>
          </table:table-cell>
          <table:table-cell table:number-columns-repeated="3"/>
          <table:table-cell office:value-type="string" calcext:value-type="string">
            <text:p>[235.4, 233.6, 293.0, 246.2]</text:p>
          </table:table-cell>
          <table:table-cell table:number-columns-repeated="1018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4008" calcext:value-type="float">
            <text:p>48595400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254" calcext:value-type="float">
            <text:p>-254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4008" calcext:value-type="float">
            <text:p>485954008</text:p>
          </table:table-cell>
          <table:table-cell table:number-columns-repeated="3"/>
          <table:table-cell office:value-type="string" calcext:value-type="string">
            <text:p>[235.4, 233.6, 293.0, 246.2]</text:p>
          </table:table-cell>
          <table:table-cell table:number-columns-repeated="1018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4008" calcext:value-type="float">
            <text:p>48595400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254" calcext:value-type="float">
            <text:p>-254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4012" calcext:value-type="float">
            <text:p>485954012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355" calcext:value-type="float">
            <text:p>-355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4012" calcext:value-type="float">
            <text:p>485954012</text:p>
          </table:table-cell>
          <table:table-cell table:number-columns-repeated="3"/>
          <table:table-cell office:value-type="string" calcext:value-type="string">
            <text:p>[230.0, 231.8, 289.4, 244.4]</text:p>
          </table:table-cell>
          <table:table-cell table:number-columns-repeated="1018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4012" calcext:value-type="float">
            <text:p>48595401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466" calcext:value-type="float">
            <text:p>-466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4012" calcext:value-type="float">
            <text:p>485954012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355" calcext:value-type="float">
            <text:p>-355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4012" calcext:value-type="float">
            <text:p>485954012</text:p>
          </table:table-cell>
          <table:table-cell table:number-columns-repeated="3"/>
          <table:table-cell office:value-type="string" calcext:value-type="string">
            <text:p>[230.0, 231.8, 289.4, 244.4]</text:p>
          </table:table-cell>
          <table:table-cell table:number-columns-repeated="1018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4012" calcext:value-type="float">
            <text:p>48595401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466" calcext:value-type="float">
            <text:p>-466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4016" calcext:value-type="float">
            <text:p>48595401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622" calcext:value-type="float">
            <text:p>-622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4016" calcext:value-type="float">
            <text:p>485954016</text:p>
          </table:table-cell>
          <table:table-cell table:number-columns-repeated="3"/>
          <table:table-cell office:value-type="string" calcext:value-type="string">
            <text:p>[230.0, 230.0, 282.2, 239.0]</text:p>
          </table:table-cell>
          <table:table-cell table:number-columns-repeated="1018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4016" calcext:value-type="float">
            <text:p>48595401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658" calcext:value-type="float">
            <text:p>-658</text:p>
          </table:table-cell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table:number-columns-repeated="3"/>
          <table:table-cell office:value-type="string" calcext:value-type="string">
            <text:p>[226.4, 231.8, 287.6, 242.6]</text:p>
          </table:table-cell>
          <table:table-cell table:number-columns-repeated="1018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62" calcext:value-type="float">
            <text:p>-662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table:number-columns-repeated="3"/>
          <table:table-cell office:value-type="string" calcext:value-type="string">
            <text:p>[233.6, 231.8, 289.4, 244.4]</text:p>
          </table:table-cell>
          <table:table-cell table:number-columns-repeated="1018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656" calcext:value-type="float">
            <text:p>-656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62" calcext:value-type="float">
            <text:p>-662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table:number-columns-repeated="3"/>
          <table:table-cell office:value-type="string" calcext:value-type="string">
            <text:p>[233.6, 231.8, 289.4, 244.4]</text:p>
          </table:table-cell>
          <table:table-cell table:number-columns-repeated="1018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485954018" calcext:value-type="float">
            <text:p>48595401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656" calcext:value-type="float">
            <text:p>-656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03" calcext:value-type="float">
            <text:p>-503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table:number-columns-repeated="3"/>
          <table:table-cell office:value-type="string" calcext:value-type="string">
            <text:p>[228.2, 228.2, 289.4, 244.4]</text:p>
          </table:table-cell>
          <table:table-cell table:number-columns-repeated="1018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15" calcext:value-type="float">
            <text:p>-515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table:number-columns-repeated="3"/>
          <table:table-cell office:value-type="string" calcext:value-type="string">
            <text:p>[228.2, 228.2, 280.4, 239.0]</text:p>
          </table:table-cell>
          <table:table-cell table:number-columns-repeated="1018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03" calcext:value-type="float">
            <text:p>-503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table:number-columns-repeated="3"/>
          <table:table-cell office:value-type="string" calcext:value-type="string">
            <text:p>[228.2, 228.2, 289.4, 244.4]</text:p>
          </table:table-cell>
          <table:table-cell table:number-columns-repeated="1018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15" calcext:value-type="float">
            <text:p>-515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20.4166666666667" calcext:value-type="float">
            <text:p>20.4166666666667</text:p>
          </table:table-cell>
          <table:table-cell office:value-type="float" office:value="485954022" calcext:value-type="float">
            <text:p>485954022</text:p>
          </table:table-cell>
          <table:table-cell table:number-columns-repeated="3"/>
          <table:table-cell office:value-type="string" calcext:value-type="string">
            <text:p>[228.2, 228.2, 280.4, 239.0]</text:p>
          </table:table-cell>
          <table:table-cell table:number-columns-repeated="1018"/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5954026" calcext:value-type="float">
            <text:p>485954026</text:p>
          </table:table-cell>
          <table:table-cell table:number-columns-repeated="3"/>
          <table:table-cell office:value-type="string" calcext:value-type="string">
            <text:p>[230.0, 226.4, 280.4, 235.4]</text:p>
          </table:table-cell>
          <table:table-cell table:number-columns-repeated="1018"/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5954026" calcext:value-type="float">
            <text:p>485954026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39" calcext:value-type="float">
            <text:p>-439</text:p>
          </table:table-cell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5954026" calcext:value-type="float">
            <text:p>485954026</text:p>
          </table:table-cell>
          <table:table-cell table:number-columns-repeated="3"/>
          <table:table-cell office:value-type="string" calcext:value-type="string">
            <text:p>[228.2, 228.2, 284.0, 237.2]</text:p>
          </table:table-cell>
          <table:table-cell table:number-columns-repeated="1018"/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5954026" calcext:value-type="float">
            <text:p>485954026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532" calcext:value-type="float">
            <text:p>-53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5954028" calcext:value-type="float">
            <text:p>485954028</text:p>
          </table:table-cell>
          <table:table-cell table:number-columns-repeated="3"/>
          <table:table-cell office:value-type="string" calcext:value-type="string">
            <text:p>[226.4, 226.4, 280.4, 239.0]</text:p>
          </table:table-cell>
          <table:table-cell table:number-columns-repeated="1018"/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5954028" calcext:value-type="float">
            <text:p>485954028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34" calcext:value-type="float">
            <text:p>-534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5954028" calcext:value-type="float">
            <text:p>485954028</text:p>
          </table:table-cell>
          <table:table-cell table:number-columns-repeated="3"/>
          <table:table-cell office:value-type="string" calcext:value-type="string">
            <text:p>[226.4, 226.4, 280.4, 239.0]</text:p>
          </table:table-cell>
          <table:table-cell table:number-columns-repeated="1018"/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5954028" calcext:value-type="float">
            <text:p>485954028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34" calcext:value-type="float">
            <text:p>-534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5954032" calcext:value-type="float">
            <text:p>48595403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356" calcext:value-type="float">
            <text:p>-356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5954032" calcext:value-type="float">
            <text:p>485954032</text:p>
          </table:table-cell>
          <table:table-cell table:number-columns-repeated="3"/>
          <table:table-cell office:value-type="string" calcext:value-type="string">
            <text:p>[226.4, 226.4, 282.2, 233.6]</text:p>
          </table:table-cell>
          <table:table-cell table:number-columns-repeated="1018"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5954032" calcext:value-type="float">
            <text:p>48595403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356" calcext:value-type="float">
            <text:p>-356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5954032" calcext:value-type="float">
            <text:p>485954032</text:p>
          </table:table-cell>
          <table:table-cell table:number-columns-repeated="3"/>
          <table:table-cell office:value-type="string" calcext:value-type="string">
            <text:p>[226.4, 226.4, 282.2, 233.6]</text:p>
          </table:table-cell>
          <table:table-cell table:number-columns-repeated="1018"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5954036" calcext:value-type="float">
            <text:p>48595403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350" calcext:value-type="float">
            <text:p>-350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5954036" calcext:value-type="float">
            <text:p>485954036</text:p>
          </table:table-cell>
          <table:table-cell table:number-columns-repeated="3"/>
          <table:table-cell office:value-type="string" calcext:value-type="string">
            <text:p>[228.2, 226.4, 282.2, 237.2]</text:p>
          </table:table-cell>
          <table:table-cell table:number-columns-repeated="1018"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5954036" calcext:value-type="float">
            <text:p>48595403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75" calcext:value-type="float">
            <text:p>-475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5954038" calcext:value-type="float">
            <text:p>485954038</text:p>
          </table:table-cell>
          <table:table-cell table:number-columns-repeated="3"/>
          <table:table-cell office:value-type="string" calcext:value-type="string">
            <text:p>[224.6, 226.4, 278.6, 233.6]</text:p>
          </table:table-cell>
          <table:table-cell table:number-columns-repeated="1018"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5954038" calcext:value-type="float">
            <text:p>485954038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75" calcext:value-type="float">
            <text:p>-575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5954038" calcext:value-type="float">
            <text:p>485954038</text:p>
          </table:table-cell>
          <table:table-cell table:number-columns-repeated="3"/>
          <table:table-cell office:value-type="string" calcext:value-type="string">
            <text:p>[228.2, 231.8, 280.4, 235.4]</text:p>
          </table:table-cell>
          <table:table-cell table:number-columns-repeated="1018"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5954038" calcext:value-type="float">
            <text:p>485954038</text:p>
          </table:table-cell>
          <table:table-cell table:number-columns-repeated="3"/>
          <table:table-cell office:value-type="string" calcext:value-type="string">
            <text:p>[224.6, 226.4, 278.6, 233.6]</text:p>
          </table:table-cell>
          <table:table-cell table:number-columns-repeated="1018"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5954038" calcext:value-type="float">
            <text:p>485954038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75" calcext:value-type="float">
            <text:p>-575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5954038" calcext:value-type="float">
            <text:p>485954038</text:p>
          </table:table-cell>
          <table:table-cell table:number-columns-repeated="3"/>
          <table:table-cell office:value-type="string" calcext:value-type="string">
            <text:p>[228.2, 231.8, 280.4, 235.4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4043" calcext:value-type="float">
            <text:p>485954043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-555" calcext:value-type="float">
            <text:p>-555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4043" calcext:value-type="float">
            <text:p>485954043</text:p>
          </table:table-cell>
          <table:table-cell table:number-columns-repeated="3"/>
          <table:table-cell office:value-type="string" calcext:value-type="string">
            <text:p>[222.8, 224.6, 278.6, 230.0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4043" calcext:value-type="float">
            <text:p>485954043</text:p>
          </table:table-cell>
          <table:table-cell office:value-type="float" office:value="64.2548596112311" calcext:value-type="float">
            <text:p>64.2548596112311</text:p>
          </table:table-cell>
          <table:table-cell office:value-type="float" office:value="-680" calcext:value-type="float">
            <text:p>-680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4043" calcext:value-type="float">
            <text:p>485954043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-555" calcext:value-type="float">
            <text:p>-555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4043" calcext:value-type="float">
            <text:p>485954043</text:p>
          </table:table-cell>
          <table:table-cell table:number-columns-repeated="3"/>
          <table:table-cell office:value-type="string" calcext:value-type="string">
            <text:p>[222.8, 224.6, 278.6, 230.0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4043" calcext:value-type="float">
            <text:p>485954043</text:p>
          </table:table-cell>
          <table:table-cell office:value-type="float" office:value="64.2548596112311" calcext:value-type="float">
            <text:p>64.2548596112311</text:p>
          </table:table-cell>
          <table:table-cell office:value-type="float" office:value="-680" calcext:value-type="float">
            <text:p>-680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5954051" calcext:value-type="float">
            <text:p>485954051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423" calcext:value-type="float">
            <text:p>-423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5954051" calcext:value-type="float">
            <text:p>485954051</text:p>
          </table:table-cell>
          <table:table-cell table:number-columns-repeated="3"/>
          <table:table-cell office:value-type="string" calcext:value-type="string">
            <text:p>[222.8, 226.4, 280.4, 235.4]</text:p>
          </table:table-cell>
          <table:table-cell table:number-columns-repeated="1018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5954051" calcext:value-type="float">
            <text:p>485954051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-313" calcext:value-type="float">
            <text:p>-313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5954051" calcext:value-type="float">
            <text:p>485954051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423" calcext:value-type="float">
            <text:p>-423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5954051" calcext:value-type="float">
            <text:p>485954051</text:p>
          </table:table-cell>
          <table:table-cell table:number-columns-repeated="3"/>
          <table:table-cell office:value-type="string" calcext:value-type="string">
            <text:p>[222.8, 226.4, 280.4, 235.4]</text:p>
          </table:table-cell>
          <table:table-cell table:number-columns-repeated="1018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5954051" calcext:value-type="float">
            <text:p>485954051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-313" calcext:value-type="float">
            <text:p>-313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5954055" calcext:value-type="float">
            <text:p>485954055</text:p>
          </table:table-cell>
          <table:table-cell office:value-type="float" office:value="53.8336933045356" calcext:value-type="float">
            <text:p>53.8336933045356</text:p>
          </table:table-cell>
          <table:table-cell office:value-type="float" office:value="45" calcext:value-type="float">
            <text:p>45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5954055" calcext:value-type="float">
            <text:p>485954055</text:p>
          </table:table-cell>
          <table:table-cell table:number-columns-repeated="3"/>
          <table:table-cell office:value-type="string" calcext:value-type="string">
            <text:p>[224.6, 221.0, 275.0, 230.0]</text:p>
          </table:table-cell>
          <table:table-cell table:number-columns-repeated="1018"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5954055" calcext:value-type="float">
            <text:p>485954055</text:p>
          </table:table-cell>
          <table:table-cell office:value-type="float" office:value="52.1058315334773" calcext:value-type="float">
            <text:p>52.1058315334773</text:p>
          </table:table-cell>
          <table:table-cell office:value-type="float" office:value="107" calcext:value-type="float">
            <text:p>107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5954055" calcext:value-type="float">
            <text:p>485954055</text:p>
          </table:table-cell>
          <table:table-cell office:value-type="float" office:value="53.8336933045356" calcext:value-type="float">
            <text:p>53.8336933045356</text:p>
          </table:table-cell>
          <table:table-cell office:value-type="float" office:value="45" calcext:value-type="float">
            <text:p>45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5954055" calcext:value-type="float">
            <text:p>485954055</text:p>
          </table:table-cell>
          <table:table-cell table:number-columns-repeated="3"/>
          <table:table-cell office:value-type="string" calcext:value-type="string">
            <text:p>[224.6, 221.0, 275.0, 230.0]</text:p>
          </table:table-cell>
          <table:table-cell table:number-columns-repeated="1018"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5954055" calcext:value-type="float">
            <text:p>485954055</text:p>
          </table:table-cell>
          <table:table-cell office:value-type="float" office:value="52.1058315334773" calcext:value-type="float">
            <text:p>52.1058315334773</text:p>
          </table:table-cell>
          <table:table-cell office:value-type="float" office:value="107" calcext:value-type="float">
            <text:p>107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1.0333333333333" calcext:value-type="float">
            <text:p>21.0333333333333</text:p>
          </table:table-cell>
          <table:table-cell office:value-type="float" office:value="485954059" calcext:value-type="float">
            <text:p>485954059</text:p>
          </table:table-cell>
          <table:table-cell table:number-columns-repeated="3"/>
          <table:table-cell office:value-type="string" calcext:value-type="string">
            <text:p>[222.8, 226.4, 282.2, 235.4]</text:p>
          </table:table-cell>
          <table:table-cell table:number-columns-repeated="1018"/>
        </table:table-row>
        <table:table-row table:style-name="ro1">
          <table:table-cell office:value-type="float" office:value="21.0333333333333" calcext:value-type="float">
            <text:p>21.0333333333333</text:p>
          </table:table-cell>
          <table:table-cell office:value-type="float" office:value="485954059" calcext:value-type="float">
            <text:p>485954059</text:p>
          </table:table-cell>
          <table:table-cell office:value-type="float" office:value="35.5831533477322" calcext:value-type="float">
            <text:p>35.5831533477322</text:p>
          </table:table-cell>
          <table:table-cell office:value-type="float" office:value="-14" calcext:value-type="float">
            <text:p>-14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485954061" calcext:value-type="float">
            <text:p>485954061</text:p>
          </table:table-cell>
          <table:table-cell table:number-columns-repeated="3"/>
          <table:table-cell office:value-type="string" calcext:value-type="string">
            <text:p>[226.4, 224.6, 276.8, 230.0]</text:p>
          </table:table-cell>
          <table:table-cell table:number-columns-repeated="1018"/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485954061" calcext:value-type="float">
            <text:p>485954061</text:p>
          </table:table-cell>
          <table:table-cell office:value-type="float" office:value="30.3995680345572" calcext:value-type="float">
            <text:p>30.3995680345572</text:p>
          </table:table-cell>
          <table:table-cell office:value-type="float" office:value="-27" calcext:value-type="float">
            <text:p>-2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485954061" calcext:value-type="float">
            <text:p>485954061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29" calcext:value-type="float">
            <text:p>-29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485954061" calcext:value-type="float">
            <text:p>485954061</text:p>
          </table:table-cell>
          <table:table-cell table:number-columns-repeated="3"/>
          <table:table-cell office:value-type="string" calcext:value-type="string">
            <text:p>[226.4, 224.6, 276.8, 230.0]</text:p>
          </table:table-cell>
          <table:table-cell table:number-columns-repeated="1018"/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485954061" calcext:value-type="float">
            <text:p>485954061</text:p>
          </table:table-cell>
          <table:table-cell office:value-type="float" office:value="30.3995680345572" calcext:value-type="float">
            <text:p>30.3995680345572</text:p>
          </table:table-cell>
          <table:table-cell office:value-type="float" office:value="-27" calcext:value-type="float">
            <text:p>-2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485954061" calcext:value-type="float">
            <text:p>485954061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29" calcext:value-type="float">
            <text:p>-29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table:number-columns-repeated="3"/>
          <table:table-cell office:value-type="string" calcext:value-type="string">
            <text:p>[217.4, 222.8, 276.8, 228.2]</text:p>
          </table:table-cell>
          <table:table-cell table:number-columns-repeated="1018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table:number-columns-repeated="3"/>
          <table:table-cell office:value-type="string" calcext:value-type="string">
            <text:p>[217.4, 222.8, 276.8, 228.2]</text:p>
          </table:table-cell>
          <table:table-cell table:number-columns-repeated="1018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5954065" calcext:value-type="float">
            <text:p>4859540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85954069" calcext:value-type="float">
            <text:p>48595406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85954069" calcext:value-type="float">
            <text:p>485954069</text:p>
          </table:table-cell>
          <table:table-cell table:number-columns-repeated="3"/>
          <table:table-cell office:value-type="string" calcext:value-type="string">
            <text:p>[222.8, 222.8, 273.2, 233.6]</text:p>
          </table:table-cell>
          <table:table-cell table:number-columns-repeated="1018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85954069" calcext:value-type="float">
            <text:p>48595406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5954071" calcext:value-type="float">
            <text:p>485954071</text:p>
          </table:table-cell>
          <table:table-cell table:number-columns-repeated="3"/>
          <table:table-cell office:value-type="string" calcext:value-type="string">
            <text:p>[222.8, 219.2, 273.2, 228.2]</text:p>
          </table:table-cell>
          <table:table-cell table:number-columns-repeated="1018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5954071" calcext:value-type="float">
            <text:p>48595407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5954071" calcext:value-type="float">
            <text:p>485954071</text:p>
          </table:table-cell>
          <table:table-cell table:number-columns-repeated="3"/>
          <table:table-cell office:value-type="string" calcext:value-type="string">
            <text:p>[215.6, 221.0, 271.4, 233.6]</text:p>
          </table:table-cell>
          <table:table-cell table:number-columns-repeated="1018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5954071" calcext:value-type="float">
            <text:p>485954071</text:p>
          </table:table-cell>
          <table:table-cell table:number-columns-repeated="3"/>
          <table:table-cell office:value-type="string" calcext:value-type="string">
            <text:p>[222.8, 219.2, 273.2, 228.2]</text:p>
          </table:table-cell>
          <table:table-cell table:number-columns-repeated="1018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5954071" calcext:value-type="float">
            <text:p>48595407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5954071" calcext:value-type="float">
            <text:p>485954071</text:p>
          </table:table-cell>
          <table:table-cell table:number-columns-repeated="3"/>
          <table:table-cell office:value-type="string" calcext:value-type="string">
            <text:p>[215.6, 221.0, 271.4, 233.6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table:number-columns-repeated="3"/>
          <table:table-cell office:value-type="string" calcext:value-type="string">
            <text:p>[215.6, 221.0, 275.0, 231.8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table:number-columns-repeated="3"/>
          <table:table-cell office:value-type="string" calcext:value-type="string">
            <text:p>[221.0, 222.8, 269.6, 228.2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table:number-columns-repeated="3"/>
          <table:table-cell office:value-type="string" calcext:value-type="string">
            <text:p>[215.6, 221.0, 275.0, 231.8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4076" calcext:value-type="float">
            <text:p>485954076</text:p>
          </table:table-cell>
          <table:table-cell table:number-columns-repeated="3"/>
          <table:table-cell office:value-type="string" calcext:value-type="string">
            <text:p>[221.0, 222.8, 269.6, 228.2]</text:p>
          </table:table-cell>
          <table:table-cell table:number-columns-repeated="1018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4080" calcext:value-type="float">
            <text:p>4859540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4080" calcext:value-type="float">
            <text:p>485954080</text:p>
          </table:table-cell>
          <table:table-cell table:number-columns-repeated="3"/>
          <table:table-cell office:value-type="string" calcext:value-type="string">
            <text:p>[217.4, 222.8, 267.8, 224.6]</text:p>
          </table:table-cell>
          <table:table-cell table:number-columns-repeated="1018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4080" calcext:value-type="float">
            <text:p>48595408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4080" calcext:value-type="float">
            <text:p>485954080</text:p>
          </table:table-cell>
          <table:table-cell table:number-columns-repeated="3"/>
          <table:table-cell office:value-type="string" calcext:value-type="string">
            <text:p>[215.6, 222.8, 276.8, 233.6]</text:p>
          </table:table-cell>
          <table:table-cell table:number-columns-repeated="1018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4082" calcext:value-type="float">
            <text:p>48595408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4082" calcext:value-type="float">
            <text:p>485954082</text:p>
          </table:table-cell>
          <table:table-cell table:number-columns-repeated="3"/>
          <table:table-cell office:value-type="string" calcext:value-type="string">
            <text:p>[217.4, 222.8, 267.8, 230.0]</text:p>
          </table:table-cell>
          <table:table-cell table:number-columns-repeated="1018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4082" calcext:value-type="float">
            <text:p>48595408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4082" calcext:value-type="float">
            <text:p>485954082</text:p>
          </table:table-cell>
          <table:table-cell table:number-columns-repeated="3"/>
          <table:table-cell office:value-type="string" calcext:value-type="string">
            <text:p>[217.4, 222.8, 267.8, 230.0]</text:p>
          </table:table-cell>
          <table:table-cell table:number-columns-repeated="1018"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5954086" calcext:value-type="float">
            <text:p>485954086</text:p>
          </table:table-cell>
          <table:table-cell table:number-columns-repeated="3"/>
          <table:table-cell office:value-type="string" calcext:value-type="string">
            <text:p>[219.2, 222.8, 271.4, 231.8]</text:p>
          </table:table-cell>
          <table:table-cell table:number-columns-repeated="1018"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5954086" calcext:value-type="float">
            <text:p>4859540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5954086" calcext:value-type="float">
            <text:p>48595408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5954086" calcext:value-type="float">
            <text:p>485954086</text:p>
          </table:table-cell>
          <table:table-cell table:number-columns-repeated="3"/>
          <table:table-cell office:value-type="string" calcext:value-type="string">
            <text:p>[219.2, 222.8, 271.4, 231.8]</text:p>
          </table:table-cell>
          <table:table-cell table:number-columns-repeated="1018"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5954086" calcext:value-type="float">
            <text:p>4859540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5954086" calcext:value-type="float">
            <text:p>48595408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485954090" calcext:value-type="float">
            <text:p>485954090</text:p>
          </table:table-cell>
          <table:table-cell table:number-columns-repeated="3"/>
          <table:table-cell office:value-type="string" calcext:value-type="string">
            <text:p>[217.4, 226.4, 278.6, 237.2]</text:p>
          </table:table-cell>
          <table:table-cell table:number-columns-repeated="1018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485954090" calcext:value-type="float">
            <text:p>485954090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 table:number-rows-repeated="10472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21:58:48.694952693</dc:date>
    <meta:editing-duration>PT3M45S</meta:editing-duration>
    <meta:editing-cycles>1</meta:editing-cycles>
    <meta:document-statistic meta:table-count="1" meta:cell-count="5380" meta:object-count="0"/>
    <meta:generator>LibreOffice/6.0.7.3$Linux_X86_64 LibreOffice_project/00m0$Build-3</meta:generator>
  </office:meta>
</office:document-meta>
</file>